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9188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6146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5285in"/>
    </style:style>
    <style:style style:name="Table60.13" style:family="table-row">
      <style:table-row-properties style:min-row-height="0.691in"/>
    </style:style>
    <style:style style:name="Table60.18" style:family="table-row">
      <style:table-row-properties style:min-row-height="0.3097in"/>
    </style:style>
    <style:style style:name="Table60.19" style:family="table-row">
      <style:table-row-properties style:min-row-height="1.0194in"/>
    </style:style>
    <style:style style:name="Table60.25" style:family="table-row">
      <style:table-row-properties style:min-row-height="0.6944in"/>
    </style:style>
    <style:style style:name="Table60.32" style:family="table-row">
      <style:table-row-properties style:min-row-height="0.9285in"/>
    </style:style>
    <style:style style:name="Table60.42" style:family="table-row">
      <style:table-row-properties style:min-row-height="0.7125in"/>
    </style:style>
    <style:style style:name="Table60.43"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9" style:family="table-row">
      <style:table-row-properties style:min-row-height="0.1097in"/>
    </style:style>
    <style:style style:name="Table15.B9"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22"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9" style:family="table-row">
      <style:table-row-properties style:min-row-height="0.2924in"/>
    </style:style>
    <style:style style:name="Table4.B2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ext_20_body">
      <style:text-properties officeooo:rsid="0149c317" officeooo:paragraph-rsid="0149c317"/>
    </style:style>
    <style:style style:name="P37" style:family="paragraph" style:parent-style-name="Text_20_body">
      <style:text-properties officeooo:rsid="014b2349" officeooo:paragraph-rsid="014b2349"/>
    </style:style>
    <style:style style:name="P38"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b2349" style:font-size-asian="10.5pt" style:font-size-complex="12pt"/>
    </style:style>
    <style:style style:name="P40"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 style:family="paragraph" style:parent-style-name="Preformatted_20_Text">
      <style:text-properties style:font-name="Arial1" fo:font-size="12pt" officeooo:rsid="014f322b" officeooo:paragraph-rsid="014f322b"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4" style:family="paragraph" style:parent-style-name="Preformatted_20_Text">
      <style:text-properties style:font-name="Arial1" fo:font-size="12pt" officeooo:rsid="014b2349" officeooo:paragraph-rsid="014f322b" style:font-size-asian="10.5pt" style:font-size-complex="12pt"/>
    </style:style>
    <style:style style:name="P45"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 style:family="paragraph" style:parent-style-name="Text_20_body">
      <style:text-properties officeooo:rsid="014d2298" officeooo:paragraph-rsid="014d2298"/>
    </style:style>
    <style:style style:name="P47" style:family="paragraph" style:parent-style-name="Heading_20_2">
      <style:text-properties officeooo:paragraph-rsid="018d34e5"/>
    </style:style>
    <style:style style:name="P48" style:family="paragraph" style:parent-style-name="Text_20_body">
      <style:text-properties fo:font-weight="normal" officeooo:rsid="00e0c206" officeooo:paragraph-rsid="018d34e5" style:font-weight-asian="normal" style:font-weight-complex="normal"/>
    </style:style>
    <style:style style:name="P49" style:family="paragraph" style:parent-style-name="Table_20_Contents">
      <style:text-properties style:font-name="Liberation Mono" fo:font-weight="bold" officeooo:rsid="00e0c206" officeooo:paragraph-rsid="018d34e5" style:font-weight-asian="bold" style:font-weight-complex="bold"/>
    </style:style>
    <style:style style:name="P5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1" style:family="paragraph" style:parent-style-name="Text_20_body">
      <style:text-properties officeooo:paragraph-rsid="018d34e5"/>
    </style:style>
    <style:style style:name="P52" style:family="paragraph" style:parent-style-name="Text_20_body">
      <style:text-properties officeooo:rsid="018d34e5" officeooo:paragraph-rsid="018d34e5"/>
    </style:style>
    <style:style style:name="P53" style:family="paragraph" style:parent-style-name="Text_20_body">
      <style:text-properties fo:font-style="normal" officeooo:rsid="018d34e5" officeooo:paragraph-rsid="018d34e5" style:font-style-asian="normal" style:font-style-complex="normal"/>
    </style:style>
    <style:style style:name="P54" style:family="paragraph" style:parent-style-name="Text_20_body">
      <style:text-properties officeooo:rsid="00e27b6b" officeooo:paragraph-rsid="018d34e5"/>
    </style:style>
    <style:style style:name="P55" style:family="paragraph" style:parent-style-name="Text_20_body">
      <style:text-properties officeooo:rsid="005f494e" officeooo:paragraph-rsid="005f494e"/>
    </style:style>
    <style:style style:name="P56" style:family="paragraph" style:parent-style-name="Standard" style:list-style-name="L2">
      <style:text-properties officeooo:rsid="004ae670" officeooo:paragraph-rsid="0054a0f2"/>
    </style:style>
    <style:style style:name="P57" style:family="paragraph" style:parent-style-name="Standard" style:list-style-name="L2">
      <style:text-properties officeooo:paragraph-rsid="0054a0f2"/>
    </style:style>
    <style:style style:name="P58" style:family="paragraph" style:parent-style-name="Standard" style:list-style-name="L3">
      <style:text-properties officeooo:rsid="004ae670" officeooo:paragraph-rsid="0054a0f2"/>
    </style:style>
    <style:style style:name="P59" style:family="paragraph" style:parent-style-name="Standard">
      <style:text-properties officeooo:rsid="002f5937" officeooo:paragraph-rsid="0054a0f2"/>
    </style:style>
    <style:style style:name="P60" style:family="paragraph" style:parent-style-name="Standard">
      <style:text-properties officeooo:rsid="004b80d2" officeooo:paragraph-rsid="0054a0f2"/>
    </style:style>
    <style:style style:name="P61" style:family="paragraph" style:parent-style-name="Standard" style:list-style-name="L4">
      <style:text-properties officeooo:rsid="004b80d2" officeooo:paragraph-rsid="0054a0f2"/>
    </style:style>
    <style:style style:name="P62" style:family="paragraph" style:parent-style-name="Standard">
      <style:paragraph-properties fo:text-align="center" style:justify-single-word="false"/>
      <style:text-properties officeooo:rsid="002f5937" officeooo:paragraph-rsid="0054a0f2"/>
    </style:style>
    <style:style style:name="P63"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4" style:family="paragraph" style:parent-style-name="Heading_20_1">
      <style:text-properties officeooo:rsid="0075d142" officeooo:paragraph-rsid="0075d142"/>
    </style:style>
    <style:style style:name="P65" style:family="paragraph" style:parent-style-name="Standard">
      <style:text-properties officeooo:rsid="0073de5c" officeooo:paragraph-rsid="0073de5c"/>
    </style:style>
    <style:style style:name="P66" style:family="paragraph" style:parent-style-name="Caption">
      <style:paragraph-properties fo:text-align="center" style:justify-single-word="false"/>
      <style:text-properties fo:font-size="10pt" style:font-size-asian="10pt" style:font-size-complex="10pt"/>
    </style:style>
    <style:style style:name="P67" style:family="paragraph" style:parent-style-name="Standard">
      <style:paragraph-properties fo:text-align="center" style:justify-single-word="false"/>
      <style:text-properties officeooo:rsid="0073de5c" officeooo:paragraph-rsid="0073de5c"/>
    </style:style>
    <style:style style:name="P68" style:family="paragraph" style:parent-style-name="Caption">
      <style:text-properties fo:font-size="10pt" style:font-size-asian="10pt" style:font-size-complex="10pt"/>
    </style:style>
    <style:style style:name="P69" style:family="paragraph" style:parent-style-name="Standard">
      <style:paragraph-properties fo:text-align="start" style:justify-single-word="false"/>
      <style:text-properties officeooo:rsid="002f5937" officeooo:paragraph-rsid="0054a0f2"/>
    </style:style>
    <style:style style:name="P70" style:family="paragraph" style:parent-style-name="Standard">
      <style:paragraph-properties fo:text-align="start" style:justify-single-word="false"/>
      <style:text-properties officeooo:rsid="009e63c9" officeooo:paragraph-rsid="009e63c9"/>
    </style:style>
    <style:style style:name="P7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3" style:family="paragraph" style:parent-style-name="Text_20_body">
      <style:text-properties officeooo:rsid="0210bf43" officeooo:paragraph-rsid="0210bf43"/>
    </style:style>
    <style:style style:name="P74" style:family="paragraph" style:parent-style-name="Table_20_Contents">
      <style:paragraph-properties fo:text-align="center" style:justify-single-word="false"/>
    </style:style>
    <style:style style:name="P75" style:family="paragraph" style:parent-style-name="Text_20_body">
      <style:text-properties fo:font-weight="normal" officeooo:rsid="0210bf43" officeooo:paragraph-rsid="0210bf43" style:font-weight-asian="normal" style:font-weight-complex="normal"/>
    </style:style>
    <style:style style:name="P76" style:family="paragraph" style:parent-style-name="Text_20_body" style:list-style-name="List_20_1">
      <style:text-properties fo:font-weight="normal" officeooo:rsid="0210bf43" officeooo:paragraph-rsid="0210bf43" style:font-weight-asian="normal" style:font-weight-complex="normal"/>
    </style:style>
    <style:style style:name="P77" style:family="paragraph" style:parent-style-name="Text_20_body" style:list-style-name="List_20_1">
      <style:text-properties fo:font-weight="normal" officeooo:rsid="0214657e" officeooo:paragraph-rsid="0214657e" style:font-weight-asian="normal" style:font-weight-complex="normal"/>
    </style:style>
    <style:style style:name="P78" style:family="paragraph" style:parent-style-name="Text_20_body">
      <style:text-properties officeooo:rsid="0214657e" officeooo:paragraph-rsid="0214657e"/>
    </style:style>
    <style:style style:name="P79" style:family="paragraph" style:parent-style-name="Heading_20_1">
      <style:text-properties officeooo:paragraph-rsid="00d4c5cc"/>
    </style:style>
    <style:style style:name="P80" style:family="paragraph" style:parent-style-name="Text_20_body">
      <style:text-properties officeooo:paragraph-rsid="0218d5f9"/>
    </style:style>
    <style:style style:name="P81" style:family="paragraph" style:parent-style-name="Text_20_body">
      <style:paragraph-properties fo:text-align="center" style:justify-single-word="false"/>
      <style:text-properties officeooo:paragraph-rsid="0218d5f9"/>
    </style:style>
    <style:style style:name="P82" style:family="paragraph" style:parent-style-name="Text_20_body" style:list-style-name="L5">
      <style:text-properties officeooo:paragraph-rsid="0218d5f9"/>
    </style:style>
    <style:style style:name="P8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4" style:family="paragraph" style:parent-style-name="Heading_20_1">
      <style:text-properties officeooo:paragraph-rsid="0218d5f9"/>
    </style:style>
    <style:style style:name="P85" style:family="paragraph" style:parent-style-name="Text_20_body">
      <style:text-properties officeooo:rsid="00d4c5cc" officeooo:paragraph-rsid="0218d5f9"/>
    </style:style>
    <style:style style:name="P86" style:family="paragraph" style:parent-style-name="Standard">
      <style:paragraph-properties fo:text-align="center" style:justify-single-word="false"/>
      <style:text-properties officeooo:rsid="005a3cd9" officeooo:paragraph-rsid="0218d5f9"/>
    </style:style>
    <style:style style:name="P87" style:family="paragraph" style:parent-style-name="Standard">
      <style:text-properties officeooo:rsid="002f5937" officeooo:paragraph-rsid="0218d5f9"/>
    </style:style>
    <style:style style:name="P88" style:family="paragraph" style:parent-style-name="Standard" style:list-style-name="L6">
      <style:text-properties fo:font-size="10.5pt" officeooo:paragraph-rsid="0218d5f9" style:font-size-asian="10.5pt" style:font-size-complex="10.5pt"/>
    </style:style>
    <style:style style:name="P89"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0" style:family="paragraph" style:parent-style-name="Heading_20_1">
      <style:text-properties officeooo:rsid="00d795cd" officeooo:paragraph-rsid="0218d5f9"/>
    </style:style>
    <style:style style:name="P91" style:family="paragraph" style:parent-style-name="Text_20_body">
      <style:text-properties officeooo:rsid="00d795cd" officeooo:paragraph-rsid="0218d5f9"/>
    </style:style>
    <style:style style:name="P92" style:family="paragraph" style:parent-style-name="Standard" style:list-style-name="L7">
      <style:text-properties officeooo:paragraph-rsid="0218d5f9"/>
    </style:style>
    <style:style style:name="P93" style:family="paragraph" style:parent-style-name="Text_20_body">
      <style:paragraph-properties fo:text-align="start" style:justify-single-word="false"/>
      <style:text-properties officeooo:rsid="00d795cd" officeooo:paragraph-rsid="0218d5f9"/>
    </style:style>
    <style:style style:name="P94" style:family="paragraph" style:parent-style-name="Heading_20_1">
      <style:text-properties officeooo:rsid="01724fe3" officeooo:paragraph-rsid="021a7940"/>
    </style:style>
    <style:style style:name="P9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98" style:family="paragraph" style:parent-style-name="Standard" style:list-style-name="L8">
      <style:text-properties fo:font-size="10.5pt" officeooo:paragraph-rsid="021a7940" style:font-size-asian="10.5pt" style:font-size-complex="10.5pt"/>
    </style:style>
    <style:style style:name="P9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0" style:family="paragraph" style:parent-style-name="Heading_20_2">
      <style:text-properties officeooo:paragraph-rsid="021a7940"/>
    </style:style>
    <style:style style:name="P101"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2" style:family="paragraph" style:parent-style-name="Table_20_Contents">
      <style:paragraph-properties fo:text-align="start" style:justify-single-word="false"/>
      <style:text-properties officeooo:paragraph-rsid="021a7940"/>
    </style:style>
    <style:style style:name="P103"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6" style:family="paragraph" style:parent-style-name="Heading_20_1">
      <style:text-properties officeooo:paragraph-rsid="0098a131"/>
    </style:style>
    <style:style style:name="P107"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08" style:family="paragraph" style:parent-style-name="Table_20_Contents">
      <style:paragraph-properties fo:text-align="start" style:justify-single-word="false"/>
    </style:style>
    <style:style style:name="P10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1" style:family="paragraph" style:parent-style-name="Standard" style:list-style-name="L9">
      <style:text-properties fo:font-size="10.5pt" style:font-size-asian="10.5pt" style:font-size-complex="10.5pt"/>
    </style:style>
    <style:style style:name="P112" style:family="paragraph" style:parent-style-name="Standard">
      <style:text-properties fo:font-size="10.5pt" style:font-size-asian="10.5pt" style:font-size-complex="10.5pt"/>
    </style:style>
    <style:style style:name="P113" style:family="paragraph" style:parent-style-name="Standard">
      <style:text-properties officeooo:rsid="020edd88" officeooo:paragraph-rsid="020edd88"/>
    </style:style>
    <style:style style:name="P114" style:family="paragraph" style:parent-style-name="Text_20_body">
      <style:paragraph-properties fo:text-align="end" style:justify-single-word="false"/>
      <style:text-properties officeooo:rsid="00800976" officeooo:paragraph-rsid="01756d29"/>
    </style:style>
    <style:style style:name="P115" style:family="paragraph" style:parent-style-name="Table_20_Contents">
      <style:paragraph-properties fo:text-align="start" style:justify-single-word="false"/>
      <style:text-properties officeooo:paragraph-rsid="01756d29"/>
    </style:style>
    <style:style style:name="P116" style:family="paragraph" style:parent-style-name="Text_20_body">
      <style:paragraph-properties fo:text-align="center" style:justify-single-word="false"/>
      <style:text-properties officeooo:rsid="00800976" officeooo:paragraph-rsid="0098a131"/>
    </style:style>
    <style:style style:name="P117" style:family="paragraph" style:parent-style-name="Standard" style:list-style-name="L10">
      <style:text-properties fo:font-size="10pt" style:font-size-asian="10pt" style:font-size-complex="10pt"/>
    </style:style>
    <style:style style:name="P118"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1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3" style:family="paragraph" style:parent-style-name="Text_20_body">
      <style:paragraph-properties fo:text-align="center" style:justify-single-word="false"/>
    </style:style>
    <style:style style:name="P12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5" style:family="paragraph" style:parent-style-name="Heading_20_1">
      <style:text-properties officeooo:paragraph-rsid="02182c3c"/>
    </style:style>
    <style:style style:name="P12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7" style:family="paragraph" style:parent-style-name="Table_20_Contents">
      <style:paragraph-properties fo:text-align="start" style:justify-single-word="false"/>
      <style:text-properties officeooo:paragraph-rsid="02182c3c"/>
    </style:style>
    <style:style style:name="P128" style:family="paragraph" style:parent-style-name="Caption">
      <style:paragraph-properties fo:text-align="center" style:justify-single-word="false"/>
    </style:style>
    <style:style style:name="P129" style:family="paragraph" style:parent-style-name="Heading_20_1" style:list-style-name="">
      <style:text-properties officeooo:rsid="0054a0f2" officeooo:paragraph-rsid="0054a0f2"/>
    </style:style>
    <style:style style:name="P130" style:family="paragraph" style:parent-style-name="Text_20_body">
      <style:text-properties officeooo:rsid="02165bcf" officeooo:paragraph-rsid="02165bcf"/>
    </style:style>
    <style:style style:name="P131" style:family="paragraph" style:parent-style-name="Table_20_Contents">
      <style:text-properties fo:font-size="10pt" style:font-size-asian="10pt" style:font-size-complex="10pt"/>
    </style:style>
    <style:style style:name="P132" style:family="paragraph" style:parent-style-name="Table_20_Contents">
      <style:text-properties officeooo:paragraph-rsid="00cd687d"/>
    </style:style>
    <style:style style:name="P133" style:family="paragraph" style:parent-style-name="Table_20_Contents">
      <style:text-properties fo:font-size="10pt" officeooo:rsid="00cd687d" officeooo:paragraph-rsid="00cd687d" style:font-size-asian="10pt" style:font-size-complex="10pt"/>
    </style:style>
    <style:style style:name="P134" style:family="paragraph" style:parent-style-name="Table_20_Contents">
      <style:text-properties fo:font-size="10pt" officeooo:rsid="01be848a" officeooo:paragraph-rsid="01be848a" style:font-size-asian="10pt" style:font-size-complex="10pt"/>
    </style:style>
    <style:style style:name="P135" style:family="paragraph" style:parent-style-name="Table_20_Contents">
      <style:text-properties officeooo:paragraph-rsid="008cecbd"/>
    </style:style>
    <style:style style:name="P136" style:family="paragraph" style:parent-style-name="Table_20_Contents">
      <style:text-properties officeooo:rsid="008cecbd" officeooo:paragraph-rsid="01e0d05d"/>
    </style:style>
    <style:style style:name="P137" style:family="paragraph" style:parent-style-name="Table_20_Contents">
      <style:text-properties officeooo:rsid="008cecbd" officeooo:paragraph-rsid="00a8c265"/>
    </style:style>
    <style:style style:name="P138" style:family="paragraph" style:parent-style-name="Table_20_Contents">
      <style:text-properties officeooo:paragraph-rsid="023603f2"/>
    </style:style>
    <style:style style:name="P139" style:family="paragraph" style:parent-style-name="Table_20_Contents">
      <style:text-properties style:use-window-font-color="true" loext:opacity="0%" fo:font-size="10pt" officeooo:rsid="01d4db50" officeooo:paragraph-rsid="023603f2" style:font-size-asian="10pt" style:font-size-complex="10pt"/>
    </style:style>
    <style:style style:name="P140" style:family="paragraph" style:parent-style-name="Table_20_Contents">
      <style:text-properties officeooo:rsid="008cecbd" officeooo:paragraph-rsid="00b24505"/>
    </style:style>
    <style:style style:name="P141" style:family="paragraph" style:parent-style-name="Table_20_Contents">
      <style:text-properties fo:font-size="10pt" officeooo:rsid="01e48e7d" officeooo:paragraph-rsid="01e48e7d" style:font-size-asian="10pt" style:font-size-complex="10pt"/>
    </style:style>
    <style:style style:name="P142" style:family="paragraph" style:parent-style-name="Table_20_Contents">
      <style:text-properties officeooo:rsid="008cecbd" officeooo:paragraph-rsid="008cecbd"/>
    </style:style>
    <style:style style:name="P143" style:family="paragraph" style:parent-style-name="Table_20_Contents">
      <style:text-properties officeooo:rsid="008cecbd" officeooo:paragraph-rsid="0136fc43"/>
    </style:style>
    <style:style style:name="P144" style:family="paragraph" style:parent-style-name="Table_20_Contents">
      <style:text-properties fo:font-size="10pt" officeooo:rsid="007b2a4e" style:font-size-asian="10pt" style:font-size-complex="10pt"/>
    </style:style>
    <style:style style:name="P145" style:family="paragraph" style:parent-style-name="Table_20_Contents">
      <style:text-properties fo:font-size="10pt" officeooo:rsid="01db74af" officeooo:paragraph-rsid="01db74af" style:font-size-asian="10pt" style:font-size-complex="10pt"/>
    </style:style>
    <style:style style:name="P146" style:family="paragraph" style:parent-style-name="Table_20_Contents">
      <style:text-properties style:use-window-font-color="true" loext:opacity="0%" fo:font-size="10pt" officeooo:rsid="01d4db50" officeooo:paragraph-rsid="01d4db50" style:font-size-asian="10pt" style:font-size-complex="10pt"/>
    </style:style>
    <style:style style:name="P147" style:family="paragraph" style:parent-style-name="Table_20_Contents">
      <style:text-properties fo:font-size="10pt" officeooo:rsid="0164bf1d" officeooo:paragraph-rsid="0164bf1d" style:font-size-asian="10pt" style:font-size-complex="10pt"/>
    </style:style>
    <style:style style:name="P148"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49" style:family="paragraph" style:parent-style-name="Table_20_Contents">
      <style:text-properties officeooo:paragraph-rsid="01093ef1"/>
    </style:style>
    <style:style style:name="P150" style:family="paragraph" style:parent-style-name="Table_20_Contents">
      <style:text-properties style:use-window-font-color="true" loext:opacity="0%" fo:font-size="10pt" officeooo:rsid="01093ef1" officeooo:paragraph-rsid="01093ef1" style:font-size-asian="10pt" style:font-size-complex="10pt"/>
    </style:style>
    <style:style style:name="P151" style:family="paragraph" style:parent-style-name="Table_20_Contents">
      <style:text-properties fo:font-size="10pt" officeooo:rsid="01918cc4" officeooo:paragraph-rsid="01918cc4" style:font-size-asian="10pt" style:font-size-complex="10pt"/>
    </style:style>
    <style:style style:name="P152" style:family="paragraph" style:parent-style-name="Table_20_Contents">
      <style:text-properties fo:font-size="10pt" officeooo:rsid="00db718f" officeooo:paragraph-rsid="00db718f" style:font-size-asian="10pt" style:font-size-complex="10pt"/>
    </style:style>
    <style:style style:name="P153" style:family="paragraph" style:parent-style-name="Table_20_Contents">
      <style:text-properties fo:font-size="10pt" officeooo:rsid="01e48e7d" officeooo:paragraph-rsid="01edc97e" style:font-size-asian="10pt" style:font-size-complex="10pt"/>
    </style:style>
    <style:style style:name="P154" style:family="paragraph" style:parent-style-name="Table_20_Contents">
      <style:text-properties officeooo:rsid="008cecbd" officeooo:paragraph-rsid="00eaeb72"/>
    </style:style>
    <style:style style:name="P155" style:family="paragraph" style:parent-style-name="Table_20_Contents">
      <style:text-properties fo:font-size="10pt" officeooo:rsid="01f837b4" officeooo:paragraph-rsid="01f837b4" style:font-size-asian="10pt" style:font-size-complex="10pt"/>
    </style:style>
    <style:style style:name="P156" style:family="paragraph" style:parent-style-name="Text_20_body">
      <style:text-properties officeooo:rsid="02407986" officeooo:paragraph-rsid="02407986"/>
    </style:style>
    <style:style style:name="P157" style:family="paragraph" style:parent-style-name="Text_20_body">
      <style:text-properties fo:font-size="11pt" officeooo:rsid="00bad3ef" officeooo:paragraph-rsid="00bad3ef" style:font-size-asian="11pt" style:font-size-complex="11pt"/>
    </style:style>
    <style:style style:name="P158" style:family="paragraph" style:parent-style-name="Table_20_Heading">
      <style:text-properties officeooo:rsid="00b9ef1e" officeooo:paragraph-rsid="00b9ef1e"/>
    </style:style>
    <style:style style:name="P159" style:family="paragraph" style:parent-style-name="Table_20_Contents">
      <style:text-properties fo:font-size="10pt" officeooo:rsid="01d4db50" officeooo:paragraph-rsid="01d4db50" style:font-size-asian="10pt" style:font-size-complex="10pt"/>
    </style:style>
    <style:style style:name="P160" style:family="paragraph" style:parent-style-name="Table_20_Contents">
      <style:text-properties officeooo:rsid="0136fc43" officeooo:paragraph-rsid="01414e59"/>
    </style:style>
    <style:style style:name="P161" style:family="paragraph" style:parent-style-name="Table_20_Contents">
      <style:text-properties fo:font-size="10pt" officeooo:rsid="01093ef1" officeooo:paragraph-rsid="0116f5c2" style:font-size-asian="10pt" style:font-size-complex="10pt"/>
    </style:style>
    <style:style style:name="P162" style:family="paragraph" style:parent-style-name="Table_20_Contents">
      <style:text-properties officeooo:rsid="008cecbd" officeooo:paragraph-rsid="01b74e5e"/>
    </style:style>
    <style:style style:name="P163" style:family="paragraph" style:parent-style-name="Text_20_body">
      <style:text-properties fo:font-size="11pt" officeooo:rsid="00bc0cc6" officeooo:paragraph-rsid="00bc0cc6" style:font-size-asian="11pt" style:font-size-complex="11pt"/>
    </style:style>
    <style:style style:name="P164" style:family="paragraph" style:parent-style-name="Table_20_Heading">
      <style:text-properties officeooo:rsid="00bc0cc6" officeooo:paragraph-rsid="00bc0cc6"/>
    </style:style>
    <style:style style:name="P165" style:family="paragraph" style:parent-style-name="Table_20_Contents">
      <style:text-properties fo:font-size="10pt" officeooo:rsid="01770a3a" officeooo:paragraph-rsid="01770a3a" style:font-size-asian="10pt" style:font-size-complex="10pt"/>
    </style:style>
    <style:style style:name="P166" style:family="paragraph" style:parent-style-name="Table_20_Contents">
      <style:text-properties officeooo:paragraph-rsid="01756d29"/>
    </style:style>
    <style:style style:name="P167" style:family="paragraph" style:parent-style-name="Table_20_Contents">
      <style:text-properties fo:font-size="10pt" officeooo:rsid="01756d29" officeooo:paragraph-rsid="01756d29" style:font-size-asian="10pt" style:font-size-complex="10pt"/>
    </style:style>
    <style:style style:name="P168" style:family="paragraph" style:parent-style-name="Table_20_Contents">
      <style:text-properties fo:font-size="10pt" officeooo:rsid="022bc517" officeooo:paragraph-rsid="022bc517" style:font-size-asian="10pt" style:font-size-complex="10pt"/>
    </style:style>
    <style:style style:name="P169" style:family="paragraph" style:parent-style-name="Table_20_Contents">
      <style:text-properties fo:font-size="10pt" officeooo:rsid="023b7616" officeooo:paragraph-rsid="023b7616" style:font-size-asian="10pt" style:font-size-complex="10pt"/>
    </style:style>
    <style:style style:name="P170" style:family="paragraph" style:parent-style-name="Text_20_body">
      <style:text-properties fo:font-size="11pt" officeooo:rsid="00bc0cc6" officeooo:paragraph-rsid="01fef4df" style:font-size-asian="11pt" style:font-size-complex="11pt"/>
    </style:style>
    <style:style style:name="P171" style:family="paragraph" style:parent-style-name="Table_20_Heading">
      <style:text-properties officeooo:rsid="00bc0cc6" officeooo:paragraph-rsid="01fef4df"/>
    </style:style>
    <style:style style:name="P172" style:family="paragraph" style:parent-style-name="Table_20_Contents">
      <style:text-properties officeooo:paragraph-rsid="01fef4df"/>
    </style:style>
    <style:style style:name="P173" style:family="paragraph" style:parent-style-name="Table_20_Contents">
      <style:text-properties fo:font-size="10pt" officeooo:rsid="01770a3a" officeooo:paragraph-rsid="01fef4df" style:font-size-asian="10pt" style:font-size-complex="10pt"/>
    </style:style>
    <style:style style:name="P174" style:family="paragraph" style:parent-style-name="Table_20_Contents">
      <style:text-properties fo:font-size="10pt" officeooo:paragraph-rsid="01fef4df" style:font-size-asian="10pt" style:font-size-complex="10pt"/>
    </style:style>
    <style:style style:name="P175" style:family="paragraph" style:parent-style-name="Table_20_Contents">
      <style:text-properties fo:font-size="10pt" officeooo:rsid="01e48e7d" officeooo:paragraph-rsid="01fef4df" style:font-size-asian="10pt" style:font-size-complex="10pt"/>
    </style:style>
    <style:style style:name="P176" style:family="paragraph" style:parent-style-name="Table_20_Contents">
      <style:text-properties officeooo:paragraph-rsid="01ff94a1"/>
    </style:style>
    <style:style style:name="P177" style:family="paragraph" style:parent-style-name="Table_20_Contents">
      <style:text-properties fo:font-size="10pt" officeooo:rsid="01756d29" officeooo:paragraph-rsid="01fef4df" style:font-size-asian="10pt" style:font-size-complex="10pt"/>
    </style:style>
    <style:style style:name="P178" style:family="paragraph" style:parent-style-name="Table_20_Contents">
      <style:text-properties fo:font-size="10pt" officeooo:rsid="01db74af" officeooo:paragraph-rsid="01fef4df" style:font-size-asian="10pt" style:font-size-complex="10pt"/>
    </style:style>
    <style:style style:name="P179" style:family="paragraph" style:parent-style-name="Table_20_Contents">
      <style:text-properties fo:font-size="10pt" officeooo:rsid="01f837b4" officeooo:paragraph-rsid="01fef4df" style:font-size-asian="10pt" style:font-size-complex="10pt"/>
    </style:style>
    <style:style style:name="P180" style:family="paragraph" style:parent-style-name="Text_20_body">
      <style:text-properties officeooo:paragraph-rsid="01fef4df"/>
    </style:style>
    <style:style style:name="P181" style:family="paragraph" style:parent-style-name="Heading_20_2">
      <style:text-properties officeooo:paragraph-rsid="018980e3"/>
    </style:style>
    <style:style style:name="P182" style:family="paragraph" style:parent-style-name="Standard" style:list-style-name="L11">
      <style:text-properties officeooo:paragraph-rsid="0165ce71"/>
    </style:style>
    <style:style style:name="P183" style:family="paragraph" style:parent-style-name="Standard" style:list-style-name="L11">
      <style:text-properties officeooo:paragraph-rsid="01d4db50"/>
    </style:style>
    <style:style style:name="P184" style:family="paragraph" style:parent-style-name="Standard" style:list-style-name="L11">
      <style:text-properties officeooo:paragraph-rsid="023603f2"/>
    </style:style>
    <style:style style:name="P185" style:family="paragraph" style:parent-style-name="Standard">
      <style:text-properties fo:font-style="italic" officeooo:rsid="00976b5e" officeooo:paragraph-rsid="0165ce71" style:font-style-asian="italic" style:font-style-complex="italic"/>
    </style:style>
    <style:style style:name="P186" style:family="paragraph" style:parent-style-name="Text_20_body">
      <style:text-properties officeooo:rsid="001d4422" officeooo:paragraph-rsid="0165ce71"/>
    </style:style>
    <style:style style:name="P187" style:family="paragraph" style:parent-style-name="Standard">
      <style:text-properties officeooo:paragraph-rsid="0186ec99"/>
    </style:style>
    <style:style style:name="P18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18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19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19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192" style:family="paragraph" style:parent-style-name="Text_20_body">
      <style:text-properties officeooo:rsid="01d4db50" officeooo:paragraph-rsid="01e332a1"/>
    </style:style>
    <style:style style:name="P19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19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195" style:family="paragraph" style:parent-style-name="Heading_20_3">
      <style:text-properties officeooo:rsid="023603f2" officeooo:paragraph-rsid="01e332a1"/>
    </style:style>
    <style:style style:name="P196" style:family="paragraph" style:parent-style-name="Text_20_body">
      <style:text-properties officeooo:rsid="023603f2" officeooo:paragraph-rsid="023603f2"/>
    </style:style>
    <style:style style:name="P197"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199"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00"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0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0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0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0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05" style:family="paragraph" style:parent-style-name="Standard">
      <style:text-properties officeooo:paragraph-rsid="0165ce71"/>
    </style:style>
    <style:style style:name="P20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07" style:family="paragraph" style:parent-style-name="Heading_20_3">
      <style:text-properties officeooo:paragraph-rsid="023cd631"/>
    </style:style>
    <style:style style:name="P208" style:family="paragraph" style:parent-style-name="Text_20_body">
      <style:text-properties officeooo:rsid="01f2f472" officeooo:paragraph-rsid="023cd631"/>
    </style:style>
    <style:style style:name="P209" style:family="paragraph" style:parent-style-name="Text_20_body">
      <style:text-properties fo:font-style="normal" officeooo:rsid="01f2f472" officeooo:paragraph-rsid="023cd631" style:font-style-asian="normal" style:font-style-complex="normal"/>
    </style:style>
    <style:style style:name="P210" style:family="paragraph" style:parent-style-name="Text_20_body">
      <style:text-properties fo:font-style="normal" officeooo:rsid="01f3700d" officeooo:paragraph-rsid="023cd631" style:font-style-asian="normal" style:font-style-complex="normal"/>
    </style:style>
    <style:style style:name="P211" style:family="paragraph" style:parent-style-name="Text_20_body">
      <style:text-properties fo:font-style="normal" officeooo:rsid="01f513d6" officeooo:paragraph-rsid="023cd631" style:font-style-asian="normal" style:font-style-complex="normal"/>
    </style:style>
    <style:style style:name="P212" style:family="paragraph" style:parent-style-name="Table_20_Contents">
      <style:text-properties style:font-name="Liberation Mono" fo:font-size="10pt" fo:font-weight="normal" officeooo:rsid="00368350" officeooo:paragraph-rsid="023cd631" style:font-size-asian="10pt" style:font-weight-asian="normal" style:font-size-complex="10pt" style:font-weight-complex="normal"/>
    </style:style>
    <style:style style:name="P213" style:family="paragraph" style:parent-style-name="Table_20_Contents">
      <style:text-properties style:font-name="Liberation Mono" fo:font-size="10pt" fo:font-weight="bold" officeooo:rsid="00368350" officeooo:paragraph-rsid="023cd631" style:font-size-asian="10pt" style:font-weight-asian="bold" style:font-size-complex="10pt" style:font-weight-complex="bold"/>
    </style:style>
    <style:style style:name="P214" style:family="paragraph" style:parent-style-name="Table_20_Contents">
      <style:text-properties style:font-name="Liberation Mono" fo:font-size="10pt" fo:font-weight="bold" officeooo:rsid="01f513d6" officeooo:paragraph-rsid="023cd631" style:font-size-asian="10pt" style:font-weight-asian="bold" style:font-size-complex="10pt" style:font-weight-complex="bold"/>
    </style:style>
    <style:style style:name="P215" style:family="paragraph" style:parent-style-name="Text_20_body">
      <style:text-properties officeooo:rsid="00a21c1d" officeooo:paragraph-rsid="0165ce71"/>
    </style:style>
    <style:style style:name="P216"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17"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18"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19"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20"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21"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22"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23"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24"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25" style:family="paragraph" style:parent-style-name="Heading_20_3">
      <style:text-properties officeooo:paragraph-rsid="023603f2"/>
    </style:style>
    <style:style style:name="P22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2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28"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2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30" style:family="paragraph" style:parent-style-name="Standard">
      <style:text-properties officeooo:rsid="01812956" officeooo:paragraph-rsid="01812956"/>
    </style:style>
    <style:style style:name="P23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3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33"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34" style:family="paragraph" style:parent-style-name="Standard">
      <style:text-properties officeooo:paragraph-rsid="01812956"/>
    </style:style>
    <style:style style:name="P23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36" style:family="paragraph" style:parent-style-name="Heading_20_3">
      <style:text-properties officeooo:paragraph-rsid="023e0604"/>
    </style:style>
    <style:style style:name="P237" style:family="paragraph" style:parent-style-name="Text_20_body">
      <style:text-properties officeooo:rsid="0225e771" officeooo:paragraph-rsid="023e0604"/>
    </style:style>
    <style:style style:name="P238" style:family="paragraph" style:parent-style-name="Text_20_body" style:list-style-name="L12">
      <style:paragraph-properties fo:line-height="100%"/>
      <style:text-properties officeooo:rsid="0225e771" officeooo:paragraph-rsid="023e0604"/>
    </style:style>
    <style:style style:name="P239" style:family="paragraph" style:parent-style-name="Text_20_body" style:list-style-name="L12">
      <style:paragraph-properties fo:line-height="100%"/>
      <style:text-properties fo:font-style="normal" officeooo:rsid="0225e771" officeooo:paragraph-rsid="023e0604" style:font-style-asian="normal" style:font-style-complex="normal"/>
    </style:style>
    <style:style style:name="P240" style:family="paragraph" style:parent-style-name="Text_20_body">
      <style:text-properties fo:font-style="normal" officeooo:rsid="0225e771" officeooo:paragraph-rsid="023e0604" style:font-style-asian="normal" style:font-style-complex="normal"/>
    </style:style>
    <style:style style:name="P241" style:family="paragraph" style:parent-style-name="Text_20_body">
      <style:text-properties officeooo:rsid="023cd631" officeooo:paragraph-rsid="023e0604"/>
    </style:style>
    <style:style style:name="P242"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243"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24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4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4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48" style:family="paragraph" style:parent-style-name="Standard" style:list-style-name="L13">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49" style:family="paragraph" style:parent-style-name="Text_20_body">
      <style:text-properties officeooo:rsid="01c06b83" officeooo:paragraph-rsid="01c06b83"/>
    </style:style>
    <style:style style:name="P250" style:family="paragraph" style:parent-style-name="Heading_20_3">
      <style:text-properties officeooo:paragraph-rsid="01e0d05d"/>
    </style:style>
    <style:style style:name="P251" style:family="paragraph" style:parent-style-name="Text_20_body">
      <style:text-properties officeooo:rsid="01e0d05d" officeooo:paragraph-rsid="01e0d05d"/>
    </style:style>
    <style:style style:name="P25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53" style:family="paragraph" style:parent-style-name="Standard">
      <style:text-properties officeooo:rsid="002f5937" officeooo:paragraph-rsid="002f5937"/>
    </style:style>
    <style:style style:name="P254"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55" style:family="paragraph" style:parent-style-name="Standard" style:list-style-name="L1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56" style:family="paragraph" style:parent-style-name="Standard" style:list-style-name="L1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257" style:family="paragraph" style:parent-style-name="Standard">
      <style:text-properties officeooo:rsid="0127360f" officeooo:paragraph-rsid="0128483e"/>
    </style:style>
    <style:style style:name="P258"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259" style:family="paragraph" style:parent-style-name="Standard">
      <style:text-properties officeooo:rsid="00368350" officeooo:paragraph-rsid="00368350"/>
    </style:style>
    <style:style style:name="P260" style:family="paragraph" style:parent-style-name="Standard">
      <style:text-properties officeooo:rsid="00109264" officeooo:paragraph-rsid="00368350"/>
    </style:style>
    <style:style style:name="P261"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262"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263"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264" style:family="paragraph" style:parent-style-name="Text_20_body">
      <style:text-properties officeooo:rsid="0129e43d" officeooo:paragraph-rsid="0129e43d"/>
    </style:style>
    <style:style style:name="P265" style:family="paragraph" style:parent-style-name="Standard" style:list-style-name="L15">
      <style:text-properties officeooo:paragraph-rsid="0129e43d"/>
    </style:style>
    <style:style style:name="P266" style:family="paragraph" style:parent-style-name="Standard" style:list-style-name="L15">
      <style:text-properties officeooo:rsid="01d62c85" officeooo:paragraph-rsid="01d62c85"/>
    </style:style>
    <style:style style:name="P267" style:family="paragraph" style:parent-style-name="Standard" style:list-style-name="L15">
      <style:text-properties officeooo:paragraph-rsid="0136fc43"/>
    </style:style>
    <style:style style:name="P268" style:family="paragraph" style:parent-style-name="Standard" style:list-style-name="L15">
      <style:text-properties fo:font-style="normal" officeooo:rsid="01f7650c" officeooo:paragraph-rsid="01f7650c" style:font-style-asian="normal" style:font-style-complex="normal"/>
    </style:style>
    <style:style style:name="P269" style:family="paragraph" style:parent-style-name="Standard" style:list-style-name="L15">
      <style:text-properties officeooo:paragraph-rsid="012dce22"/>
    </style:style>
    <style:style style:name="P270" style:family="paragraph" style:parent-style-name="Standard" style:list-style-name="L15">
      <style:text-properties style:font-name="Arial1" fo:font-weight="normal" officeooo:rsid="01d62c85" officeooo:paragraph-rsid="01d62c85" style:font-weight-asian="normal" style:font-weight-complex="normal"/>
    </style:style>
    <style:style style:name="P271" style:family="paragraph" style:parent-style-name="Standard" style:list-style-name="L15">
      <style:text-properties style:font-name="Arial1" fo:font-weight="normal" officeooo:rsid="012dce22" officeooo:paragraph-rsid="012dce22" style:font-weight-asian="normal" style:font-weight-complex="normal"/>
    </style:style>
    <style:style style:name="P272" style:family="paragraph" style:parent-style-name="Standard">
      <style:text-properties officeooo:paragraph-rsid="0129e43d"/>
    </style:style>
    <style:style style:name="P273" style:family="paragraph" style:parent-style-name="Text_20_body">
      <style:text-properties officeooo:rsid="0060d47d" officeooo:paragraph-rsid="0060d47d"/>
    </style:style>
    <style:style style:name="P274" style:family="paragraph" style:parent-style-name="Standard" style:list-style-name="L16"/>
    <style:style style:name="P275" style:family="paragraph" style:parent-style-name="Text_20_body">
      <style:text-properties officeooo:rsid="0062148a" officeooo:paragraph-rsid="0062148a"/>
    </style:style>
    <style:style style:name="P276" style:family="paragraph" style:parent-style-name="Standard" style:list-style-name="L17"/>
    <style:style style:name="P277" style:family="paragraph" style:parent-style-name="Standard" style:list-style-name="L17">
      <style:text-properties officeooo:rsid="0191fc04" officeooo:paragraph-rsid="0191fc04"/>
    </style:style>
    <style:style style:name="P278" style:family="paragraph" style:parent-style-name="Text_20_body">
      <style:text-properties officeooo:rsid="001fa9c6" officeooo:paragraph-rsid="01d19aec"/>
    </style:style>
    <style:style style:name="P279" style:family="paragraph" style:parent-style-name="Text_20_body">
      <style:text-properties officeooo:rsid="00224fc1" officeooo:paragraph-rsid="01d19aec"/>
    </style:style>
    <style:style style:name="P280"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81"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82" style:family="paragraph" style:parent-style-name="Text_20_body">
      <style:text-properties fo:font-style="normal" officeooo:rsid="00270f19" officeooo:paragraph-rsid="01d19aec" style:font-style-asian="normal" style:font-style-complex="normal"/>
    </style:style>
    <style:style style:name="P283" style:family="paragraph" style:parent-style-name="Table_20_Contents">
      <style:paragraph-properties fo:text-align="center" style:justify-single-word="false"/>
      <style:text-properties officeooo:paragraph-rsid="01d19aec"/>
    </style:style>
    <style:style style:name="P284"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85" style:family="paragraph" style:parent-style-name="Text_20_body">
      <style:text-properties officeooo:rsid="00a4b098" officeooo:paragraph-rsid="01d19aec"/>
    </style:style>
    <style:style style:name="P286" style:family="paragraph" style:parent-style-name="Text_20_body">
      <style:text-properties officeooo:rsid="00a6946a" officeooo:paragraph-rsid="01d19aec"/>
    </style:style>
    <style:style style:name="P287" style:family="paragraph" style:parent-style-name="Standard" style:list-style-name="L18">
      <style:text-properties officeooo:paragraph-rsid="01d19aec"/>
    </style:style>
    <style:style style:name="P288" style:family="paragraph" style:parent-style-name="Standard">
      <style:text-properties officeooo:paragraph-rsid="01d19aec"/>
    </style:style>
    <style:style style:name="P289" style:family="paragraph" style:parent-style-name="Text_20_body">
      <style:text-properties fo:font-style="normal" officeooo:rsid="010ab99a" officeooo:paragraph-rsid="01d19aec" style:font-style-asian="normal" style:font-style-complex="normal"/>
    </style:style>
    <style:style style:name="P290" style:family="paragraph" style:parent-style-name="Standard" style:list-style-name="L19">
      <style:text-properties officeooo:paragraph-rsid="01d19aec"/>
    </style:style>
    <style:style style:name="P291" style:family="paragraph" style:parent-style-name="Text_20_body">
      <style:text-properties fo:font-style="normal" style:text-underline-style="none" officeooo:rsid="0220b418" officeooo:paragraph-rsid="0220b418" style:font-style-asian="normal" style:font-style-complex="normal"/>
    </style:style>
    <style:style style:name="P292" style:family="paragraph" style:parent-style-name="Text_20_body">
      <style:text-properties fo:font-style="normal" style:text-underline-style="none" officeooo:rsid="0119fa3a" officeooo:paragraph-rsid="01d19aec" style:font-style-asian="normal" style:font-style-complex="normal"/>
    </style:style>
    <style:style style:name="P293" style:family="paragraph" style:parent-style-name="Standard">
      <style:text-properties officeooo:rsid="00109264" officeooo:paragraph-rsid="00109264"/>
    </style:style>
    <style:style style:name="P294" style:family="paragraph" style:parent-style-name="Table_20_Contents">
      <style:text-properties style:font-name="Liberation Mono" fo:font-size="10pt" fo:font-weight="bold" style:font-size-asian="10pt" style:font-weight-asian="bold" style:font-size-complex="10pt" style:font-weight-complex="bold"/>
    </style:style>
    <style:style style:name="P295" style:family="paragraph" style:parent-style-name="Standard">
      <style:text-properties officeooo:rsid="019c3142" officeooo:paragraph-rsid="019c3142"/>
    </style:style>
    <style:style style:name="P296" style:family="paragraph" style:parent-style-name="Standard">
      <style:text-properties officeooo:rsid="001247c3" officeooo:paragraph-rsid="001247c3"/>
    </style:style>
    <style:style style:name="P297" style:family="paragraph" style:parent-style-name="Standard">
      <style:text-properties fo:font-style="normal" officeooo:rsid="001247c3" officeooo:paragraph-rsid="001247c3" style:font-style-asian="normal" style:font-style-complex="normal"/>
    </style:style>
    <style:style style:name="P298" style:family="paragraph" style:parent-style-name="Standard">
      <style:text-properties fo:font-style="normal" officeooo:rsid="001746b3" officeooo:paragraph-rsid="001746b3" style:font-style-asian="normal" style:font-style-complex="normal"/>
    </style:style>
    <style:style style:name="P299" style:family="paragraph" style:parent-style-name="Standard">
      <style:text-properties fo:font-style="normal" officeooo:rsid="002ac448" officeooo:paragraph-rsid="002ac448" style:font-style-asian="normal" style:font-style-complex="normal"/>
    </style:style>
    <style:style style:name="P300" style:family="paragraph" style:parent-style-name="Standard">
      <style:text-properties officeooo:rsid="00109264" officeooo:paragraph-rsid="002ac448"/>
    </style:style>
    <style:style style:name="P301"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02" style:family="paragraph" style:parent-style-name="Standard">
      <style:text-properties officeooo:rsid="002ac448" officeooo:paragraph-rsid="002ac448"/>
    </style:style>
    <style:style style:name="P303" style:family="paragraph" style:parent-style-name="Standard">
      <style:text-properties officeooo:rsid="003e56c2" officeooo:paragraph-rsid="009b17ac"/>
    </style:style>
    <style:style style:name="P304" style:family="paragraph" style:parent-style-name="Standard">
      <style:text-properties fo:font-style="normal" officeooo:rsid="001247c3" officeooo:paragraph-rsid="01c5dc0a" style:font-style-asian="normal" style:font-style-complex="normal"/>
    </style:style>
    <style:style style:name="P305" style:family="paragraph" style:parent-style-name="Table_20_Heading">
      <style:text-properties officeooo:rsid="001247c3" officeooo:paragraph-rsid="001247c3"/>
    </style:style>
    <style:style style:name="P306"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07" style:family="paragraph" style:parent-style-name="Table_20_Contents">
      <style:text-properties fo:font-size="8pt" officeooo:rsid="01cd6cec" officeooo:paragraph-rsid="01cd6cec" style:font-size-asian="8pt" style:font-size-complex="8pt"/>
    </style:style>
    <style:style style:name="P308"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09" style:family="paragraph" style:parent-style-name="Table_20_Contents">
      <style:text-properties fo:font-size="8pt" officeooo:rsid="0013e7c1" officeooo:paragraph-rsid="00fe1e10" style:font-size-asian="8pt" style:font-size-complex="8pt"/>
    </style:style>
    <style:style style:name="P310" style:family="paragraph" style:parent-style-name="Table_20_Contents">
      <style:text-properties fo:font-size="8pt" officeooo:rsid="001247c3" officeooo:paragraph-rsid="001247c3" style:font-size-asian="8pt" style:font-size-complex="8pt"/>
    </style:style>
    <style:style style:name="P311"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12" style:family="paragraph" style:parent-style-name="Table_20_Contents">
      <style:text-properties fo:font-size="8pt" officeooo:rsid="01d32235" officeooo:paragraph-rsid="01d32235" style:font-size-asian="8pt" style:font-size-complex="8pt"/>
    </style:style>
    <style:style style:name="P313" style:family="paragraph" style:parent-style-name="Table_20_Contents">
      <style:text-properties fo:font-size="8pt" officeooo:rsid="0013e7c1" officeooo:paragraph-rsid="0013e7c1" style:font-size-asian="8pt" style:font-size-complex="8pt"/>
    </style:style>
    <style:style style:name="P314"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15" style:family="paragraph" style:parent-style-name="Table_20_Contents">
      <style:text-properties fo:font-size="8pt" officeooo:rsid="01ba22c6" officeooo:paragraph-rsid="01ba22c6" style:font-size-asian="8pt" style:font-size-complex="8pt"/>
    </style:style>
    <style:style style:name="P316" style:family="paragraph" style:parent-style-name="Table_20_Contents">
      <style:text-properties fo:font-size="8pt" officeooo:rsid="00fa8500" officeooo:paragraph-rsid="01c5dc0a" style:font-size-asian="8pt" style:font-size-complex="8pt"/>
    </style:style>
    <style:style style:name="P317" style:family="paragraph" style:parent-style-name="Table_20_Contents">
      <style:text-properties fo:font-size="8pt" officeooo:rsid="00155a94" officeooo:paragraph-rsid="01c5dc0a" style:font-size-asian="8pt" style:font-size-complex="8pt"/>
    </style:style>
    <style:style style:name="P318" style:family="paragraph" style:parent-style-name="Table_20_Contents">
      <style:text-properties fo:font-size="8pt" officeooo:rsid="02329648" officeooo:paragraph-rsid="02329648" style:font-size-asian="8pt" style:font-size-complex="8pt"/>
    </style:style>
    <style:style style:name="P319" style:family="paragraph" style:parent-style-name="Footnote">
      <style:text-properties officeooo:paragraph-rsid="02329648"/>
    </style:style>
    <style:style style:name="P320" style:family="paragraph" style:parent-style-name="Table_20_Contents">
      <style:text-properties fo:font-size="8pt" officeooo:rsid="0013e7c1" officeooo:paragraph-rsid="0234a724" style:font-size-asian="8pt" style:font-size-complex="8pt"/>
    </style:style>
    <style:style style:name="P321" style:family="paragraph" style:parent-style-name="Table_20_Contents">
      <style:text-properties fo:font-size="8pt" officeooo:rsid="00fa8500" officeooo:paragraph-rsid="01393063" style:font-size-asian="8pt" style:font-size-complex="8pt"/>
    </style:style>
    <style:style style:name="P322" style:family="paragraph" style:parent-style-name="Table_20_Contents">
      <style:text-properties fo:font-size="8pt" officeooo:rsid="01b76858" officeooo:paragraph-rsid="01b76858" style:font-size-asian="8pt" style:font-size-complex="8pt"/>
    </style:style>
    <style:style style:name="P323" style:family="paragraph" style:parent-style-name="Table_20_Contents">
      <style:text-properties fo:font-size="8pt" officeooo:rsid="00155a94" officeooo:paragraph-rsid="00155a94" style:font-size-asian="8pt" style:font-size-complex="8pt"/>
    </style:style>
    <style:style style:name="P324" style:family="paragraph" style:parent-style-name="Standard">
      <style:text-properties officeooo:paragraph-rsid="0019e3ff"/>
    </style:style>
    <style:style style:name="P325" style:family="paragraph" style:parent-style-name="Standard">
      <style:text-properties officeooo:rsid="0019e3ff" officeooo:paragraph-rsid="0019e3ff"/>
    </style:style>
    <style:style style:name="P32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2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2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29" style:family="paragraph" style:parent-style-name="Standard">
      <style:text-properties officeooo:rsid="01b76858" officeooo:paragraph-rsid="01b76858"/>
    </style:style>
    <style:style style:name="P330" style:family="paragraph" style:parent-style-name="Standard">
      <style:text-properties officeooo:rsid="0019e3ff" officeooo:paragraph-rsid="01b76858"/>
    </style:style>
    <style:style style:name="P33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3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33" style:family="paragraph" style:parent-style-name="Standard">
      <style:text-properties officeooo:paragraph-rsid="01b76858"/>
    </style:style>
    <style:style style:name="P334" style:family="paragraph" style:parent-style-name="Text_20_body">
      <style:text-properties officeooo:rsid="00eaeb72" officeooo:paragraph-rsid="01cea303"/>
    </style:style>
    <style:style style:name="P335" style:family="paragraph" style:parent-style-name="Text_20_body">
      <style:text-properties officeooo:rsid="00ebe991" officeooo:paragraph-rsid="01cea303"/>
    </style:style>
    <style:style style:name="P336"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38" style:family="paragraph" style:parent-style-name="Standard">
      <style:text-properties officeooo:rsid="00109264" officeooo:paragraph-rsid="01cea303"/>
    </style:style>
    <style:style style:name="P339" style:family="paragraph" style:parent-style-name="Standard">
      <style:text-properties officeooo:rsid="00ebe991" officeooo:paragraph-rsid="01cea303"/>
    </style:style>
    <style:style style:name="P340"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41"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42" style:family="paragraph" style:parent-style-name="Table_20_Contents">
      <style:text-properties fo:font-size="10pt" officeooo:paragraph-rsid="01cea303" style:font-size-asian="10pt" style:font-size-complex="10pt"/>
    </style:style>
    <style:style style:name="P343" style:family="paragraph" style:parent-style-name="Standard">
      <style:text-properties officeooo:rsid="00ec5fa1" officeooo:paragraph-rsid="01cea303"/>
    </style:style>
    <style:style style:name="P344" style:family="paragraph" style:parent-style-name="Standard">
      <style:paragraph-properties fo:text-align="center" style:justify-single-word="false"/>
      <style:text-properties officeooo:rsid="00ec5fa1" officeooo:paragraph-rsid="01cea303"/>
    </style:style>
    <style:style style:name="P345" style:family="paragraph" style:parent-style-name="Text_20_body">
      <style:text-properties officeooo:rsid="00ec5fa1" officeooo:paragraph-rsid="01cea303"/>
    </style:style>
    <style:style style:name="P346" style:family="paragraph" style:parent-style-name="Text_20_body">
      <style:paragraph-properties fo:text-align="center" style:justify-single-word="false"/>
      <style:text-properties officeooo:rsid="00ec5fa1" officeooo:paragraph-rsid="01cea303"/>
    </style:style>
    <style:style style:name="P347" style:family="paragraph" style:parent-style-name="Text_20_body">
      <style:text-properties officeooo:rsid="00f27cde" officeooo:paragraph-rsid="01cea303"/>
    </style:style>
    <style:style style:name="P348" style:family="paragraph" style:parent-style-name="Text_20_body">
      <style:text-properties officeooo:rsid="00ff8988" officeooo:paragraph-rsid="01cea303"/>
    </style:style>
    <style:style style:name="P349" style:family="paragraph" style:parent-style-name="Text_20_body">
      <style:text-properties officeooo:rsid="010362df" officeooo:paragraph-rsid="01cea303"/>
    </style:style>
    <style:style style:name="P350" style:family="paragraph" style:parent-style-name="Text_20_body">
      <style:text-properties officeooo:rsid="013db13c" officeooo:paragraph-rsid="01cea303"/>
    </style:style>
    <style:style style:name="P351" style:family="paragraph" style:parent-style-name="Heading_20_3">
      <style:text-properties officeooo:paragraph-rsid="01d0cb14"/>
    </style:style>
    <style:style style:name="P352" style:family="paragraph" style:parent-style-name="Text_20_body">
      <style:text-properties officeooo:paragraph-rsid="010a61b9"/>
    </style:style>
    <style:style style:name="P353" style:family="paragraph" style:parent-style-name="Text_20_body">
      <style:paragraph-properties fo:text-align="center" style:justify-single-word="false"/>
      <style:text-properties officeooo:paragraph-rsid="01d0cb14"/>
    </style:style>
    <style:style style:name="P354" style:family="paragraph" style:parent-style-name="Text_20_body">
      <style:text-properties fo:font-style="normal" officeooo:rsid="002dd125" officeooo:paragraph-rsid="010a61b9" style:font-style-asian="normal" style:font-style-complex="normal"/>
    </style:style>
    <style:style style:name="P355" style:family="paragraph" style:parent-style-name="Text_20_body">
      <style:text-properties fo:font-style="normal" officeooo:rsid="002dd125" officeooo:paragraph-rsid="002dd125" style:font-style-asian="normal" style:font-style-complex="normal"/>
    </style:style>
    <style:style style:name="P35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35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358" style:family="paragraph" style:parent-style-name="Text_20_body">
      <style:text-properties fo:font-style="normal" officeooo:rsid="0038ce9c" officeooo:paragraph-rsid="0038ce9c" style:font-style-asian="normal" style:font-style-complex="normal"/>
    </style:style>
    <style:style style:name="P35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36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36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36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36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364" style:family="paragraph" style:parent-style-name="Standard" style:list-style-name="L20">
      <style:text-properties officeooo:paragraph-rsid="0121110a"/>
    </style:style>
    <style:style style:name="P365" style:family="paragraph" style:parent-style-name="Standard">
      <style:text-properties officeooo:paragraph-rsid="0121110a"/>
    </style:style>
    <style:style style:name="P366" style:family="paragraph" style:parent-style-name="Standard">
      <style:text-properties officeooo:rsid="011dd59f" officeooo:paragraph-rsid="0121110a"/>
    </style:style>
    <style:style style:name="P36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36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36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370" style:family="paragraph" style:parent-style-name="Standard" style:list-style-name="L21">
      <style:text-properties officeooo:rsid="011ec924" officeooo:paragraph-rsid="0121110a"/>
    </style:style>
    <style:style style:name="P371" style:family="paragraph" style:parent-style-name="Standard" style:list-style-name="L21">
      <style:text-properties officeooo:paragraph-rsid="0121110a"/>
    </style:style>
    <style:style style:name="P372" style:family="paragraph" style:parent-style-name="Standard">
      <style:text-properties officeooo:rsid="011ec924" officeooo:paragraph-rsid="0121110a"/>
    </style:style>
    <style:style style:name="P373"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374"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375"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376" style:family="paragraph" style:parent-style-name="Standard" style:list-style-name="L2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377" style:family="paragraph" style:parent-style-name="Standard" style:list-style-name="L2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378" style:family="paragraph" style:parent-style-name="Text_20_body">
      <style:text-properties officeooo:rsid="01373e1b" officeooo:paragraph-rsid="01373e1b"/>
    </style:style>
    <style:style style:name="P379"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80"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381"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82"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83"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84"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85"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86"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87"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88"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89"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90"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91"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92"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393" style:family="paragraph" style:parent-style-name="Table_20_Contents">
      <style:text-properties fo:font-size="10pt" officeooo:paragraph-rsid="018c4f21" style:font-size-asian="10pt" style:font-size-complex="10pt"/>
    </style:style>
    <style:style style:name="P394"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95"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96" style:family="paragraph" style:parent-style-name="Standard" style:list-style-name="L23">
      <style:text-properties fo:font-style="normal" fo:font-weight="normal" officeooo:rsid="018c4f21" officeooo:paragraph-rsid="018c4f21" style:font-style-asian="normal" style:font-weight-asian="normal" style:font-style-complex="normal" style:font-weight-complex="normal"/>
    </style:style>
    <style:style style:name="P397" style:family="paragraph" style:parent-style-name="Standard" style:list-style-name="L23">
      <style:text-properties fo:font-style="normal" fo:font-weight="normal" officeooo:rsid="018ca16b" officeooo:paragraph-rsid="018ca16b" style:font-style-asian="normal" style:font-weight-asian="normal" style:font-style-complex="normal" style:font-weight-complex="normal"/>
    </style:style>
    <style:style style:name="P398" style:family="paragraph" style:parent-style-name="Heading_20_3">
      <style:text-properties officeooo:rsid="01b0f6f7" officeooo:paragraph-rsid="01b0f6f7"/>
    </style:style>
    <style:style style:name="P399"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00"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01"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02" style:family="paragraph" style:parent-style-name="Table_20_Contents">
      <style:text-properties officeooo:paragraph-rsid="01b0f6f7"/>
    </style:style>
    <style:style style:name="P403"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04"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05" style:family="paragraph" style:parent-style-name="Standard" style:list-style-name="L24">
      <style:text-properties fo:font-style="normal" fo:font-weight="normal" officeooo:rsid="01b0f6f7" officeooo:paragraph-rsid="01b0f6f7" style:font-style-asian="normal" style:font-weight-asian="normal" style:font-style-complex="normal" style:font-weight-complex="normal"/>
    </style:style>
    <style:style style:name="P406" style:family="paragraph" style:parent-style-name="Standard" style:list-style-name="L24">
      <style:text-properties officeooo:paragraph-rsid="01b0f6f7"/>
    </style:style>
    <style:style style:name="P407" style:family="paragraph" style:parent-style-name="Text_20_body">
      <style:text-properties officeooo:paragraph-rsid="02262d6a"/>
    </style:style>
    <style:style style:name="P408" style:family="paragraph" style:parent-style-name="Heading_20_3">
      <style:text-properties officeooo:rsid="021ee1c9" officeooo:paragraph-rsid="021ee1c9"/>
    </style:style>
    <style:style style:name="P409"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10"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11"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12"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13"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14" style:family="paragraph" style:parent-style-name="Standard" style:list-style-name="L25">
      <style:text-properties fo:font-style="normal" fo:font-weight="normal" officeooo:rsid="021ee1c9" officeooo:paragraph-rsid="021ee1c9" style:font-style-asian="normal" style:font-weight-asian="normal" style:font-style-complex="normal" style:font-weight-complex="normal"/>
    </style:style>
    <style:style style:name="P415" style:family="paragraph" style:parent-style-name="Text_20_body">
      <style:text-properties officeooo:rsid="00ded8b3" officeooo:paragraph-rsid="015d0d35"/>
    </style:style>
    <style:style style:name="P416" style:family="paragraph" style:parent-style-name="Heading_20_2">
      <style:text-properties officeooo:rsid="00e0c206" officeooo:paragraph-rsid="00e0c206"/>
    </style:style>
    <style:style style:name="P417" style:family="paragraph" style:parent-style-name="Text_20_body">
      <style:text-properties fo:font-weight="normal" officeooo:rsid="00ded8b3" officeooo:paragraph-rsid="00ded8b3" style:font-weight-asian="normal" style:font-weight-complex="normal"/>
    </style:style>
    <style:style style:name="P41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41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420" style:family="paragraph" style:parent-style-name="Text_20_body" style:list-style-name="L2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421" style:family="paragraph" style:parent-style-name="Text_20_body" style:list-style-name="L2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422" style:family="paragraph" style:parent-style-name="Text_20_body" style:list-style-name="L2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423"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fo:font-size="9pt" style:font-size-asian="9pt" style:font-size-complex="9pt"/>
    </style:style>
    <style:style style:name="T20" style:family="text">
      <style:text-properties officeooo:rsid="014f53f5"/>
    </style:style>
    <style:style style:name="T21" style:family="text">
      <style:text-properties style:font-name="Liberation Mono" fo:font-weight="bold" officeooo:rsid="014f53f5" style:font-weight-asian="bold" style:font-weight-complex="bold"/>
    </style:style>
    <style:style style:name="T22" style:family="text">
      <style:text-properties officeooo:rsid="0152786f"/>
    </style:style>
    <style:style style:name="T23" style:family="text">
      <style:text-properties officeooo:rsid="014f322b"/>
    </style:style>
    <style:style style:name="T24" style:family="text">
      <style:text-properties style:font-name="Liberation Mono"/>
    </style:style>
    <style:style style:name="T25" style:family="text">
      <style:text-properties officeooo:rsid="015d0d35"/>
    </style:style>
    <style:style style:name="T26" style:family="text">
      <style:text-properties officeooo:rsid="018d34e5"/>
    </style:style>
    <style:style style:name="T27" style:family="text">
      <style:text-properties style:font-name="Liberation Mono" fo:font-weight="bold" officeooo:rsid="018d34e5" style:font-weight-asian="bold" style:font-weight-complex="bold"/>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style:font-name="Liberation Mono" fo:font-style="normal" fo:font-weight="bold" style:font-style-asian="normal" style:font-weight-asian="bold" style:font-style-complex="normal" style:font-weight-complex="bold"/>
    </style:style>
    <style:style style:name="T31" style:family="text">
      <style:text-properties officeooo:rsid="005f494e"/>
    </style:style>
    <style:style style:name="T32" style:family="text">
      <style:text-properties officeooo:rsid="01590c95"/>
    </style:style>
    <style:style style:name="T33" style:family="text">
      <style:text-properties officeooo:rsid="004b80d2"/>
    </style:style>
    <style:style style:name="T34" style:family="text">
      <style:text-properties officeooo:rsid="004baad4"/>
    </style:style>
    <style:style style:name="T35" style:family="text">
      <style:text-properties style:font-name="Liberation Mono" fo:font-weight="bold" officeooo:rsid="004ae670" style:font-weight-asian="bold" style:font-weight-complex="bold"/>
    </style:style>
    <style:style style:name="T36" style:family="text">
      <style:text-properties officeooo:rsid="004ae670"/>
    </style:style>
    <style:style style:name="T37" style:family="text">
      <style:text-properties officeooo:rsid="013d0d21"/>
    </style:style>
    <style:style style:name="T38" style:family="text">
      <style:text-properties style:font-name="Liberation Mono" fo:font-weight="bold" officeooo:rsid="013d0d21" style:font-weight-asian="bold" style:font-weight-complex="bold"/>
    </style:style>
    <style:style style:name="T39" style:family="text">
      <style:text-properties officeooo:rsid="007881f1"/>
    </style:style>
    <style:style style:name="T40" style:family="text">
      <style:text-properties officeooo:rsid="0214657e"/>
    </style:style>
    <style:style style:name="T41" style:family="text">
      <style:text-properties fo:font-weight="bold" officeooo:rsid="0214657e" style:font-weight-asian="bold" style:font-weight-complex="bold"/>
    </style:style>
    <style:style style:name="T42" style:family="text">
      <style:text-properties officeooo:rsid="0218d5f9"/>
    </style:style>
    <style:style style:name="T43" style:family="text">
      <style:text-properties officeooo:rsid="00d4c5cc"/>
    </style:style>
    <style:style style:name="T44" style:family="text">
      <style:text-properties style:font-name="Liberation Mono" fo:font-weight="bold" officeooo:rsid="0218d5f9" style:font-weight-asian="bold" style:font-weight-complex="bold"/>
    </style:style>
    <style:style style:name="T45" style:family="text">
      <style:text-properties fo:font-size="10.5pt" fo:font-weight="bold" officeooo:rsid="005a3cd9" style:font-size-asian="10.5pt" style:font-weight-asian="bold" style:font-size-complex="10.5pt" style:font-weight-complex="bold"/>
    </style:style>
    <style:style style:name="T46" style:family="text">
      <style:text-properties fo:font-size="10.5pt" fo:font-weight="normal" officeooo:rsid="005a3cd9" style:font-size-asian="10.5pt" style:font-weight-asian="normal" style:font-size-complex="10.5pt" style:font-weight-complex="normal"/>
    </style:style>
    <style:style style:name="T47" style:family="text">
      <style:text-properties fo:font-size="10.5pt" fo:font-weight="normal" officeooo:rsid="0162f2c9" style:font-size-asian="10.5pt" style:font-weight-asian="normal" style:font-size-complex="10.5pt" style:font-weight-complex="normal"/>
    </style:style>
    <style:style style:name="T48" style:family="text">
      <style:text-properties fo:font-weight="bold" officeooo:rsid="005a3cd9" style:font-weight-asian="bold" style:font-weight-complex="bold"/>
    </style:style>
    <style:style style:name="T49" style:family="text">
      <style:text-properties fo:font-weight="normal" officeooo:rsid="005a3cd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weight="bold" officeooo:rsid="005bc19a" style:font-weight-asian="bold" style:font-weight-complex="bold"/>
    </style:style>
    <style:style style:name="T53" style:family="text">
      <style:text-properties fo:font-weight="normal" officeooo:rsid="005bc19a" style:font-weight-asian="normal" style:font-weight-complex="normal"/>
    </style:style>
    <style:style style:name="T54" style:family="text">
      <style:text-properties fo:font-weight="bold" officeooo:rsid="009a882a" style:font-weight-asian="bold" style:font-weight-complex="bold"/>
    </style:style>
    <style:style style:name="T55" style:family="text">
      <style:text-properties fo:font-weight="normal" officeooo:rsid="009a882a" style:font-weight-asian="normal" style:font-weight-complex="normal"/>
    </style:style>
    <style:style style:name="T56" style:family="text">
      <style:text-properties fo:font-weight="normal" officeooo:rsid="00d795cd" style:font-weight-asian="normal" style:font-weight-complex="normal"/>
    </style:style>
    <style:style style:name="T57" style:family="text">
      <style:text-properties officeooo:rsid="005a3cd9"/>
    </style:style>
    <style:style style:name="T58" style:family="text">
      <style:text-properties officeooo:rsid="00d852be"/>
    </style:style>
    <style:style style:name="T59" style:family="text">
      <style:text-properties officeooo:rsid="00d952c5"/>
    </style:style>
    <style:style style:name="T60" style:family="text">
      <style:text-properties officeooo:rsid="00d9906b"/>
    </style:style>
    <style:style style:name="T61" style:family="text">
      <style:text-properties officeooo:rsid="0098c111"/>
    </style:style>
    <style:style style:name="T62" style:family="text">
      <style:text-properties fo:font-style="normal" fo:font-weight="bold" officeooo:rsid="0056171a" style:font-style-asian="normal" style:font-weight-asian="bold" style:font-style-complex="normal" style:font-weight-complex="bold"/>
    </style:style>
    <style:style style:name="T63" style:family="text">
      <style:text-properties fo:font-style="normal" fo:font-weight="normal" officeooo:rsid="0056171a" style:font-style-asian="normal" style:font-weight-asian="normal" style:font-style-complex="normal" style:font-weight-complex="normal"/>
    </style:style>
    <style:style style:name="T64" style:family="text">
      <style:text-properties fo:font-style="normal" fo:font-weight="bold" officeooo:rsid="0155fae6" style:font-style-asian="normal" style:font-weight-asian="bold" style:font-style-complex="normal" style:font-weight-complex="bold"/>
    </style:style>
    <style:style style:name="T65" style:family="text">
      <style:text-properties fo:font-style="normal" fo:font-weight="normal" officeooo:rsid="0056b7dd" style:font-style-asian="normal" style:font-weight-asian="normal" style:font-style-complex="normal" style:font-weight-complex="normal"/>
    </style:style>
    <style:style style:name="T66" style:family="text">
      <style:text-properties officeooo:rsid="016094db"/>
    </style:style>
    <style:style style:name="T67" style:family="text">
      <style:text-properties fo:font-style="normal" fo:font-weight="normal" officeooo:rsid="0155fae6" style:font-style-asian="normal" style:font-weight-asian="normal" style:font-style-complex="normal" style:font-weight-complex="normal"/>
    </style:style>
    <style:style style:name="T68" style:family="text">
      <style:text-properties officeooo:rsid="01531ebe"/>
    </style:style>
    <style:style style:name="T69" style:family="text">
      <style:text-properties officeooo:rsid="00ce88d4"/>
    </style:style>
    <style:style style:name="T70" style:family="text">
      <style:text-properties officeooo:rsid="00d074e4"/>
    </style:style>
    <style:style style:name="T71" style:family="text">
      <style:text-properties officeooo:rsid="016d842e"/>
    </style:style>
    <style:style style:name="T72" style:family="text">
      <style:text-properties officeooo:rsid="00661100"/>
    </style:style>
    <style:style style:name="T73" style:family="text">
      <style:text-properties fo:font-style="normal" fo:font-weight="bold" officeooo:rsid="006a8966" style:font-style-asian="normal" style:font-weight-asian="bold" style:font-style-complex="normal" style:font-weight-complex="bold"/>
    </style:style>
    <style:style style:name="T74" style:family="text">
      <style:text-properties fo:font-style="normal" fo:font-weight="normal" officeooo:rsid="006a8966" style:font-style-asian="normal" style:font-weight-asian="normal" style:font-style-complex="normal" style:font-weight-complex="normal"/>
    </style:style>
    <style:style style:name="T75" style:family="text">
      <style:text-properties fo:font-style="normal" fo:font-weight="normal" officeooo:rsid="00b0ddef" style:font-style-asian="normal" style:font-weight-asian="normal" style:font-style-complex="normal" style:font-weight-complex="normal"/>
    </style:style>
    <style:style style:name="T76" style:family="text">
      <style:text-properties fo:font-style="normal" fo:font-weight="normal" officeooo:rsid="021b8396" style:font-style-asian="normal" style:font-weight-asian="normal" style:font-style-complex="normal" style:font-weight-complex="normal"/>
    </style:style>
    <style:style style:name="T77" style:family="text">
      <style:text-properties fo:font-style="normal" fo:font-weight="normal" officeooo:rsid="01021cd5" style:font-style-asian="normal" style:font-weight-asian="normal" style:font-style-complex="normal" style:font-weight-complex="normal"/>
    </style:style>
    <style:style style:name="T78" style:family="text">
      <style:text-properties fo:font-style="normal" fo:font-weight="normal" officeooo:rsid="020edd88" style:font-style-asian="normal" style:font-weight-asian="normal" style:font-style-complex="normal" style:font-weight-complex="normal"/>
    </style:style>
    <style:style style:name="T79" style:family="text">
      <style:text-properties fo:font-size="10.5pt" style:font-size-asian="10.5pt" style:font-size-complex="10.5pt"/>
    </style:style>
    <style:style style:name="T80" style:family="text">
      <style:text-properties fo:font-size="10.5pt" officeooo:rsid="0214657e" style:font-size-asian="10.5pt" style:font-size-complex="10.5pt"/>
    </style:style>
    <style:style style:name="T81" style:family="text">
      <style:text-properties officeooo:rsid="01756d29"/>
    </style:style>
    <style:style style:name="T82" style:family="text">
      <style:text-properties fo:font-weight="bold" officeooo:rsid="00800976" style:font-weight-asian="bold" style:font-weight-complex="bold"/>
    </style:style>
    <style:style style:name="T83" style:family="text">
      <style:text-properties fo:font-weight="normal" officeooo:rsid="00800976" style:font-weight-asian="normal" style:font-weight-complex="normal"/>
    </style:style>
    <style:style style:name="T84" style:family="text">
      <style:text-properties fo:font-weight="normal" officeooo:rsid="01a13f67" style:font-weight-asian="normal" style:font-weight-complex="normal"/>
    </style:style>
    <style:style style:name="T85" style:family="text">
      <style:text-properties fo:font-weight="bold" officeooo:rsid="008a7966" style:font-weight-asian="bold" style:font-weight-complex="bold"/>
    </style:style>
    <style:style style:name="T86" style:family="text">
      <style:text-properties fo:font-weight="normal" officeooo:rsid="008a7966" style:font-weight-asian="normal" style:font-weight-complex="normal"/>
    </style:style>
    <style:style style:name="T87" style:family="text">
      <style:text-properties fo:font-weight="normal" officeooo:rsid="00843d53" style:font-weight-asian="normal" style:font-weight-complex="normal"/>
    </style:style>
    <style:style style:name="T88" style:family="text">
      <style:text-properties fo:font-weight="normal" officeooo:rsid="01a4e41c" style:font-weight-asian="normal" style:font-weight-complex="normal"/>
    </style:style>
    <style:style style:name="T89" style:family="text">
      <style:text-properties officeooo:rsid="0091bbd8"/>
    </style:style>
    <style:style style:name="T90" style:family="text">
      <style:text-properties officeooo:rsid="01a59758"/>
    </style:style>
    <style:style style:name="T91" style:family="text">
      <style:text-properties officeooo:rsid="01a29fb8"/>
    </style:style>
    <style:style style:name="T92" style:family="text">
      <style:text-properties officeooo:rsid="019082d2"/>
    </style:style>
    <style:style style:name="T93" style:family="text">
      <style:text-properties officeooo:rsid="02165bcf"/>
    </style:style>
    <style:style style:name="T94" style:family="text">
      <style:text-properties officeooo:rsid="021b8396"/>
    </style:style>
    <style:style style:name="T95" style:family="text">
      <style:text-properties fo:font-size="12pt" fo:font-weight="bold" style:font-size-asian="12pt" style:font-weight-asian="bold" style:font-size-complex="12pt" style:font-weight-complex="bold"/>
    </style:style>
    <style:style style:name="T96" style:family="text">
      <style:text-properties fo:font-size="12pt" fo:font-weight="bold" officeooo:rsid="00dd324d" style:font-size-asian="12pt" style:font-weight-asian="bold" style:font-size-complex="12pt" style:font-weight-complex="bold"/>
    </style:style>
    <style:style style:name="T97" style:family="text">
      <style:text-properties officeooo:rsid="00dd324d"/>
    </style:style>
    <style:style style:name="T98" style:family="text">
      <style:text-properties fo:font-size="12pt" fo:font-weight="bold" officeooo:rsid="00cd687d" style:font-size-asian="12pt" style:font-weight-asian="bold" style:font-size-complex="12pt" style:font-weight-complex="bold"/>
    </style:style>
    <style:style style:name="T99" style:family="text">
      <style:text-properties fo:font-size="12pt" fo:font-weight="bold" officeooo:rsid="023a5ff3" style:font-size-asian="12pt" style:font-weight-asian="bold" style:font-size-complex="12pt" style:font-weight-complex="bold"/>
    </style:style>
    <style:style style:name="T100" style:family="text">
      <style:text-properties officeooo:rsid="023a5ff3"/>
    </style:style>
    <style:style style:name="T101" style:family="text">
      <style:text-properties fo:font-size="12pt" fo:font-weight="bold" officeooo:rsid="01be848a" style:font-size-asian="12pt" style:font-weight-asian="bold" style:font-size-complex="12pt" style:font-weight-complex="bold"/>
    </style:style>
    <style:style style:name="T102" style:family="text">
      <style:text-properties officeooo:rsid="01c223ce"/>
    </style:style>
    <style:style style:name="T103" style:family="text">
      <style:text-properties fo:font-size="12pt" fo:font-weight="bold" officeooo:rsid="02407986" style:font-size-asian="12pt" style:font-weight-asian="bold" style:font-size-complex="12pt" style:font-weight-complex="bold"/>
    </style:style>
    <style:style style:name="T104" style:family="text">
      <style:text-properties fo:font-size="10pt" fo:font-weight="bold" style:font-size-asian="10pt" style:font-weight-asian="bold" style:font-size-complex="10pt" style:font-weight-complex="bold"/>
    </style:style>
    <style:style style:name="T105" style:family="text">
      <style:text-properties fo:font-family="Alia" fo:font-size="10pt" fo:font-weight="normal" style:font-size-asian="10pt" style:font-weight-asian="normal" style:font-size-complex="10pt" style:font-weight-complex="normal"/>
    </style:style>
    <style:style style:name="T106" style:family="text">
      <style:text-properties style:font-name="Arial1" fo:font-size="10pt" fo:font-weight="normal" officeooo:rsid="02407986" style:font-size-asian="10pt" style:font-weight-asian="normal" style:font-size-complex="10pt" style:font-weight-complex="normal"/>
    </style:style>
    <style:style style:name="T107" style:family="text">
      <style:text-properties style:font-name="Liberation Mono" fo:font-size="10pt" fo:font-weight="bold" officeooo:rsid="02407986" style:font-size-asian="10pt" style:font-weight-asian="bold" style:font-size-complex="10pt" style:font-weight-complex="bold"/>
    </style:style>
    <style:style style:name="T108" style:family="text">
      <style:text-properties fo:font-size="12pt" fo:font-weight="bold" officeooo:rsid="01f8eba1" style:font-size-asian="12pt" style:font-weight-asian="bold" style:font-size-complex="12pt" style:font-weight-complex="bold"/>
    </style:style>
    <style:style style:name="T109" style:family="text">
      <style:text-properties officeooo:rsid="01f8eba1"/>
    </style:style>
    <style:style style:name="T110" style:family="text">
      <style:text-properties style:use-window-font-color="true" loext:opacity="0%" fo:font-size="12pt" fo:font-weight="bold" officeooo:rsid="00ab28f7" style:font-size-asian="12pt" style:font-weight-asian="bold" style:font-size-complex="12pt" style:font-weight-complex="bold"/>
    </style:style>
    <style:style style:name="T111" style:family="text">
      <style:text-properties style:use-window-font-color="true" loext:opacity="0%" fo:font-size="12pt" fo:font-weight="bold" style:font-size-asian="12pt" style:font-weight-asian="bold" style:font-size-complex="12pt" style:font-weight-complex="bold"/>
    </style:style>
    <style:style style:name="T112" style:family="text">
      <style:text-properties style:use-window-font-color="true" loext:opacity="0%" fo:font-size="10pt" style:font-size-asian="10pt" style:font-size-complex="10pt"/>
    </style:style>
    <style:style style:name="T113" style:family="text">
      <style:text-properties style:use-window-font-color="true" loext:opacity="0%" fo:font-size="10pt" fo:font-weight="bold" style:font-size-asian="10pt" style:font-weight-asian="bold" style:font-size-complex="10pt" style:font-weight-complex="bold"/>
    </style:style>
    <style:style style:name="T114" style:family="text">
      <style:text-properties fo:font-size="12pt" fo:font-weight="bold" officeooo:rsid="01e0d05d" style:font-size-asian="12pt" style:font-weight-asian="bold" style:font-size-complex="12pt" style:font-weight-complex="bold"/>
    </style:style>
    <style:style style:name="T115" style:family="text">
      <style:text-properties style:font-name="Arial1" fo:font-size="10pt" fo:font-weight="normal" officeooo:rsid="01e0d05d" style:font-size-asian="10pt" style:font-weight-asian="normal" style:font-size-complex="10pt" style:font-weight-complex="normal"/>
    </style:style>
    <style:style style:name="T116" style:family="text">
      <style:text-properties style:font-name="Liberation Mono" fo:font-size="10pt" fo:font-weight="bold" officeooo:rsid="01e0d05d" style:font-size-asian="10pt" style:font-weight-asian="bold" style:font-size-complex="10pt" style:font-weight-complex="bold"/>
    </style:style>
    <style:style style:name="T117" style:family="text">
      <style:text-properties officeooo:rsid="002404fd"/>
    </style:style>
    <style:style style:name="T118" style:family="text">
      <style:text-properties style:use-window-font-color="true" loext:opacity="0%" fo:font-size="12pt" fo:font-weight="bold" officeooo:rsid="00a8c265" style:font-size-asian="12pt" style:font-weight-asian="bold" style:font-size-complex="12pt" style:font-weight-complex="bold"/>
    </style:style>
    <style:style style:name="T11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0" style:family="text">
      <style:text-properties style:use-window-font-color="true" loext:opacity="0%" fo:font-size="12pt" fo:font-weight="bold" officeooo:rsid="023603f2" style:font-size-asian="12pt" style:font-weight-asian="bold" style:font-size-complex="12pt" style:font-weight-complex="bold"/>
    </style:style>
    <style:style style:name="T121" style:family="text">
      <style:text-properties style:font-name="Arial1" fo:font-weight="normal" officeooo:rsid="0237c5d3" style:font-weight-asian="normal" style:font-weight-complex="normal"/>
    </style:style>
    <style:style style:name="T122" style:family="text">
      <style:text-properties style:font-name="Arial1" fo:font-weight="normal" style:font-weight-asian="normal" style:font-weight-complex="normal"/>
    </style:style>
    <style:style style:name="T123" style:family="text">
      <style:text-properties style:font-name="Arial1" fo:font-weight="normal" officeooo:rsid="023603f2" style:font-weight-asian="normal" style:font-weight-complex="normal"/>
    </style:style>
    <style:style style:name="T124" style:family="text">
      <style:text-properties fo:font-size="12pt" fo:font-weight="bold" officeooo:rsid="00b24505" style:font-size-asian="12pt" style:font-weight-asian="bold" style:font-size-complex="12pt" style:font-weight-complex="bold"/>
    </style:style>
    <style:style style:name="T125" style:family="text">
      <style:text-properties style:font-name="Arial1" fo:font-size="10pt" fo:font-weight="normal" officeooo:rsid="00b24505" style:font-size-asian="10pt" style:font-weight-asian="normal" style:font-size-complex="10pt" style:font-weight-complex="normal"/>
    </style:style>
    <style:style style:name="T126" style:family="text">
      <style:text-properties style:font-name="Liberation Mono" fo:font-size="10pt" fo:font-weight="bold" officeooo:rsid="00b24505" style:font-size-asian="10pt" style:font-weight-asian="bold" style:font-size-complex="10pt" style:font-weight-complex="bold"/>
    </style:style>
    <style:style style:name="T127" style:family="text">
      <style:text-properties style:font-name="Arial1" fo:font-size="10pt" fo:font-weight="normal" officeooo:rsid="00b3fac2" style:font-size-asian="10pt" style:font-weight-asian="normal" style:font-size-complex="10pt" style:font-weight-complex="normal"/>
    </style:style>
    <style:style style:name="T128" style:family="text">
      <style:text-properties style:font-name="Arial1" fo:font-size="10pt" fo:font-weight="normal" officeooo:rsid="00b5bc0c" style:font-size-asian="10pt" style:font-weight-asian="normal" style:font-size-complex="10pt" style:font-weight-complex="normal"/>
    </style:style>
    <style:style style:name="T129" style:family="text">
      <style:text-properties style:font-name="Liberation Mono" fo:font-size="10pt" fo:font-weight="bold" officeooo:rsid="00b3fac2" style:font-size-asian="10pt" style:font-weight-asian="bold" style:font-size-complex="10pt" style:font-weight-complex="bold"/>
    </style:style>
    <style:style style:name="T130" style:family="text">
      <style:text-properties fo:font-size="12pt" fo:font-weight="bold" officeooo:rsid="001d23a3" style:font-size-asian="12pt" style:font-weight-asian="bold" style:font-size-complex="12pt" style:font-weight-complex="bold"/>
    </style:style>
    <style:style style:name="T131" style:family="text">
      <style:text-properties fo:font-size="12pt" fo:font-weight="bold" officeooo:rsid="01e48e7d" style:font-size-asian="12pt" style:font-weight-asian="bold" style:font-size-complex="12pt" style:font-weight-complex="bold"/>
    </style:style>
    <style:style style:name="T132" style:family="text">
      <style:text-properties fo:font-size="12pt" fo:font-weight="bold" officeooo:rsid="01ef8f02" style:font-size-asian="12pt" style:font-weight-asian="bold" style:font-size-complex="12pt" style:font-weight-complex="bold"/>
    </style:style>
    <style:style style:name="T133" style:family="text">
      <style:text-properties fo:font-size="12pt" fo:font-weight="bold" officeooo:rsid="01ebe4b0" style:font-size-asian="12pt" style:font-weight-asian="bold" style:font-size-complex="12pt" style:font-weight-complex="bold"/>
    </style:style>
    <style:style style:name="T134" style:family="text">
      <style:text-properties officeooo:rsid="01ebe4b0"/>
    </style:style>
    <style:style style:name="T135" style:family="text">
      <style:text-properties fo:font-size="12pt" fo:font-weight="bold" officeooo:rsid="008dfbe8" style:font-size-asian="12pt" style:font-weight-asian="bold" style:font-size-complex="12pt" style:font-weight-complex="bold"/>
    </style:style>
    <style:style style:name="T136" style:family="text">
      <style:text-properties fo:font-size="12pt" fo:font-weight="bold" officeooo:rsid="008cecbd" style:font-size-asian="12pt" style:font-weight-asian="bold" style:font-size-complex="12pt" style:font-weight-complex="bold"/>
    </style:style>
    <style:style style:name="T137" style:family="text">
      <style:text-properties style:font-name="Arial1" fo:font-size="10pt" fo:font-weight="normal" style:font-size-asian="10pt" style:font-weight-asian="normal" style:font-size-complex="10pt" style:font-weight-complex="normal"/>
    </style:style>
    <style:style style:name="T138" style:family="text">
      <style:text-properties style:font-name="Arial1" fo:font-size="10pt" fo:font-weight="normal" officeooo:rsid="01ae37c2" style:font-size-asian="10pt" style:font-weight-asian="normal" style:font-size-complex="10pt" style:font-weight-complex="normal"/>
    </style:style>
    <style:style style:name="T139" style:family="text">
      <style:text-properties style:font-name="Liberation Mono" fo:font-size="10pt" fo:font-weight="bold" officeooo:rsid="01ae37c2" style:font-size-asian="10pt" style:font-weight-asian="bold" style:font-size-complex="10pt" style:font-weight-complex="bold"/>
    </style:style>
    <style:style style:name="T140" style:family="text">
      <style:text-properties style:use-window-font-color="true" loext:opacity="0%" fo:font-size="12pt" fo:font-weight="bold" officeooo:rsid="0136fc43" style:font-size-asian="12pt" style:font-weight-asian="bold" style:font-size-complex="12pt" style:font-weight-complex="bold"/>
    </style:style>
    <style:style style:name="T14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4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4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4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45" style:family="text">
      <style:text-properties fo:font-size="12pt" fo:font-weight="bold" officeooo:rsid="007b2a4e" style:font-size-asian="12pt" style:font-weight-asian="bold" style:font-size-complex="12pt" style:font-weight-complex="bold"/>
    </style:style>
    <style:style style:name="T146" style:family="text">
      <style:text-properties officeooo:rsid="007d1f5e"/>
    </style:style>
    <style:style style:name="T147" style:family="text">
      <style:text-properties fo:font-size="12pt" fo:font-weight="bold" officeooo:rsid="01ff94a1" style:font-size-asian="12pt" style:font-weight-asian="bold" style:font-size-complex="12pt" style:font-weight-complex="bold"/>
    </style:style>
    <style:style style:name="T148" style:family="text">
      <style:text-properties fo:font-size="12pt" fo:font-weight="bold" officeooo:rsid="01a33059" style:font-size-asian="12pt" style:font-weight-asian="bold" style:font-size-complex="12pt" style:font-weight-complex="bold"/>
    </style:style>
    <style:style style:name="T149" style:family="text">
      <style:text-properties fo:font-size="12pt" fo:font-weight="bold" officeooo:rsid="01db74af" style:font-size-asian="12pt" style:font-weight-asian="bold" style:font-size-complex="12pt" style:font-weight-complex="bold"/>
    </style:style>
    <style:style style:name="T150" style:family="text">
      <style:text-properties style:use-window-font-color="true" loext:opacity="0%" fo:font-size="12pt" fo:font-weight="bold" officeooo:rsid="01d4db50" style:font-size-asian="12pt" style:font-weight-asian="bold" style:font-size-complex="12pt" style:font-weight-complex="bold"/>
    </style:style>
    <style:style style:name="T151" style:family="text">
      <style:text-properties fo:font-size="12pt" fo:font-weight="bold" officeooo:rsid="00a11762" style:font-size-asian="12pt" style:font-weight-asian="bold" style:font-size-complex="12pt" style:font-weight-complex="bold"/>
    </style:style>
    <style:style style:name="T152" style:family="text">
      <style:text-properties officeooo:rsid="00a11762"/>
    </style:style>
    <style:style style:name="T153" style:family="text">
      <style:text-properties fo:font-size="12pt" fo:font-weight="bold" officeooo:rsid="0228fc61" style:font-size-asian="12pt" style:font-weight-asian="bold" style:font-size-complex="12pt" style:font-weight-complex="bold"/>
    </style:style>
    <style:style style:name="T154" style:family="text">
      <style:text-properties officeooo:rsid="0228fc61"/>
    </style:style>
    <style:style style:name="T155" style:family="text">
      <style:text-properties fo:font-size="12pt" fo:font-weight="bold" officeooo:rsid="0164bf1d" style:font-size-asian="12pt" style:font-weight-asian="bold" style:font-size-complex="12pt" style:font-weight-complex="bold"/>
    </style:style>
    <style:style style:name="T156" style:family="text">
      <style:text-properties fo:font-size="12pt" fo:font-weight="bold" officeooo:rsid="023f35a4" style:font-size-asian="12pt" style:font-weight-asian="bold" style:font-size-complex="12pt" style:font-weight-complex="bold"/>
    </style:style>
    <style:style style:name="T157" style:family="text">
      <style:text-properties fo:font-size="12pt" fo:font-weight="bold" officeooo:rsid="02058d47" style:font-size-asian="12pt" style:font-weight-asian="bold" style:font-size-complex="12pt" style:font-weight-complex="bold"/>
    </style:style>
    <style:style style:name="T158" style:family="text">
      <style:text-properties style:use-window-font-color="true" loext:opacity="0%" fo:font-size="12pt" fo:font-weight="bold" officeooo:rsid="01093ef1" style:font-size-asian="12pt" style:font-weight-asian="bold" style:font-size-complex="12pt" style:font-weight-complex="bold"/>
    </style:style>
    <style:style style:name="T159" style:family="text">
      <style:text-properties officeooo:rsid="0116f5c2"/>
    </style:style>
    <style:style style:name="T160" style:family="text">
      <style:text-properties fo:font-size="12pt" fo:font-weight="bold" officeooo:rsid="02015f3c" style:font-size-asian="12pt" style:font-weight-asian="bold" style:font-size-complex="12pt" style:font-weight-complex="bold"/>
    </style:style>
    <style:style style:name="T161" style:family="text">
      <style:text-properties fo:font-size="12pt" fo:font-weight="bold" officeooo:rsid="01918cc4" style:font-size-asian="12pt" style:font-weight-asian="bold" style:font-size-complex="12pt" style:font-weight-complex="bold"/>
    </style:style>
    <style:style style:name="T162" style:family="text">
      <style:text-properties fo:font-size="12pt" fo:font-weight="bold" officeooo:rsid="00eaeb72" style:font-size-asian="12pt" style:font-weight-asian="bold" style:font-size-complex="12pt" style:font-weight-complex="bold"/>
    </style:style>
    <style:style style:name="T163" style:family="text">
      <style:text-properties officeooo:rsid="01012052"/>
    </style:style>
    <style:style style:name="T164" style:family="text">
      <style:text-properties style:font-name="Liberation Mono" fo:font-weight="bold" officeooo:rsid="01012052" style:font-weight-asian="bold" style:font-weight-complex="bold"/>
    </style:style>
    <style:style style:name="T165" style:family="text">
      <style:text-properties fo:font-size="12pt" fo:font-weight="bold" officeooo:rsid="00db718f" style:font-size-asian="12pt" style:font-weight-asian="bold" style:font-size-complex="12pt" style:font-weight-complex="bold"/>
    </style:style>
    <style:style style:name="T166" style:family="text">
      <style:text-properties officeooo:rsid="00dbbd99"/>
    </style:style>
    <style:style style:name="T167" style:family="text">
      <style:text-properties fo:font-size="12pt" fo:font-weight="bold" officeooo:rsid="01e822f7" style:font-size-asian="12pt" style:font-weight-asian="bold" style:font-size-complex="12pt" style:font-weight-complex="bold"/>
    </style:style>
    <style:style style:name="T168" style:family="text">
      <style:text-properties officeooo:rsid="01e94819"/>
    </style:style>
    <style:style style:name="T169" style:family="text">
      <style:text-properties fo:font-size="12pt" fo:font-weight="bold" officeooo:rsid="003fee34" style:font-size-asian="12pt" style:font-weight-asian="bold" style:font-size-complex="12pt" style:font-weight-complex="bold"/>
    </style:style>
    <style:style style:name="T170" style:family="text">
      <style:text-properties fo:font-size="10pt" officeooo:rsid="003fee34" style:font-size-asian="10pt" style:font-size-complex="10pt"/>
    </style:style>
    <style:style style:name="T171" style:family="text">
      <style:text-properties style:font-name="Arial1" fo:font-size="10pt" fo:font-weight="normal" officeooo:rsid="00901491" style:font-size-asian="10pt" style:font-weight-asian="normal" style:font-size-complex="10pt" style:font-weight-complex="normal"/>
    </style:style>
    <style:style style:name="T172" style:family="text">
      <style:text-properties style:font-name="Liberation Mono" fo:font-size="10pt" fo:font-weight="bold" officeooo:rsid="00901491" style:font-size-asian="10pt" style:font-weight-asian="bold" style:font-size-complex="10pt" style:font-weight-complex="bold"/>
    </style:style>
    <style:style style:name="T173" style:family="text">
      <style:text-properties style:use-window-font-color="true" loext:opacity="0%" fo:font-size="12pt" fo:font-weight="bold" officeooo:rsid="00eaeb72" style:font-size-asian="12pt" style:font-weight-asian="bold" style:font-size-complex="12pt" style:font-weight-complex="bold"/>
    </style:style>
    <style:style style:name="T174"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75"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76"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77"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178" style:family="text">
      <style:text-properties fo:font-size="12pt" fo:font-weight="bold" officeooo:rsid="01f837b4" style:font-size-asian="12pt" style:font-weight-asian="bold" style:font-size-complex="12pt" style:font-weight-complex="bold"/>
    </style:style>
    <style:style style:name="T179" style:family="text">
      <style:text-properties fo:font-size="12pt" fo:font-weight="bold" officeooo:rsid="00ab28f7" style:font-size-asian="12pt" style:font-weight-asian="bold" style:font-size-complex="12pt" style:font-weight-complex="bold"/>
    </style:style>
    <style:style style:name="T180" style:family="text">
      <style:text-properties fo:font-size="12pt" fo:font-weight="bold" officeooo:rsid="00a8c265" style:font-size-asian="12pt" style:font-weight-asian="bold" style:font-size-complex="12pt" style:font-weight-complex="bold"/>
    </style:style>
    <style:style style:name="T181" style:family="text">
      <style:text-properties style:font-name="Arial1" fo:font-size="10pt" fo:font-weight="normal" officeooo:rsid="00a8c265" style:font-size-asian="10pt" style:font-weight-asian="normal" style:font-size-complex="10pt" style:font-weight-complex="normal"/>
    </style:style>
    <style:style style:name="T182" style:family="text">
      <style:text-properties fo:font-size="12pt" fo:font-weight="bold" officeooo:rsid="023603f2" style:font-size-asian="12pt" style:font-weight-asian="bold" style:font-size-complex="12pt" style:font-weight-complex="bold"/>
    </style:style>
    <style:style style:name="T183" style:family="text">
      <style:text-properties fo:font-size="12pt" fo:font-weight="bold" officeooo:rsid="01d4db50" style:font-size-asian="12pt" style:font-weight-asian="bold" style:font-size-complex="12pt" style:font-weight-complex="bold"/>
    </style:style>
    <style:style style:name="T184" style:family="text">
      <style:text-properties officeooo:rsid="0237c5d3"/>
    </style:style>
    <style:style style:name="T185" style:family="text">
      <style:text-properties officeooo:rsid="023603f2"/>
    </style:style>
    <style:style style:name="T186" style:family="text">
      <style:text-properties fo:font-size="12pt" fo:font-weight="bold" officeooo:rsid="0136fc43" style:font-size-asian="12pt" style:font-weight-asian="bold" style:font-size-complex="12pt" style:font-weight-complex="bold"/>
    </style:style>
    <style:style style:name="T187" style:family="text">
      <style:text-properties style:font-name="Liberation Mono" fo:font-size="10pt" fo:font-weight="bold" style:font-size-asian="10pt" style:font-weight-asian="bold" style:font-size-complex="10pt" style:font-weight-complex="bold"/>
    </style:style>
    <style:style style:name="T188" style:family="text">
      <style:text-properties style:font-name="Arial1" fo:font-size="10pt" fo:font-weight="normal" officeooo:rsid="01414e59" style:font-size-asian="10pt" style:font-weight-asian="normal" style:font-size-complex="10pt" style:font-weight-complex="normal"/>
    </style:style>
    <style:style style:name="T189" style:family="text">
      <style:text-properties style:font-name="Arial1" fo:font-size="10pt" fo:font-weight="normal" officeooo:rsid="020344e8" style:font-size-asian="10pt" style:font-weight-asian="normal" style:font-size-complex="10pt" style:font-weight-complex="normal"/>
    </style:style>
    <style:style style:name="T190" style:family="text">
      <style:text-properties fo:font-size="12pt" fo:font-weight="bold" officeooo:rsid="01093ef1" style:font-size-asian="12pt" style:font-weight-asian="bold" style:font-size-complex="12pt" style:font-weight-complex="bold"/>
    </style:style>
    <style:style style:name="T191" style:family="text">
      <style:text-properties style:font-name="Arial1" fo:font-size="10pt" fo:font-weight="normal" officeooo:rsid="00eeaeae" style:font-size-asian="10pt" style:font-weight-asian="normal" style:font-size-complex="10pt" style:font-weight-complex="normal"/>
    </style:style>
    <style:style style:name="T192" style:family="text">
      <style:text-properties style:font-name="Arial1" fo:font-size="10pt" fo:font-weight="normal" officeooo:rsid="00eaeb72" style:font-size-asian="10pt" style:font-weight-asian="normal" style:font-size-complex="10pt" style:font-weight-complex="normal"/>
    </style:style>
    <style:style style:name="T193" style:family="text">
      <style:text-properties style:font-name="Liberation Mono" fo:font-size="10pt" fo:font-weight="bold" officeooo:rsid="00eaeb72" style:font-size-asian="10pt" style:font-weight-asian="bold" style:font-size-complex="10pt" style:font-weight-complex="bold"/>
    </style:style>
    <style:style style:name="T194" style:family="text">
      <style:text-properties style:font-name="Arial1" fo:font-size="10pt" fo:font-weight="normal" officeooo:rsid="01b74e5e" style:font-size-asian="10pt" style:font-weight-asian="normal" style:font-size-complex="10pt" style:font-weight-complex="normal"/>
    </style:style>
    <style:style style:name="T195" style:family="text">
      <style:text-properties officeooo:rsid="00bc1fa7"/>
    </style:style>
    <style:style style:name="T196" style:family="text">
      <style:text-properties officeooo:rsid="00beb2e6"/>
    </style:style>
    <style:style style:name="T197" style:family="text">
      <style:text-properties officeooo:rsid="00d476d0"/>
    </style:style>
    <style:style style:name="T198" style:family="text">
      <style:text-properties officeooo:rsid="00d36289"/>
    </style:style>
    <style:style style:name="T199" style:family="text">
      <style:text-properties officeooo:rsid="00c93a55"/>
    </style:style>
    <style:style style:name="T200" style:family="text">
      <style:text-properties fo:font-size="12pt" fo:font-weight="bold" officeooo:rsid="01770a3a" style:font-size-asian="12pt" style:font-weight-asian="bold" style:font-size-complex="12pt" style:font-weight-complex="bold"/>
    </style:style>
    <style:style style:name="T201" style:family="text">
      <style:text-properties officeooo:rsid="00c6ddd1"/>
    </style:style>
    <style:style style:name="T202" style:family="text">
      <style:text-properties officeooo:rsid="00c5746a"/>
    </style:style>
    <style:style style:name="T203" style:family="text">
      <style:text-properties fo:font-size="12pt" fo:font-weight="bold" officeooo:rsid="01756d29" style:font-size-asian="12pt" style:font-weight-asian="bold" style:font-size-complex="12pt" style:font-weight-complex="bold"/>
    </style:style>
    <style:style style:name="T204" style:family="text">
      <style:text-properties fo:font-size="12pt" fo:font-weight="bold" officeooo:rsid="022bc517" style:font-size-asian="12pt" style:font-weight-asian="bold" style:font-size-complex="12pt" style:font-weight-complex="bold"/>
    </style:style>
    <style:style style:name="T205" style:family="text">
      <style:text-properties fo:font-size="12pt" fo:font-weight="bold" officeooo:rsid="023b7616" style:font-size-asian="12pt" style:font-weight-asian="bold" style:font-size-complex="12pt" style:font-weight-complex="bold"/>
    </style:style>
    <style:style style:name="T206" style:family="text">
      <style:text-properties officeooo:rsid="01fef4df"/>
    </style:style>
    <style:style style:name="T207" style:family="text">
      <style:text-properties fo:font-size="12pt" fo:font-weight="bold" officeooo:rsid="01fef4df" style:font-size-asian="12pt" style:font-weight-asian="bold" style:font-size-complex="12pt" style:font-weight-complex="bold"/>
    </style:style>
    <style:style style:name="T208" style:family="text">
      <style:text-properties officeooo:rsid="020344e8"/>
    </style:style>
    <style:style style:name="T209" style:family="text">
      <style:text-properties officeooo:rsid="018980e3"/>
    </style:style>
    <style:style style:name="T210" style:family="text">
      <style:text-properties officeooo:rsid="00976b5e"/>
    </style:style>
    <style:style style:name="T211" style:family="text">
      <style:text-properties fo:font-style="italic" fo:font-weight="bold" officeooo:rsid="00976b5e" style:font-style-asian="italic" style:font-weight-asian="bold" style:font-style-complex="italic" style:font-weight-complex="bold"/>
    </style:style>
    <style:style style:name="T212" style:family="text">
      <style:text-properties fo:font-style="italic" officeooo:rsid="00976b5e" style:font-style-asian="italic" style:font-style-complex="italic"/>
    </style:style>
    <style:style style:name="T213" style:family="text">
      <style:text-properties style:font-name="Liberation Mono" fo:font-weight="bold" officeooo:rsid="00ab28f7" style:font-weight-asian="bold" style:font-weight-complex="bold"/>
    </style:style>
    <style:style style:name="T214" style:family="text">
      <style:text-properties style:font-name="Liberation Mono" fo:font-weight="bold" officeooo:rsid="00a8c265" style:font-weight-asian="bold" style:font-weight-complex="bold"/>
    </style:style>
    <style:style style:name="T215" style:family="text">
      <style:text-properties style:font-name="Liberation Mono" fo:font-weight="bold" officeooo:rsid="00eaeb72" style:font-weight-asian="bold" style:font-weight-complex="bold"/>
    </style:style>
    <style:style style:name="T216" style:family="text">
      <style:text-properties style:font-name="Liberation Mono" fo:font-weight="bold" officeooo:rsid="01093ef1" style:font-weight-asian="bold" style:font-weight-complex="bold"/>
    </style:style>
    <style:style style:name="T217" style:family="text">
      <style:text-properties style:font-name="Liberation Mono" fo:font-weight="bold" officeooo:rsid="0136fc43" style:font-weight-asian="bold" style:font-weight-complex="bold"/>
    </style:style>
    <style:style style:name="T218" style:family="text">
      <style:text-properties fo:font-style="italic" fo:font-weight="bold" style:font-style-asian="italic" style:font-weight-asian="bold" style:font-style-complex="italic" style:font-weight-complex="bold"/>
    </style:style>
    <style:style style:name="T219" style:family="text">
      <style:text-properties style:font-name="Liberation Mono" fo:font-weight="bold" officeooo:rsid="01d4db50" style:font-weight-asian="bold" style:font-weight-complex="bold"/>
    </style:style>
    <style:style style:name="T220" style:family="text">
      <style:text-properties style:font-name="Liberation Mono" fo:font-weight="bold" officeooo:rsid="023603f2" style:font-weight-asian="bold" style:font-weight-complex="bold"/>
    </style:style>
    <style:style style:name="T221" style:family="text">
      <style:text-properties style:font-name="Liberation Mono" fo:font-style="normal" fo:font-weight="bold" officeooo:rsid="007d1f5e" style:font-style-asian="normal" style:font-weight-asian="bold" style:font-style-complex="normal" style:font-weight-complex="bold"/>
    </style:style>
    <style:style style:name="T222" style:family="text">
      <style:text-properties style:font-name="Liberation Mono" fo:font-style="normal" fo:font-weight="bold" officeooo:rsid="00b9ef1e" style:font-style-asian="normal" style:font-weight-asian="bold" style:font-style-complex="normal" style:font-weight-complex="bold"/>
    </style:style>
    <style:style style:name="T223" style:family="text">
      <style:text-properties officeooo:rsid="012bd22b"/>
    </style:style>
    <style:style style:name="T224" style:family="text">
      <style:text-properties style:font-name="Arial1" fo:font-weight="normal" officeooo:rsid="00eaeb72" style:font-weight-asian="normal" style:font-weight-complex="normal"/>
    </style:style>
    <style:style style:name="T225" style:family="text">
      <style:text-properties style:font-name="Arial1" fo:font-weight="normal" officeooo:rsid="01093ef1" style:font-weight-asian="normal" style:font-weight-complex="normal"/>
    </style:style>
    <style:style style:name="T226" style:family="text">
      <style:text-properties style:font-name="Arial1" fo:font-weight="normal" officeooo:rsid="0136fc43" style:font-weight-asian="normal" style:font-weight-complex="normal"/>
    </style:style>
    <style:style style:name="T227" style:family="text">
      <style:text-properties style:font-name="Arial1" fo:font-weight="normal" officeooo:rsid="01d4db50" style:font-weight-asian="normal" style:font-weight-complex="normal"/>
    </style:style>
    <style:style style:name="T228" style:family="text">
      <style:text-properties style:font-name="Arial1" fo:font-weight="normal" officeooo:rsid="00a9bbb8" style:font-weight-asian="normal" style:font-weight-complex="normal"/>
    </style:style>
    <style:style style:name="T229" style:family="text">
      <style:text-properties style:font-name="Liberation Mono" fo:font-weight="bold" officeooo:rsid="00a9bbb8" style:font-weight-asian="bold" style:font-weight-complex="bold"/>
    </style:style>
    <style:style style:name="T230" style:family="text">
      <style:text-properties fo:font-style="normal" officeooo:rsid="012bd22b" style:font-style-asian="normal" style:font-style-complex="normal"/>
    </style:style>
    <style:style style:name="T231" style:family="text">
      <style:text-properties fo:font-style="normal" officeooo:rsid="007d1f5e" style:font-style-asian="normal" style:font-style-complex="normal"/>
    </style:style>
    <style:style style:name="T232" style:family="text">
      <style:text-properties style:font-name="Liberation Mono" fo:font-style="normal" fo:font-weight="bold" officeooo:rsid="00bc0cc6" style:font-style-asian="normal" style:font-weight-asian="bold" style:font-style-complex="normal" style:font-weight-complex="bold"/>
    </style:style>
    <style:style style:name="T233" style:family="text">
      <style:text-properties fo:font-style="normal" officeooo:rsid="00bc0cc6" style:font-style-asian="normal" style:font-style-complex="normal"/>
    </style:style>
    <style:style style:name="T234" style:family="text">
      <style:text-properties fo:font-style="normal" officeooo:rsid="00d36289" style:font-style-asian="normal" style:font-style-complex="normal"/>
    </style:style>
    <style:style style:name="T235" style:family="text">
      <style:text-properties style:font-name="Arial1" fo:font-style="normal" fo:font-weight="normal" officeooo:rsid="007d1f5e" style:font-style-asian="normal" style:font-weight-asian="normal" style:font-style-complex="normal" style:font-weight-complex="normal"/>
    </style:style>
    <style:style style:name="T236" style:family="text">
      <style:text-properties style:font-name="Arial1" fo:font-style="normal" fo:font-weight="normal" officeooo:rsid="00d476d0" style:font-style-asian="normal" style:font-weight-asian="normal" style:font-style-complex="normal" style:font-weight-complex="normal"/>
    </style:style>
    <style:style style:name="T237" style:family="text">
      <style:text-properties style:font-name="Liberation Mono" fo:font-weight="bold" officeooo:rsid="0186ec99" style:font-weight-asian="bold" style:font-weight-complex="bold"/>
    </style:style>
    <style:style style:name="T238" style:family="text">
      <style:text-properties officeooo:rsid="0186ec99"/>
    </style:style>
    <style:style style:name="T239" style:family="text">
      <style:text-properties style:font-name="Liberation Mono" fo:font-weight="bold" officeooo:rsid="01dd4aab" style:font-weight-asian="bold" style:font-weight-complex="bold"/>
    </style:style>
    <style:style style:name="T240" style:family="text">
      <style:text-properties officeooo:rsid="01dd4aab"/>
    </style:style>
    <style:style style:name="T241" style:family="text">
      <style:text-properties style:font-name="Liberation Mono" fo:font-weight="bold" officeooo:rsid="01f10c17" style:font-weight-asian="bold" style:font-weight-complex="bold"/>
    </style:style>
    <style:style style:name="T242" style:family="text">
      <style:text-properties officeooo:rsid="01f10c17"/>
    </style:style>
    <style:style style:name="T243" style:family="text">
      <style:text-properties style:font-name="Liberation Mono" fo:font-weight="bold" officeooo:rsid="01f8eba1" style:font-weight-asian="bold" style:font-weight-complex="bold"/>
    </style:style>
    <style:style style:name="T244" style:family="text">
      <style:text-properties style:font-name="Liberation Mono" fo:font-weight="bold" officeooo:rsid="022bc517" style:font-weight-asian="bold" style:font-weight-complex="bold"/>
    </style:style>
    <style:style style:name="T245" style:family="text">
      <style:text-properties officeooo:rsid="022bc517"/>
    </style:style>
    <style:style style:name="T246" style:family="text">
      <style:text-properties style:font-name="Liberation Mono" fo:font-weight="bold" officeooo:rsid="012bd22b" style:font-weight-asian="bold" style:font-weight-complex="bold"/>
    </style:style>
    <style:style style:name="T247" style:family="text">
      <style:text-properties fo:font-style="italic" officeooo:rsid="012bd22b" style:font-style-asian="italic" style:font-style-complex="italic"/>
    </style:style>
    <style:style style:name="T248" style:family="text">
      <style:text-properties fo:font-style="italic" officeooo:rsid="012bfcbe" style:font-style-asian="italic" style:font-style-complex="italic"/>
    </style:style>
    <style:style style:name="T249" style:family="text">
      <style:text-properties officeooo:rsid="012bfcbe"/>
    </style:style>
    <style:style style:name="T250" style:family="text">
      <style:text-properties officeooo:rsid="018078f3"/>
    </style:style>
    <style:style style:name="T251" style:family="text">
      <style:text-properties style:font-name="Liberation Mono" fo:font-weight="bold" officeooo:rsid="018078f3" style:font-weight-asian="bold" style:font-weight-complex="bold"/>
    </style:style>
    <style:style style:name="T252" style:family="text">
      <style:text-properties style:font-name="Arial1"/>
    </style:style>
    <style:style style:name="T253" style:family="text">
      <style:text-properties style:font-name="Arial1" officeooo:rsid="01e332a1"/>
    </style:style>
    <style:style style:name="T254" style:family="text">
      <style:text-properties style:font-name="Liberation Mono" fo:font-weight="bold" officeooo:rsid="01e332a1" style:font-weight-asian="bold" style:font-weight-complex="bold"/>
    </style:style>
    <style:style style:name="T255" style:family="text">
      <style:text-properties style:font-name="Arial1" fo:font-weight="bold" officeooo:rsid="01e332a1" style:font-weight-asian="bold" style:font-weight-complex="bold"/>
    </style:style>
    <style:style style:name="T256" style:family="text">
      <style:text-properties style:font-name="Arial1" fo:font-weight="bold" officeooo:rsid="023603f2" style:font-weight-asian="bold" style:font-weight-complex="bold"/>
    </style:style>
    <style:style style:name="T257" style:family="text">
      <style:text-properties officeooo:rsid="01e332a1"/>
    </style:style>
    <style:style style:name="T258" style:family="text">
      <style:text-properties officeooo:rsid="0236e13c"/>
    </style:style>
    <style:style style:name="T259" style:family="text">
      <style:text-properties officeooo:rsid="0117d40e"/>
    </style:style>
    <style:style style:name="T260" style:family="text">
      <style:text-properties style:font-name="Liberation Mono" fo:font-weight="bold" officeooo:rsid="0117d40e" style:font-weight-asian="bold" style:font-weight-complex="bold"/>
    </style:style>
    <style:style style:name="T261" style:family="text">
      <style:text-properties officeooo:rsid="020b837c"/>
    </style:style>
    <style:style style:name="T262" style:family="text">
      <style:text-properties officeooo:rsid="020d64a8"/>
    </style:style>
    <style:style style:name="T263" style:family="text">
      <style:text-properties officeooo:rsid="01d4db50"/>
    </style:style>
    <style:style style:name="T264" style:family="text">
      <style:text-properties officeooo:rsid="017d8c90"/>
    </style:style>
    <style:style style:name="T265" style:family="text">
      <style:text-properties style:font-name="Liberation Mono" fo:font-weight="bold" officeooo:rsid="017d8c90" style:font-weight-asian="bold" style:font-weight-complex="bold"/>
    </style:style>
    <style:style style:name="T266" style:family="text">
      <style:text-properties officeooo:rsid="013db13c"/>
    </style:style>
    <style:style style:name="T267" style:family="text">
      <style:text-properties officeooo:rsid="013ae7df"/>
    </style:style>
    <style:style style:name="T268" style:family="text">
      <style:text-properties officeooo:rsid="014034e9"/>
    </style:style>
    <style:style style:name="T269" style:family="text">
      <style:text-properties style:font-name="Liberation Mono" fo:font-weight="bold" officeooo:rsid="017a4a35" style:font-weight-asian="bold" style:font-weight-complex="bold"/>
    </style:style>
    <style:style style:name="T270" style:family="text">
      <style:text-properties officeooo:rsid="017a4a35"/>
    </style:style>
    <style:style style:name="T271" style:family="text">
      <style:text-properties style:font-name="Liberation Mono" officeooo:rsid="01f8eba1"/>
    </style:style>
    <style:style style:name="T272" style:family="text">
      <style:text-properties officeooo:rsid="01fb4b50"/>
    </style:style>
    <style:style style:name="T273" style:family="text">
      <style:text-properties fo:font-style="italic" officeooo:rsid="01fb4b50" style:font-style-asian="italic" style:font-style-complex="italic"/>
    </style:style>
    <style:style style:name="T274" style:family="text">
      <style:text-properties fo:font-style="normal" officeooo:rsid="01fb4b50" style:font-style-asian="normal" style:font-style-complex="normal"/>
    </style:style>
    <style:style style:name="T275" style:family="text">
      <style:text-properties style:font-name="Liberation Mono" fo:font-style="normal" fo:font-weight="bold" officeooo:rsid="01fb4b50" style:font-style-asian="normal" style:font-weight-asian="bold" style:font-style-complex="normal" style:font-weight-complex="bold"/>
    </style:style>
    <style:style style:name="T276" style:family="text">
      <style:text-properties style:font-name="Liberation Mono" fo:font-style="normal" fo:font-weight="bold" officeooo:rsid="02050f1e" style:font-style-asian="normal" style:font-weight-asian="bold" style:font-style-complex="normal" style:font-weight-complex="bold"/>
    </style:style>
    <style:style style:name="T277" style:family="text">
      <style:text-properties fo:font-style="normal" officeooo:rsid="02050f1e" style:font-style-asian="normal" style:font-style-complex="normal"/>
    </style:style>
    <style:style style:name="T278" style:family="text">
      <style:text-properties fo:font-style="normal" officeooo:rsid="0209253d" style:font-style-asian="normal" style:font-style-complex="normal"/>
    </style:style>
    <style:style style:name="T279" style:family="text">
      <style:text-properties officeooo:rsid="01f6b37a"/>
    </style:style>
    <style:style style:name="T280" style:family="text">
      <style:text-properties style:font-name="Liberation Mono" fo:font-weight="bold" officeooo:rsid="01f6b37a" style:font-weight-asian="bold" style:font-weight-complex="bold"/>
    </style:style>
    <style:style style:name="T281" style:family="text">
      <style:text-properties officeooo:rsid="01f513d6"/>
    </style:style>
    <style:style style:name="T282" style:family="text">
      <style:text-properties officeooo:rsid="022d2c79"/>
    </style:style>
    <style:style style:name="T283" style:family="text">
      <style:text-properties style:font-name="Liberation Mono" officeooo:rsid="022d2c79"/>
    </style:style>
    <style:style style:name="T284" style:family="text">
      <style:text-properties style:font-name="Arial1" fo:font-style="normal" fo:font-weight="normal" style:font-style-asian="normal" style:font-weight-asian="normal" style:font-style-complex="normal" style:font-weight-complex="normal"/>
    </style:style>
    <style:style style:name="T285" style:family="text">
      <style:text-properties style:font-name="Arial1" fo:font-style="normal" fo:font-weight="normal" officeooo:rsid="00a36d74" style:font-style-asian="normal" style:font-weight-asian="normal" style:font-style-complex="normal" style:font-weight-complex="normal"/>
    </style:style>
    <style:style style:name="T286" style:family="text">
      <style:text-properties style:font-name="Arial1" fo:font-style="normal" fo:font-weight="normal" officeooo:rsid="022e0499" style:font-style-asian="normal" style:font-weight-asian="normal" style:font-style-complex="normal" style:font-weight-complex="normal"/>
    </style:style>
    <style:style style:name="T287" style:family="text">
      <style:text-properties officeooo:rsid="00a21c1d"/>
    </style:style>
    <style:style style:name="T288" style:family="text">
      <style:text-properties officeooo:rsid="00368350"/>
    </style:style>
    <style:style style:name="T289" style:family="text">
      <style:text-properties officeooo:rsid="00a36d74"/>
    </style:style>
    <style:style style:name="T290" style:family="text">
      <style:text-properties officeooo:rsid="022f3d0d"/>
    </style:style>
    <style:style style:name="T291" style:family="text">
      <style:text-properties fo:font-style="normal" officeooo:rsid="00a21c1d" style:font-style-asian="normal" style:font-style-complex="normal"/>
    </style:style>
    <style:style style:name="T292" style:family="text">
      <style:text-properties fo:font-style="normal" officeooo:rsid="022f3d0d" style:font-style-asian="normal" style:font-style-complex="normal"/>
    </style:style>
    <style:style style:name="T293" style:family="text">
      <style:text-properties fo:font-style="italic" officeooo:rsid="00a21c1d" style:font-style-asian="italic" style:font-style-complex="italic"/>
    </style:style>
    <style:style style:name="T294" style:family="text">
      <style:text-properties fo:font-style="italic" officeooo:rsid="022f3d0d" style:font-style-asian="italic" style:font-style-complex="italic"/>
    </style:style>
    <style:style style:name="T295" style:family="text">
      <style:text-properties officeooo:rsid="01851064"/>
    </style:style>
    <style:style style:name="T296" style:family="text">
      <style:text-properties style:font-name="Liberation Mono" fo:font-weight="bold" officeooo:rsid="01851064" style:font-weight-asian="bold" style:font-weight-complex="bold"/>
    </style:style>
    <style:style style:name="T297" style:family="text">
      <style:text-properties fo:font-style="italic" officeooo:rsid="01851064" style:font-style-asian="italic" style:font-style-complex="italic"/>
    </style:style>
    <style:style style:name="T298" style:family="text">
      <style:text-properties officeooo:rsid="01addbcf"/>
    </style:style>
    <style:style style:name="T299" style:family="text">
      <style:text-properties style:font-name="Liberation Mono" fo:font-weight="bold" officeooo:rsid="01addbcf" style:font-weight-asian="bold" style:font-weight-complex="bold"/>
    </style:style>
    <style:style style:name="T300" style:family="text">
      <style:text-properties officeooo:rsid="01afa184"/>
    </style:style>
    <style:style style:name="T301" style:family="text">
      <style:text-properties officeooo:rsid="01ac1400"/>
    </style:style>
    <style:style style:name="T30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03" style:family="text">
      <style:text-properties fo:font-style="normal" style:text-underline-style="none" fo:font-weight="normal" style:font-style-asian="normal" style:font-weight-asian="normal" style:font-style-complex="normal" style:font-weight-complex="normal"/>
    </style:style>
    <style:style style:name="T304" style:family="text">
      <style:text-properties style:font-name="Liberation Mono" fo:font-size="12pt" fo:font-weight="bold" officeooo:rsid="00368350" style:font-size-asian="12pt" style:font-weight-asian="bold" style:font-size-complex="12pt" style:font-weight-complex="bold"/>
    </style:style>
    <style:style style:name="T305" style:family="text">
      <style:text-properties style:font-name="Liberation Mono" fo:font-size="12pt" fo:font-weight="bold" style:font-size-asian="12pt" style:font-weight-asian="bold" style:font-size-complex="12pt" style:font-weight-complex="bold"/>
    </style:style>
    <style:style style:name="T306" style:family="text">
      <style:text-properties style:font-name="Arial1" fo:font-size="12pt" style:font-size-asian="12pt" style:font-size-complex="12pt"/>
    </style:style>
    <style:style style:name="T307" style:family="text">
      <style:text-properties style:font-name="Arial1" fo:font-size="12pt" officeooo:rsid="01a895ac" style:font-size-asian="12pt" style:font-size-complex="12pt"/>
    </style:style>
    <style:style style:name="T308" style:family="text">
      <style:text-properties officeooo:rsid="01812956"/>
    </style:style>
    <style:style style:name="T309" style:family="text">
      <style:text-properties style:font-name="Liberation Mono" fo:font-weight="bold" officeooo:rsid="01812956" style:font-weight-asian="bold" style:font-weight-complex="bold"/>
    </style:style>
    <style:style style:name="T310" style:family="text">
      <style:text-properties officeooo:rsid="0225e771"/>
    </style:style>
    <style:style style:name="T311" style:family="text">
      <style:text-properties officeooo:rsid="023cd631"/>
    </style:style>
    <style:style style:name="T312" style:family="text">
      <style:text-properties officeooo:rsid="0181d7fa"/>
    </style:style>
    <style:style style:name="T313" style:family="text">
      <style:text-properties style:font-name="Liberation Mono" officeooo:rsid="01e0d05d"/>
    </style:style>
    <style:style style:name="T314" style:family="text">
      <style:text-properties officeooo:rsid="01e0d05d"/>
    </style:style>
    <style:style style:name="T315" style:family="text">
      <style:text-properties officeooo:rsid="0031efbd"/>
    </style:style>
    <style:style style:name="T316" style:family="text">
      <style:text-properties officeooo:rsid="010e9068"/>
    </style:style>
    <style:style style:name="T317" style:family="text">
      <style:text-properties fo:font-style="normal" officeooo:rsid="0031efbd" style:font-style-asian="normal" style:font-style-complex="normal"/>
    </style:style>
    <style:style style:name="T31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19" style:family="text">
      <style:text-properties fo:font-style="normal" style:text-underline-style="none" fo:font-weight="normal" officeooo:rsid="0031efbd" style:font-style-asian="normal" style:font-weight-asian="normal" style:font-style-complex="normal" style:font-weight-complex="normal"/>
    </style:style>
    <style:style style:name="T320" style:family="text">
      <style:text-properties fo:font-style="normal" style:text-underline-style="none" fo:font-weight="normal" officeooo:rsid="0034f062" style:font-style-asian="normal" style:font-weight-asian="normal" style:font-style-complex="normal" style:font-weight-complex="normal"/>
    </style:style>
    <style:style style:name="T32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2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23" style:family="text">
      <style:text-properties officeooo:rsid="01056527"/>
    </style:style>
    <style:style style:name="T324" style:family="text">
      <style:text-properties style:font-name="Liberation Mono" fo:font-weight="bold" officeooo:rsid="01056527" style:font-weight-asian="bold" style:font-weight-complex="bold"/>
    </style:style>
    <style:style style:name="T325" style:family="text">
      <style:text-properties officeooo:rsid="0038571b"/>
    </style:style>
    <style:style style:name="T32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27" style:family="text">
      <style:text-properties fo:font-style="normal" fo:font-weight="normal" style:font-style-asian="normal" style:font-weight-asian="normal" style:font-style-complex="normal" style:font-weight-complex="normal"/>
    </style:style>
    <style:style style:name="T328" style:family="text">
      <style:text-properties fo:font-style="normal" fo:font-weight="normal" officeooo:rsid="0128483e" style:font-style-asian="normal" style:font-weight-asian="normal" style:font-style-complex="normal" style:font-weight-complex="normal"/>
    </style:style>
    <style:style style:name="T329" style:family="text">
      <style:text-properties style:font-name="Liberation Mono" fo:font-style="normal" fo:font-weight="bold" officeooo:rsid="0128483e" style:font-style-asian="normal" style:font-weight-asian="bold" style:font-style-complex="normal" style:font-weight-complex="bold"/>
    </style:style>
    <style:style style:name="T33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31" style:family="text">
      <style:text-properties fo:font-style="normal" fo:font-weight="normal" officeooo:rsid="019da6a6" style:font-style-asian="normal" style:font-weight-asian="normal" style:font-style-complex="normal" style:font-weight-complex="normal"/>
    </style:style>
    <style:style style:name="T332" style:family="text">
      <style:text-properties officeooo:rsid="0062148a"/>
    </style:style>
    <style:style style:name="T333" style:family="text">
      <style:text-properties officeooo:rsid="01a75993"/>
    </style:style>
    <style:style style:name="T334" style:family="text">
      <style:text-properties fo:font-style="italic" fo:font-weight="bold" officeooo:rsid="019d59f5" style:font-style-asian="italic" style:font-weight-asian="bold" style:font-style-complex="italic" style:font-weight-complex="bold"/>
    </style:style>
    <style:style style:name="T335" style:family="text">
      <style:text-properties style:font-name="Liberation Mono" fo:font-weight="bold" officeooo:rsid="0060d47d" style:font-weight-asian="bold" style:font-weight-complex="bold"/>
    </style:style>
    <style:style style:name="T336" style:family="text">
      <style:text-properties style:font-name="Liberation Mono" fo:font-weight="bold" officeooo:rsid="00eeaeae" style:font-weight-asian="bold" style:font-weight-complex="bold"/>
    </style:style>
    <style:style style:name="T337" style:family="text">
      <style:text-properties officeooo:rsid="0136fc43"/>
    </style:style>
    <style:style style:name="T338" style:family="text">
      <style:text-properties style:font-name="Liberation Mono" fo:font-weight="bold" officeooo:rsid="020e1b14" style:font-weight-asian="bold" style:font-weight-complex="bold"/>
    </style:style>
    <style:style style:name="T339" style:family="text">
      <style:text-properties officeooo:rsid="017caf5f"/>
    </style:style>
    <style:style style:name="T340" style:family="text">
      <style:text-properties officeooo:rsid="019260c7"/>
    </style:style>
    <style:style style:name="T341" style:family="text">
      <style:text-properties fo:font-style="italic" officeooo:rsid="019260c7" style:font-style-asian="italic" style:font-style-complex="italic"/>
    </style:style>
    <style:style style:name="T342" style:family="text">
      <style:text-properties fo:font-style="normal" officeooo:rsid="019260c7" style:font-style-asian="normal" style:font-style-complex="normal"/>
    </style:style>
    <style:style style:name="T343" style:family="text">
      <style:text-properties style:font-name="Liberation Mono" fo:font-style="normal" fo:font-weight="bold" officeooo:rsid="019260c7" style:font-style-asian="normal" style:font-weight-asian="bold" style:font-style-complex="normal" style:font-weight-complex="bold"/>
    </style:style>
    <style:style style:name="T344" style:family="text">
      <style:text-properties fo:font-style="normal" officeooo:rsid="0193c10d" style:font-style-asian="normal" style:font-style-complex="normal"/>
    </style:style>
    <style:style style:name="T345" style:family="text">
      <style:text-properties officeooo:rsid="0129e43d"/>
    </style:style>
    <style:style style:name="T346" style:family="text">
      <style:text-properties officeooo:rsid="0197416b"/>
    </style:style>
    <style:style style:name="T347" style:family="text">
      <style:text-properties style:font-name="Liberation Mono" fo:font-weight="bold" officeooo:rsid="0197416b" style:font-weight-asian="bold" style:font-weight-complex="bold"/>
    </style:style>
    <style:style style:name="T348" style:family="text">
      <style:text-properties officeooo:rsid="01af59b2"/>
    </style:style>
    <style:style style:name="T349" style:family="text">
      <style:text-properties officeooo:rsid="019d2cfa"/>
    </style:style>
    <style:style style:name="T350" style:family="text">
      <style:text-properties officeooo:rsid="019a75f9"/>
    </style:style>
    <style:style style:name="T351" style:family="text">
      <style:text-properties style:font-name="Liberation Mono" fo:font-weight="bold" officeooo:rsid="019a75f9" style:font-weight-asian="bold" style:font-weight-complex="bold"/>
    </style:style>
    <style:style style:name="T352" style:family="text">
      <style:text-properties fo:font-style="italic" officeooo:rsid="019a75f9" style:font-style-asian="italic" style:font-style-complex="italic"/>
    </style:style>
    <style:style style:name="T353" style:family="text">
      <style:text-properties fo:font-style="normal" officeooo:rsid="019a75f9" style:font-style-asian="normal" style:font-style-complex="normal"/>
    </style:style>
    <style:style style:name="T354" style:family="text">
      <style:text-properties officeooo:rsid="0028d2e1"/>
    </style:style>
    <style:style style:name="T355" style:family="text">
      <style:text-properties officeooo:rsid="0019e3ff"/>
    </style:style>
    <style:style style:name="T356" style:family="text">
      <style:text-properties officeooo:rsid="00224fc1"/>
    </style:style>
    <style:style style:name="T357" style:family="text">
      <style:text-properties officeooo:rsid="004bbbd8"/>
    </style:style>
    <style:style style:name="T358" style:family="text">
      <style:text-properties fo:font-style="normal" officeooo:rsid="005f8bdf" style:font-style-asian="normal" style:font-style-complex="normal"/>
    </style:style>
    <style:style style:name="T359" style:family="text">
      <style:text-properties fo:font-style="normal" officeooo:rsid="017647ff" style:font-style-asian="normal" style:font-style-complex="normal"/>
    </style:style>
    <style:style style:name="T360" style:family="text">
      <style:text-properties officeooo:rsid="00282d3a"/>
    </style:style>
    <style:style style:name="T361" style:family="text">
      <style:text-properties officeooo:rsid="009b17ac"/>
    </style:style>
    <style:style style:name="T362" style:family="text">
      <style:text-properties officeooo:rsid="0112a87f"/>
    </style:style>
    <style:style style:name="T363" style:family="text">
      <style:text-properties officeooo:rsid="0220b418"/>
    </style:style>
    <style:style style:name="T364" style:family="text">
      <style:text-properties style:text-underline-style="none"/>
    </style:style>
    <style:style style:name="T365" style:family="text">
      <style:text-properties style:text-underline-style="none" officeooo:rsid="0119fa3a"/>
    </style:style>
    <style:style style:name="T366" style:family="text">
      <style:text-properties style:font-name="Liberation Mono" style:text-underline-style="none" fo:font-weight="bold" officeooo:rsid="0119fa3a" style:font-weight-asian="bold" style:font-weight-complex="bold"/>
    </style:style>
    <style:style style:name="T367" style:family="text">
      <style:text-properties fo:font-style="italic" style:text-underline-style="none" officeooo:rsid="0119fa3a" style:font-style-asian="italic" style:font-style-complex="italic"/>
    </style:style>
    <style:style style:name="T368" style:family="text">
      <style:text-properties officeooo:rsid="012e1bc8"/>
    </style:style>
    <style:style style:name="T369" style:family="text">
      <style:text-properties officeooo:rsid="00109264"/>
    </style:style>
    <style:style style:name="T370" style:family="text">
      <style:text-properties officeooo:rsid="019c3142"/>
    </style:style>
    <style:style style:name="T371" style:family="text">
      <style:text-properties fo:font-style="normal" officeooo:rsid="003e56c2" style:font-style-asian="normal" style:font-style-complex="normal"/>
    </style:style>
    <style:style style:name="T372" style:family="text">
      <style:text-properties fo:font-style="italic" fo:font-weight="bold" officeooo:rsid="003e56c2" style:font-style-asian="italic" style:font-weight-asian="bold" style:font-style-complex="italic" style:font-weight-complex="bold"/>
    </style:style>
    <style:style style:name="T373" style:family="text">
      <style:text-properties fo:font-style="normal" fo:font-weight="normal" officeooo:rsid="003e56c2" style:font-style-asian="normal" style:font-weight-asian="normal" style:font-style-complex="normal" style:font-weight-complex="normal"/>
    </style:style>
    <style:style style:name="T374" style:family="text">
      <style:text-properties officeooo:rsid="00413634"/>
    </style:style>
    <style:style style:name="T375" style:family="text">
      <style:text-properties style:font-name="Liberation Mono" fo:font-weight="bold" officeooo:rsid="00413634" style:font-weight-asian="bold" style:font-weight-complex="bold"/>
    </style:style>
    <style:style style:name="T376" style:family="text">
      <style:text-properties officeooo:rsid="002ac448"/>
    </style:style>
    <style:style style:name="T377" style:family="text">
      <style:text-properties fo:font-style="italic" fo:font-weight="bold" officeooo:rsid="00431f99" style:font-style-asian="italic" style:font-weight-asian="bold" style:font-style-complex="italic" style:font-weight-complex="bold"/>
    </style:style>
    <style:style style:name="T378" style:family="text">
      <style:text-properties fo:font-style="normal" officeooo:rsid="0223e883" style:font-style-asian="normal" style:font-style-complex="normal"/>
    </style:style>
    <style:style style:name="T379" style:family="text">
      <style:text-properties fo:font-style="normal" officeooo:rsid="009b17ac" style:font-style-asian="normal" style:font-style-complex="normal"/>
    </style:style>
    <style:style style:name="T380" style:family="text">
      <style:text-properties fo:font-style="normal" officeooo:rsid="0040232c" style:font-style-asian="normal" style:font-style-complex="normal"/>
    </style:style>
    <style:style style:name="T381" style:family="text">
      <style:text-properties style:font-name="Liberation Mono" fo:font-style="normal" fo:font-weight="bold" officeooo:rsid="0040232c" style:font-style-asian="normal" style:font-weight-asian="bold" style:font-style-complex="normal" style:font-weight-complex="bold"/>
    </style:style>
    <style:style style:name="T382" style:family="text">
      <style:text-properties fo:font-style="normal" style:text-underline-style="none" fo:font-weight="normal" officeooo:rsid="00413634" style:font-style-asian="normal" style:font-weight-asian="normal" style:font-style-complex="normal" style:font-weight-complex="normal"/>
    </style:style>
    <style:style style:name="T38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84" style:family="text">
      <style:text-properties fo:font-size="10pt" officeooo:rsid="003e56c2" style:font-size-asian="10pt" style:font-size-complex="10pt"/>
    </style:style>
    <style:style style:name="T385" style:family="text">
      <style:text-properties fo:font-size="10pt" officeooo:rsid="00155a94" style:font-size-asian="10pt" style:font-size-complex="10pt"/>
    </style:style>
    <style:style style:name="T386" style:family="text">
      <style:text-properties fo:font-size="10pt" officeooo:rsid="00fa8500" style:font-size-asian="10pt" style:font-size-complex="10pt"/>
    </style:style>
    <style:style style:name="T387" style:family="text">
      <style:text-properties style:font-name="Arial1" fo:font-size="10pt" fo:font-weight="normal" officeooo:rsid="01086aeb" style:font-size-asian="10pt" style:font-weight-asian="normal" style:font-size-complex="10pt" style:font-weight-complex="normal"/>
    </style:style>
    <style:style style:name="T388"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389" style:family="text">
      <style:text-properties fo:font-size="10pt" officeooo:rsid="0101177b" style:font-size-asian="10pt" style:font-size-complex="10pt"/>
    </style:style>
    <style:style style:name="T390" style:family="text">
      <style:text-properties fo:font-size="10pt" officeooo:rsid="02326a31" style:font-size-asian="10pt" style:font-size-complex="10pt"/>
    </style:style>
    <style:style style:name="T391" style:family="text">
      <style:text-properties officeooo:rsid="01cd6cec"/>
    </style:style>
    <style:style style:name="T392" style:family="text">
      <style:text-properties officeooo:rsid="00fe1e10"/>
    </style:style>
    <style:style style:name="T393" style:family="text">
      <style:text-properties officeooo:rsid="01c5dc0a"/>
    </style:style>
    <style:style style:name="T394" style:family="text">
      <style:text-properties style:font-name="Liberation Mono" fo:font-weight="bold" officeooo:rsid="01cd6cec" style:font-weight-asian="bold" style:font-weight-complex="bold"/>
    </style:style>
    <style:style style:name="T395" style:family="text">
      <style:text-properties officeooo:rsid="01b76858"/>
    </style:style>
    <style:style style:name="T396" style:family="text">
      <style:text-properties officeooo:rsid="00155a94"/>
    </style:style>
    <style:style style:name="T397" style:family="text">
      <style:text-properties officeooo:rsid="01bbb125"/>
    </style:style>
    <style:style style:name="T398" style:family="text">
      <style:text-properties officeooo:rsid="01ba22c6"/>
    </style:style>
    <style:style style:name="T399" style:family="text">
      <style:text-properties officeooo:rsid="00fa8500"/>
    </style:style>
    <style:style style:name="T400" style:family="text">
      <style:text-properties officeooo:rsid="01373e1b"/>
    </style:style>
    <style:style style:name="T401" style:family="text">
      <style:text-properties style:font-name="Liberation Mono" fo:font-weight="bold" officeooo:rsid="01373e1b" style:font-weight-asian="bold" style:font-weight-complex="bold"/>
    </style:style>
    <style:style style:name="T402" style:family="text">
      <style:text-properties officeooo:rsid="01393063"/>
    </style:style>
    <style:style style:name="T403" style:family="text">
      <style:text-properties style:font-name="Liberation Mono" fo:font-weight="bold" officeooo:rsid="01393063" style:font-weight-asian="bold" style:font-weight-complex="bold"/>
    </style:style>
    <style:style style:name="T404" style:family="text">
      <style:text-properties style:font-name="Liberation Mono" fo:font-weight="bold" officeooo:rsid="01c5dc0a" style:font-weight-asian="bold" style:font-weight-complex="bold"/>
    </style:style>
    <style:style style:name="T405" style:family="text">
      <style:text-properties fo:font-weight="bold" officeooo:rsid="01c5dc0a" style:font-weight-asian="bold" style:font-weight-complex="bold"/>
    </style:style>
    <style:style style:name="T406" style:family="text">
      <style:text-properties officeooo:rsid="01ca0c0f"/>
    </style:style>
    <style:style style:name="T407" style:family="text">
      <style:text-properties officeooo:rsid="001746b3"/>
    </style:style>
    <style:style style:name="T408" style:family="text">
      <style:text-properties officeooo:rsid="02329648"/>
    </style:style>
    <style:style style:name="T409" style:family="text">
      <style:text-properties officeooo:rsid="0234a724"/>
    </style:style>
    <style:style style:name="T410" style:family="text">
      <style:text-properties officeooo:rsid="0232e3d7"/>
    </style:style>
    <style:style style:name="T411" style:family="text">
      <style:text-properties officeooo:rsid="01c91b4e"/>
    </style:style>
    <style:style style:name="T412" style:family="text">
      <style:text-properties officeooo:rsid="01bb6779"/>
    </style:style>
    <style:style style:name="T413" style:family="text">
      <style:text-properties style:font-name="Liberation Mono" fo:font-weight="bold" officeooo:rsid="00155a94" style:font-weight-asian="bold" style:font-weight-complex="bold"/>
    </style:style>
    <style:style style:name="T414" style:family="text">
      <style:text-properties officeooo:rsid="002e6e2a"/>
    </style:style>
    <style:style style:name="T415" style:family="text">
      <style:text-properties officeooo:rsid="0026c97f"/>
    </style:style>
    <style:style style:name="T416" style:family="text">
      <style:text-properties officeooo:rsid="01b801c6"/>
    </style:style>
    <style:style style:name="T417" style:family="text">
      <style:text-properties officeooo:rsid="00ebe991"/>
    </style:style>
    <style:style style:name="T418" style:family="text">
      <style:text-properties officeooo:rsid="0103c302"/>
    </style:style>
    <style:style style:name="T419" style:family="text">
      <style:text-properties fo:font-style="italic" officeooo:rsid="0103c302" style:font-style-asian="italic" style:font-style-complex="italic"/>
    </style:style>
    <style:style style:name="T420" style:family="text">
      <style:text-properties fo:font-style="normal" officeooo:rsid="0103c302" style:font-style-asian="normal" style:font-style-complex="normal"/>
    </style:style>
    <style:style style:name="T421" style:family="text">
      <style:text-properties officeooo:rsid="00eeaeae"/>
    </style:style>
    <style:style style:name="T422" style:family="text">
      <style:text-properties officeooo:rsid="01142763"/>
    </style:style>
    <style:style style:name="T423" style:family="text">
      <style:text-properties style:font-name="Liberation Mono" fo:font-weight="bold" officeooo:rsid="01142763" style:font-weight-asian="bold" style:font-weight-complex="bold"/>
    </style:style>
    <style:style style:name="T424" style:family="text">
      <style:text-properties officeooo:rsid="01c440c1"/>
    </style:style>
    <style:style style:name="T425" style:family="text">
      <style:text-properties style:font-name="Liberation Mono" fo:font-weight="bold" officeooo:rsid="01c440c1" style:font-weight-asian="bold" style:font-weight-complex="bold"/>
    </style:style>
    <style:style style:name="T426" style:family="text">
      <style:text-properties officeooo:rsid="01c119eb"/>
    </style:style>
    <style:style style:name="T427" style:family="text">
      <style:text-properties officeooo:rsid="00ec5fa1"/>
    </style:style>
    <style:style style:name="T428" style:family="text">
      <style:text-properties officeooo:rsid="00ecb9f5"/>
    </style:style>
    <style:style style:name="T429" style:family="text">
      <style:text-properties style:font-name="Liberation Mono" fo:font-weight="bold" officeooo:rsid="00ebe991" style:font-weight-asian="bold" style:font-weight-complex="bold"/>
    </style:style>
    <style:style style:name="T430" style:family="text">
      <style:text-properties style:font-name="Liberation Mono" fo:font-weight="bold" officeooo:rsid="00ec5fa1" style:font-weight-asian="bold" style:font-weight-complex="bold"/>
    </style:style>
    <style:style style:name="T431" style:family="text">
      <style:text-properties fo:font-style="normal" officeooo:rsid="010362df" style:font-style-asian="normal" style:font-style-complex="normal"/>
    </style:style>
    <style:style style:name="T432" style:family="text">
      <style:text-properties style:font-name="Liberation Mono" fo:font-style="normal" fo:font-weight="bold" officeooo:rsid="010362df" style:font-style-asian="normal" style:font-weight-asian="bold" style:font-style-complex="normal" style:font-weight-complex="bold"/>
    </style:style>
    <style:style style:name="T433" style:family="text">
      <style:text-properties fo:font-style="italic" officeooo:rsid="010362df" style:font-style-asian="italic" style:font-style-complex="italic"/>
    </style:style>
    <style:style style:name="T434" style:family="text">
      <style:text-properties fo:font-style="normal" officeooo:rsid="01092803" style:font-style-asian="normal" style:font-style-complex="normal"/>
    </style:style>
    <style:style style:name="T435" style:family="text">
      <style:text-properties style:font-name="Liberation Mono" fo:font-style="normal" fo:font-weight="bold" officeooo:rsid="01c5dc0a" style:font-style-asian="normal" style:font-weight-asian="bold" style:font-style-complex="normal" style:font-weight-complex="bold"/>
    </style:style>
    <style:style style:name="T436" style:family="text">
      <style:text-properties style:font-name="Liberation Mono" fo:font-style="normal" fo:font-weight="bold" officeooo:rsid="00ff8988" style:font-style-asian="normal" style:font-weight-asian="bold" style:font-style-complex="normal" style:font-weight-complex="bold"/>
    </style:style>
    <style:style style:name="T437" style:family="text">
      <style:text-properties style:font-name="Arial1" fo:font-style="normal" fo:font-weight="normal" officeooo:rsid="00ff8988" style:font-style-asian="normal" style:font-weight-asian="normal" style:font-style-complex="normal" style:font-weight-complex="normal"/>
    </style:style>
    <style:style style:name="T438" style:family="text">
      <style:text-properties style:font-name="Arial1" fo:font-style="normal" fo:font-weight="normal" officeooo:rsid="01092803" style:font-style-asian="normal" style:font-weight-asian="normal" style:font-style-complex="normal" style:font-weight-complex="normal"/>
    </style:style>
    <style:style style:name="T439" style:family="text">
      <style:text-properties fo:font-style="normal" officeooo:rsid="010685b6" style:font-style-asian="normal" style:font-style-complex="normal"/>
    </style:style>
    <style:style style:name="T440" style:family="text">
      <style:text-properties fo:font-style="italic" officeooo:rsid="010685b6" style:font-style-asian="italic" style:font-style-complex="italic"/>
    </style:style>
    <style:style style:name="T441" style:family="text">
      <style:text-properties fo:font-style="normal" officeooo:rsid="01c5dc0a" style:font-style-asian="normal" style:font-style-complex="normal"/>
    </style:style>
    <style:style style:name="T442" style:family="text">
      <style:text-properties officeooo:rsid="013ea788"/>
    </style:style>
    <style:style style:name="T443" style:family="text">
      <style:text-properties style:font-name="Liberation Mono" fo:font-weight="bold" officeooo:rsid="013ea788" style:font-weight-asian="bold" style:font-weight-complex="bold"/>
    </style:style>
    <style:style style:name="T444" style:family="text">
      <style:text-properties fo:font-style="italic" officeooo:rsid="013ea788" style:font-style-asian="italic" style:font-style-complex="italic"/>
    </style:style>
    <style:style style:name="T445" style:family="text">
      <style:text-properties fo:font-style="normal" officeooo:rsid="013ea788" style:font-style-asian="normal" style:font-style-complex="normal"/>
    </style:style>
    <style:style style:name="T446" style:family="text">
      <style:text-properties style:font-name="Liberation Mono" fo:font-style="normal" fo:font-weight="bold" officeooo:rsid="013ea788" style:font-style-asian="normal" style:font-weight-asian="bold" style:font-style-complex="normal" style:font-weight-complex="bold"/>
    </style:style>
    <style:style style:name="T447" style:family="text">
      <style:text-properties officeooo:rsid="003aa9c6"/>
    </style:style>
    <style:style style:name="T448" style:family="text">
      <style:text-properties fo:font-style="normal" officeooo:rsid="002dd125" style:font-style-asian="normal" style:font-style-complex="normal"/>
    </style:style>
    <style:style style:name="T449" style:family="text">
      <style:text-properties fo:font-style="normal" officeooo:rsid="010a61b9" style:font-style-asian="normal" style:font-style-complex="normal"/>
    </style:style>
    <style:style style:name="T450" style:family="text">
      <style:text-properties style:font-name="Liberation Mono" fo:font-style="normal" fo:font-weight="bold" officeooo:rsid="010a61b9" style:font-style-asian="normal" style:font-weight-asian="bold" style:font-style-complex="normal" style:font-weight-complex="bold"/>
    </style:style>
    <style:style style:name="T451" style:family="text">
      <style:text-properties fo:font-style="normal" officeooo:rsid="010ab99a" style:font-style-asian="normal" style:font-style-complex="normal"/>
    </style:style>
    <style:style style:name="T452" style:family="text">
      <style:text-properties officeooo:rsid="01ae77e3"/>
    </style:style>
    <style:style style:name="T453" style:family="text">
      <style:text-properties officeooo:rsid="002dd125"/>
    </style:style>
    <style:style style:name="T454" style:family="text">
      <style:text-properties officeooo:rsid="00ab28f7"/>
    </style:style>
    <style:style style:name="T455" style:family="text">
      <style:text-properties officeooo:rsid="002e4e8c"/>
    </style:style>
    <style:style style:name="T456" style:family="text">
      <style:text-properties officeooo:rsid="0046990c"/>
    </style:style>
    <style:style style:name="T457" style:family="text">
      <style:text-properties officeooo:rsid="011dd59f"/>
    </style:style>
    <style:style style:name="T458" style:family="text">
      <style:text-properties officeooo:rsid="011ec924"/>
    </style:style>
    <style:style style:name="T459" style:family="text">
      <style:text-properties officeooo:rsid="011fc51f"/>
    </style:style>
    <style:style style:name="T460" style:family="text">
      <style:text-properties officeooo:rsid="012084da"/>
    </style:style>
    <style:style style:name="T461" style:family="text">
      <style:text-properties officeooo:rsid="011efad6"/>
    </style:style>
    <style:style style:name="T462" style:family="text">
      <style:text-properties officeooo:rsid="018c4f21"/>
    </style:style>
    <style:style style:name="T463" style:family="text">
      <style:text-properties style:font-name="Liberation Mono" fo:font-weight="bold" officeooo:rsid="018c4f21" style:font-weight-asian="bold" style:font-weight-complex="bold"/>
    </style:style>
    <style:style style:name="T464" style:family="text">
      <style:text-properties style:font-name="Liberation Mono" fo:font-style="normal" fo:font-weight="bold" officeooo:rsid="018a5174" style:font-style-asian="normal" style:font-weight-asian="bold" style:font-style-complex="normal" style:font-weight-complex="bold"/>
    </style:style>
    <style:style style:name="T465" style:family="text">
      <style:text-properties officeooo:rsid="018ca16b"/>
    </style:style>
    <style:style style:name="T466" style:family="text">
      <style:text-properties style:font-name="Liberation Mono" fo:font-weight="bold" officeooo:rsid="018ca16b" style:font-weight-asian="bold" style:font-weight-complex="bold"/>
    </style:style>
    <style:style style:name="T467" style:family="text">
      <style:text-properties officeooo:rsid="02245816"/>
    </style:style>
    <style:style style:name="T468" style:family="text">
      <style:text-properties officeooo:rsid="01b0f6f7"/>
    </style:style>
    <style:style style:name="T469" style:family="text">
      <style:text-properties style:font-name="Liberation Mono" fo:font-size="10pt" fo:font-weight="bold" officeooo:rsid="01373e1b" style:font-size-asian="10pt" style:font-weight-asian="bold" style:font-size-complex="10pt" style:font-weight-complex="bold"/>
    </style:style>
    <style:style style:name="T47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471" style:family="text">
      <style:text-properties fo:font-style="normal" fo:font-weight="normal" officeooo:rsid="01b0f6f7" style:font-style-asian="normal" style:font-weight-asian="normal" style:font-style-complex="normal" style:font-weight-complex="normal"/>
    </style:style>
    <style:style style:name="T472" style:family="text">
      <style:text-properties style:font-name="Liberation Mono" fo:font-style="normal" fo:font-weight="bold" officeooo:rsid="01b0f6f7" style:font-style-asian="normal" style:font-weight-asian="bold" style:font-style-complex="normal" style:font-weight-complex="bold"/>
    </style:style>
    <style:style style:name="T473" style:family="text">
      <style:text-properties officeooo:rsid="02262d6a"/>
    </style:style>
    <style:style style:name="T474" style:family="text">
      <style:text-properties style:font-name="Liberation Mono" fo:font-weight="bold" officeooo:rsid="02262d6a" style:font-weight-asian="bold" style:font-weight-complex="bold"/>
    </style:style>
    <style:style style:name="T475" style:family="text">
      <style:text-properties officeooo:rsid="021ee1c9"/>
    </style:style>
    <style:style style:name="T476" style:family="text">
      <style:text-properties fo:font-weight="normal" officeooo:rsid="00e27b6b" style:font-weight-asian="normal" style:font-weight-complex="normal"/>
    </style:style>
    <style:style style:name="T477" style:family="text">
      <style:text-properties fo:font-weight="normal" officeooo:rsid="018d34e5" style:font-weight-asian="normal" style:font-weight-complex="normal"/>
    </style:style>
    <style:style style:name="T478" style:family="text">
      <style:text-properties fo:font-style="italic" fo:font-weight="bold" officeooo:rsid="018d34e5" style:font-style-asian="italic" style:font-weight-asian="bold" style:font-style-complex="italic" style:font-weight-complex="bold"/>
    </style:style>
    <style:style style:name="T479" style:family="text">
      <style:text-properties officeooo:rsid="00df9b9f"/>
    </style:style>
    <style:style style:name="T480" style:family="text">
      <style:text-properties fo:font-style="normal" officeooo:rsid="00e27b6b" style:font-style-asian="normal" style:font-style-complex="normal"/>
    </style:style>
    <style:style style:name="T481" style:family="text">
      <style:text-properties fo:font-style="normal" style:text-underline-style="solid" style:text-underline-width="auto" style:text-underline-color="font-color" officeooo:rsid="00e27b6b" style:font-style-asian="normal" style:font-style-complex="normal"/>
    </style:style>
    <style:style style:name="T482" style:family="text">
      <style:text-properties fo:font-style="italic" fo:font-weight="normal" style:font-style-asian="italic" style:font-weight-asian="normal" style:font-style-complex="italic" style:font-weight-complex="normal"/>
    </style:style>
    <style:style style:name="T483" style:family="text">
      <style:text-properties fo:font-weight="normal" officeooo:rsid="00e2c56b" style:font-weight-asian="normal" style:font-weight-complex="normal"/>
    </style:style>
    <style:style style:name="T484" style:family="text">
      <style:text-properties style:text-underline-style="solid" style:text-underline-width="auto" style:text-underline-color="font-color"/>
    </style:style>
    <style:style style:name="T48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86" style:family="text">
      <style:text-properties style:text-underline-style="none" fo:font-weight="normal" style:font-weight-asian="normal" style:font-weight-complex="normal"/>
    </style:style>
    <style:style style:name="T487"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5T20:25:17.742427345">Monday, September 15,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6</text:a></text:p>
          <text:p text:style-name="P13"><text:a xlink:type="simple" xlink:href="#__RefHeading___Toc2476_3187777835" text:style-name="Index_20_Link" text:visited-style-name="Index_20_Link">Non-Script Commands<text:tab/>27</text:a></text:p>
          <text:p text:style-name="P13"><text:a xlink:type="simple" xlink:href="#__RefHeading___Toc2563_3187777835" text:style-name="Index_20_Link" text:visited-style-name="Index_20_Link">Context-less Commands<text:tab/>28</text:a></text:p>
          <text:p text:style-name="P13"><text:a xlink:type="simple" xlink:href="#__RefHeading___Toc2563_3187777835%20Copy%201" text:style-name="Index_20_Link" text:visited-style-name="Index_20_Link">Subwindow Management Commands<text:tab/>29</text:a></text:p>
          <text:p text:style-name="P11"><text:a xlink:type="simple" xlink:href="#__RefHeading___Toc1697_1383137307" text:style-name="Index_20_Link" text:visited-style-name="Index_20_Link">Additional Command Help<text:tab/>30</text:a></text:p>
          <text:p text:style-name="P12"><text:a xlink:type="simple" xlink:href="#__RefHeading___Toc10853_3140508971" text:style-name="Index_20_Link" text:visited-style-name="Index_20_Link">Using the restrict, only, and exclude Commands<text:tab/>31</text:a></text:p>
          <text:p text:style-name="P12"><text:a xlink:type="simple" xlink:href="#__RefHeading___Toc12533_3140508971" text:style-name="Index_20_Link" text:visited-style-name="Index_20_Link">Using the insert Command<text:tab/>32</text:a></text:p>
          <text:p text:style-name="P12"><text:a xlink:type="simple" xlink:href="#__RefHeading___Toc7071_4014455665" text:style-name="Index_20_Link" text:visited-style-name="Index_20_Link">Using /show, /hide, /close, and context Commands<text:tab/>33</text:a></text:p>
          <text:p text:style-name="P12"><text:a xlink:type="simple" xlink:href="#__RefHeading___Toc10855_3140508971" text:style-name="Index_20_Link" text:visited-style-name="Index_20_Link">Using the /print and /prints Commands<text:tab/>34</text:a></text:p>
          <text:p text:style-name="P12"><text:a xlink:type="simple" xlink:href="#__RefHeading___Toc10851_3140508971" text:style-name="Index_20_Link" text:visited-style-name="Index_20_Link">Using the /ignore Command<text:tab/>35</text:a></text:p>
          <text:p text:style-name="P12"><text:a xlink:type="simple" xlink:href="#__RefHeading___Toc10469_3140508971" text:style-name="Index_20_Link" text:visited-style-name="Index_20_Link">Using the /config Command<text:tab/>36</text:a></text:p>
          <text:p text:style-name="P12"><text:a xlink:type="simple" xlink:href="#__RefHeading___Toc8062_605356033" text:style-name="Index_20_Link" text:visited-style-name="Index_20_Link">Using the /connect, /connectssl, /xconnect, and /xconnectssl Commands<text:tab/>37</text:a></text:p>
          <text:p text:style-name="P12"><text:a xlink:type="simple" xlink:href="#__RefHeading___Toc8719_1647306902" text:style-name="Index_20_Link" text:visited-style-name="Index_20_Link">Using the /quit and /quitall Commands<text:tab/>38</text:a></text:p>
          <text:p text:style-name="P12"><text:a xlink:type="simple" xlink:href="#__RefHeading___Toc10768_3140508971" text:style-name="Index_20_Link" text:visited-style-name="Index_20_Link">Using the /shell Command<text:tab/>39</text:a></text:p>
          <text:p text:style-name="P12"><text:a xlink:type="simple" xlink:href="#__RefHeading___Toc7353_2319073125" text:style-name="Index_20_Link" text:visited-style-name="Index_20_Link">Using the /reclaim Command<text:tab/>40</text:a></text:p>
          <text:p text:style-name="P12"><text:a xlink:type="simple" xlink:href="#__RefHeading___Toc7851_548103271%20Copy%201" text:style-name="Index_20_Link" text:visited-style-name="Index_20_Link">Using the /delay Command<text:tab/>41</text:a></text:p>
          <text:p text:style-name="P11"><text:a xlink:type="simple" xlink:href="#__RefHeading___Toc894_362215326" text:style-name="Index_20_Link" text:visited-style-name="Index_20_Link">Scripting MERK<text:tab/>42</text:a></text:p>
          <text:p text:style-name="P12"><text:a xlink:type="simple" xlink:href="#__RefHeading___Toc1078_48191583" text:style-name="Index_20_Link" text:visited-style-name="Index_20_Link">Connection Scripts<text:tab/>42</text:a></text:p>
          <text:p text:style-name="P12"><text:a xlink:type="simple" xlink:href="#__RefHeading___Toc1080_48191583" text:style-name="Index_20_Link" text:visited-style-name="Index_20_Link">All Other Scripts<text:tab/>42</text:a></text:p>
          <text:p text:style-name="P12"><text:a xlink:type="simple" xlink:href="#__RefHeading___Toc1614_2499962574" text:style-name="Index_20_Link" text:visited-style-name="Index_20_Link">Errors<text:tab/>43</text:a></text:p>
          <text:p text:style-name="P12"><text:a xlink:type="simple" xlink:href="#__RefHeading___Toc727_362215326" text:style-name="Index_20_Link" text:visited-style-name="Index_20_Link">Context<text:tab/>44</text:a></text:p>
          <text:p text:style-name="P12"><text:a xlink:type="simple" xlink:href="#__RefHeading___Toc102_1446586609" text:style-name="Index_20_Link" text:visited-style-name="Index_20_Link">Aliases<text:tab/>46</text:a></text:p>
          <text:p text:style-name="P12"><text:a xlink:type="simple" xlink:href="#__RefHeading___Toc104_1446586609" text:style-name="Index_20_Link" text:visited-style-name="Index_20_Link">Built-In Aliases<text:tab/>47</text:a></text:p>
          <text:p text:style-name="P12"><text:a xlink:type="simple" xlink:href="#__RefHeading___Toc3116_1913693588" text:style-name="Index_20_Link" text:visited-style-name="Index_20_Link">Script Arguments<text:tab/>48</text:a></text:p>
          <text:p text:style-name="P12"><text:a xlink:type="simple" xlink:href="#__RefHeading___Toc862_362215326" text:style-name="Index_20_Link" text:visited-style-name="Index_20_Link">Writing Connection Scripts<text:tab/>50</text:a></text:p>
          <text:p text:style-name="P11"><text:a xlink:type="simple" xlink:href="#__RefHeading___Toc4345_4060769487" text:style-name="Index_20_Link" text:visited-style-name="Index_20_Link">Example Scripts<text:tab/>52</text:a></text:p>
          <text:p text:style-name="P12"><text:a xlink:type="simple" xlink:href="#__RefHeading___Toc4347_4060769487" text:style-name="Index_20_Link" text:visited-style-name="Index_20_Link">Wave<text:tab/>52</text:a></text:p>
          <text:p text:style-name="P12"><text:a xlink:type="simple" xlink:href="#__RefHeading___Toc4349_4060769487" text:style-name="Index_20_Link" text:visited-style-name="Index_20_Link">Greeting<text:tab/>53</text:a></text:p>
          <text:p text:style-name="P12"><text:a xlink:type="simple" xlink:href="#__RefHeading___Toc4600_4060769487" text:style-name="Index_20_Link" text:visited-style-name="Index_20_Link">Example Connection Script<text:tab/>54</text:a></text:p>
          <text:p text:style-name="P12"><text:a xlink:type="simple" xlink:href="#__RefHeading___Toc4333_3140508971" text:style-name="Index_20_Link" text:visited-style-name="Index_20_Link">Inserting Files<text:tab/>55</text:a></text:p>
          <text:p text:style-name="P12"><text:a xlink:type="simple" xlink:href="#__RefHeading___Toc12166_3140508971" text:style-name="Index_20_Link" text:visited-style-name="Index_20_Link">Showing the Local Temperature<text:tab/>56</text:a></text:p>
          <text:p text:style-name="P12"><text:a xlink:type="simple" xlink:href="#__RefHeading___Toc12166_3140508971%20Copy%201" text:style-name="Index_20_Link" text:visited-style-name="Index_20_Link">Connecting to Servers<text:tab/>57</text:a></text:p>
          <text:p text:style-name="P12"><text:a xlink:type="simple" xlink:href="#__RefHeading___Toc12166_3140508971%20Copy%201%20Copy%201" text:style-name="Index_20_Link" text:visited-style-name="Index_20_Link">Dice Rolling Script<text:tab/>58</text:a></text:p>
          <text:p text:style-name="P10"><text:a xlink:type="simple" xlink:href="#__RefHeading___Toc4367_737576689" text:style-name="Index_20_Link" text:visited-style-name="Index_20_Link">Advanced Settings<text:tab/>59</text:a></text:p>
          <text:p text:style-name="P11"><text:a xlink:type="simple" xlink:href="#__RefHeading___Toc4369_737576689" text:style-name="Index_20_Link" text:visited-style-name="Index_20_Link">Options<text:tab/>59</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4"><text:s text:c="22"/>[-r REALNAME] [-h] [-d] [-x] [-t] [-R] [-o]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19"/></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p text:style-name="Text_20_body"/>
      <text:h text:style-name="Heading_20_2" text:outline-level="2"><text:bookmark-start text:name="__RefHeading___Toc5561_3140508971"/><text:soft-page-break/>Using Command-Line <text:span text:style-name="T20">Options</text:span><text:bookmark-end text:name="__RefHeading___Toc5561_3140508971"/></text:h>
      <text:p text:style-name="P36">MERK's command-line <text:span text:style-name="T20">options</text:span> allow users to do many things on startup. All of these uses are completely optional, and never have to be used. <text:span text:style-name="T20">Most command-line options feature a long version (for example </text:span><text:span text:style-name="T21">--donotexecute</text:span><text:span text:style-name="T20">) and a shorter version (</text:span><text:span text:style-name="T21">-x</text:span><text:span text:style-name="T20">, which does the same thing).</text:span></text:p>
      <text:p text:style-name="P37">If user settings are in place (that is, the default nickname, username, etc), command-line options can be used to connect to one or more IRC servers automatically on startup. For example, to automatically connect to the <text:span text:style-name="T22">DALnet</text:span> IRC network, you can use:</text:p>
      <table:table table:name="Table39" table:style-name="Table39">
        <table:table-column table:style-name="Table39.A"/>
        <table:table-row table:style-name="Table39.1">
          <table:table-cell table:style-name="Table39.A1" office:value-type="string">
            <text:p text:style-name="P38">merk.exe <text:span text:style-name="T22">us.dal.net</text:span> 66<text:span text:style-name="T22">8</text:span>7</text:p>
          </table:table-cell>
        </table:table-row>
      </table:table>
      <text:p text:style-name="P39"/>
      <text:p text:style-name="P39">This will automatically connect to <text:span text:style-name="T22">DALnet</text:span>, executing any connection script previously set up with MERK. To prevent the connection script from executing, try:</text:p>
      <text:p text:style-name="P40"/>
      <table:table table:name="Table40" table:style-name="Table40">
        <table:table-column table:style-name="Table40.A"/>
        <table:table-row table:style-name="Table40.1">
          <table:table-cell table:style-name="Table40.A1" office:value-type="string">
            <text:p text:style-name="P38">merk.exe --donotexecute <text:span text:style-name="T22">us.dal.net</text:span> 66<text:span text:style-name="T22">6</text:span>7</text:p>
          </table:table-cell>
        </table:table-row>
      </table:table>
      <text:p text:style-name="P39"/>
      <text:p text:style-name="P39">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0"/>
      <table:table table:name="Table41" table:style-name="Table41">
        <table:table-column table:style-name="Table41.A"/>
        <table:table-row table:style-name="Table41.1">
          <table:table-cell table:style-name="Table41.A1" office:value-type="string">
            <text:p text:style-name="P38">merk.exe -S irc.libera.chat:6697 -C us.dal.net:6667</text:p>
          </table:table-cell>
        </table:table-row>
      </table:table>
      <text:p text:style-name="P39"/>
      <text:p text:style-name="P41">If you want MERK to skip asking for a server to connect to on startup, use the <text:span text:style-name="T15">--run</text:span> option:</text:p>
      <text:p text:style-name="P42"/>
      <table:table table:name="Table43" table:style-name="Table43">
        <table:table-column table:style-name="Table43.A"/>
        <table:table-row table:style-name="Table43.1">
          <table:table-cell table:style-name="Table43.A1" office:value-type="string">
            <text:p text:style-name="P43">merk.exe --<text:span text:style-name="T23">run</text:span></text:p>
          </table:table-cell>
        </table:table-row>
      </table:table>
      <text:p text:style-name="P44"/>
      <text:p text:style-name="P39">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0"/>
      <table:table table:name="Table42" table:style-name="Table42">
        <table:table-column table:style-name="Table42.A"/>
        <table:table-row table:style-name="Table42.1">
          <table:table-cell table:style-name="Table42.A1" office:value-type="string">
            <text:p text:style-name="P45"><text:span text:style-name="T24">merk.exe </text:span><text:span text:style-name="Source_20_Text">--config-local</text:span></text:p>
          </table:table-cell>
        </table:table-row>
      </table:table>
      <text:p text:style-name="P40"/>
      <text:p text:style-name="P46">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7" text:outline-level="2"><text:bookmark-start text:name="__RefHeading___Toc6701_3140508971"/><text:soft-page-break/>Resetting MERK to Default Settings<text:bookmark-end text:name="__RefHeading___Toc6701_3140508971"/></text:h>
      <text:p text:style-name="P48">If <text:span text:style-name="T25">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9">python merk.py --reset</text:p>
          </table:table-cell>
        </table:table-row>
      </table:table>
      <text:p text:style-name="P50"/>
      <text:p text:style-name="P50">If you are running MERK with the PyInstaller executable, use:</text:p>
      <table:table table:name="Table19" table:style-name="Table19">
        <table:table-column table:style-name="Table19.A"/>
        <table:table-row>
          <table:table-cell table:style-name="Table19.A1" office:value-type="string">
            <text:p text:style-name="P49">merk.exe --reset</text:p>
          </table:table-cell>
        </table:table-row>
      </table:table>
      <text:p text:style-name="P51"/>
      <text:p text:style-name="P51"><text:span text:style-name="T26">To reset all user settings, use the </text:span><text:span text:style-name="T27">--reset-user</text:span><text:span text:style-name="T26">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9">python merk.py --reset-<text:span text:style-name="T26">user</text:span></text:p>
          </table:table-cell>
        </table:table-row>
      </table:table>
      <text:p text:style-name="P50"/>
      <text:p text:style-name="P52">To reset <text:span text:style-name="T28">all</text:span><text:span text:style-name="T29"> settings, and return MERK configuration files to their default state with all default settings, use </text:span><text:span text:style-name="T30">--reset-all</text:span><text:span text:style-name="T29">. This will reset both your user file, </text:span><text:span text:style-name="T30">user.json</text:span><text:span text:style-name="T29">, and the settings file, </text:span><text:span text:style-name="T30">settings.json</text:span><text:span text:style-name="T29">, to all default values.</text:span></text:p>
      <table:table table:name="Table52" table:style-name="Table52">
        <table:table-column table:style-name="Table52.A"/>
        <table:table-row>
          <table:table-cell table:style-name="Table52.A1" office:value-type="string">
            <text:p text:style-name="P49">merk.exe --reset-<text:span text:style-name="T26">all</text:span></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Heading_20_1" text:outline-level="1" text:is-list-header="true"><text:bookmark-start text:name="__RefHeading___Toc1236_1884355855"/><text:soft-page-break/>Directories <text:span text:style-name="T31">and Configuration Files</text:span><text:bookmark-end text:name="__RefHeading___Toc1236_1884355855"/></text:h>
      <text:p text:style-name="P55">MERK stores all its settings in a directory it creates in the user's home directory, named <text:span text:style-name="T15">.merk</text:span>. Inside this directory, MERK creates:</text:p>
      <text:list text:style-name="L2">
        <text:list-item>
          <text:p text:style-name="P56"><text:span text:style-name="T15">logs</text:span>. This <text:span text:style-name="T32">directory</text:span> is where MERK stores channel and private chat logs.</text:p>
        </text:list-item>
        <text:list-item>
          <text:p text:style-name="P56"><text:span text:style-name="T15">styles</text:span>. This <text:span text:style-name="T32">directory</text:span> is where MERK stores text style files, and the palette used for dark mode.</text:p>
        </text:list-item>
        <text:list-item>
          <text:p text:style-name="P56"><text:span text:style-name="T15">scripts</text:span>. This <text:span text:style-name="T32">directory </text:span>is where MERK stores, and first looks for, scripts. <text:span text:style-name="T33">This is the default directory chosen when running a script via the server window toolbar, input menu, or right click menus, </text:span><text:span text:style-name="T34">or when saving a script in the editor.</text:span></text:p>
        </text:list-item>
        <text:list-item>
          <text:p text:style-name="P57"><text:span text:style-name="T35">settings.json</text:span><text:span text:style-name="T36">. </text:span><text:span text:style-name="T32">This file is w</text:span><text:span text:style-name="T36">here MERK stores and loads application settings.</text:span></text:p>
        </text:list-item>
      </text:list>
      <text:list text:style-name="L3">
        <text:list-item>
          <text:p text:style-name="P58"><text:span text:style-name="T15">user.json</text:span>. <text:span text:style-name="T32">This file is w</text:span>here MERK stores user information, such as the chosen nickname, username, and the like, as well as the application's connection history and any connection scripts.</text:p>
        </text:list-item>
      </text:list>
      <text:p text:style-name="P59"/>
      <text:p text:style-name="P60">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0"/>
      <text:list text:style-name="L4">
        <text:list-item>
          <text:p text:style-name="P61">The <text:span text:style-name="T15">scripts</text:span> directory.</text:p>
        </text:list-item>
        <text:list-item>
          <text:p text:style-name="P61">The settings directory (by default, <text:span text:style-name="T15">.merk</text:span> in the user's home directory<text:span text:style-name="T34">)</text:span>.</text:p>
        </text:list-item>
        <text:list-item>
          <text:p text:style-name="P61">The application's installation directory.</text:p>
        </text:list-item>
      </text:list>
      <text:p text:style-name="P60"/>
      <text:p text:style-name="P60">First, MERK will attempt to find the script using the provided filename, and if the script is still not found, it will append the default file extension (which is <text:span text:style-name="T15">.merk</text:span>) to the filename and search again. <text:span text:style-name="T37">This same pattern is used with the </text:span><text:span text:style-name="T38">/edit</text:span><text:span text:style-name="T37"> and </text:span><text:span text:style-name="T38">/insert</text:span><text:span text:style-name="T37"> commands.</text:span></text:p>
      <text:p text:style-name="P60"/>
      <text:p text:style-name="P62"><draw:frame draw:style-name="fr1" draw:name="Image11" text:anchor-type="as-char" svg:width="5.1256in" svg:height="1.6252in" draw:z-index="0"><draw:image xlink:href="Pictures/10000001000001EC0000009C02E86204.png" xlink:type="simple" xlink:show="embed" xlink:actuate="onLoad" draw:mime-type="image/png"/></draw:frame></text:p>
      <text:p text:style-name="P63">These folders can be opened in your default file manager from the client by clicking on the appropriate entry in the "Directories" sub-menu, near the bottom of the "Settings" menu.</text:p>
      <text:p text:style-name="P59"/>
      <text:p text:style-name="P59"/>
      <text:p text:style-name="P59"/>
      <text:p text:style-name="P59"/>
      <text:p text:style-name="P59"/>
      <text:p text:style-name="P59"/>
      <text:h text:style-name="P64" text:outline-level="1"><text:bookmark-start text:name="__RefHeading___Toc1773_3442402527"/><text:soft-page-break/>New User Help<text:bookmark-end text:name="__RefHeading___Toc1773_3442402527"/></text:h>
      <text:p text:style-name="P65">Most dialogs feature text explaining how the dialog or the settings in it work.</text:p>
      <text:p text:style-name="P65"/>
      <text:p text:style-name="P65"><draw:frame draw:style-name="fr2" draw:name="Frame5" text:anchor-type="as-char" svg:width="6.8445in" draw:z-index="2"><draw:text-box fo:min-height="1.9689in"><text:p text:style-name="P66"><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5"/>
      <text:p text:style-name="P65">While new users of MERK may find the<text:span text:style-name="T39">se</text:span> helpful, experienced users may not want to see them. To hide the help text on dialogs, turn on "Simplified dialogs" in the settings menu or the settings dialog:</text:p>
      <text:p text:style-name="P65"/>
      <text:p text:style-name="P67"><draw:frame draw:style-name="fr2" draw:name="Frame6" text:anchor-type="as-char" svg:width="3.2811in" draw:z-index="4"><draw:text-box fo:min-height="0.9063in"><text:p text:style-name="P68"><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5"/>
      <text:p text:style-name="P65"/>
      <text:p text:style-name="P62"><draw:frame draw:style-name="fr2" draw:name="Frame7" text:anchor-type="as-char" svg:width="2.5in" draw:z-index="6"><draw:text-box fo:min-height="0.7189in"><text:p text:style-name="P68"><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69"/>
      <text:p text:style-name="P70">"Simplified dialogs" is turned off by default, showing the help text on dialogs every time a dialog is opened.</text:p>
      <text:p text:style-name="P70"/>
      <text:p text:style-name="P71"/>
      <text:p text:style-name="P71"/>
      <text:p text:style-name="P71"/>
      <text:p text:style-name="P72"/>
      <text:h text:style-name="Heading_20_1" text:outline-level="1"><text:bookmark-start text:name="__RefHeading___Toc7842_893872742"/><text:soft-page-break/>Connection Dialog<text:bookmark-end text:name="__RefHeading___Toc7842_893872742"/></text:h>
      <text:p text:style-name="P73">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4"><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4"><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4"><draw:frame draw:style-name="fr4" draw:name="Image28" text:anchor-type="as-char" svg:width="2.3083in" svg:height="3.1008in" draw:z-index="28"><draw:image xlink:href="Pictures/1000000100000172000001F19ADE30AB.png" xlink:type="simple" xlink:show="embed" xlink:actuate="onLoad" draw:mime-type="image/png"/></draw:frame></text:p>
          </table:table-cell>
        </table:table-row>
      </table:table>
      <text:p text:style-name="P75"/>
      <text:list text:style-name="List_20_1">
        <text:list-item>
          <text:p text:style-name="P76"><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6"><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6"><text:span text:style-name="T7">Connection Script</text:span> has a small script editor for editing the script MERK will execute upon connection to the server. The syntax highlighting settings can be edited with the "Settings" dialog. <text:span text:style-name="T40">If </text:span><text:span text:style-name="T41">Execute connection script</text:span><text:span text:style-name="T40"> is unchecked, this script will not be executed.</text:span></text:p>
        </text:list-item>
        <text:list-item>
          <text:p text:style-name="P77"><text:span text:style-name="T7">Save to user settings files</text:span>, if checked, will save any information entered into the dialog to <text:span text:style-name="T15">user.json</text:span>, and will be loaded automatically the next time MERK is started up.</text:p>
        </text:list-item>
      </text:list>
      <text:p text:style-name="P78"><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79" text:outline-level="1"><text:bookmark-start text:name="__RefHeading___Toc1780_1146469727"/><text:soft-page-break/>Server Windows<text:bookmark-end text:name="__RefHeading___Toc1780_1146469727"/></text:h>
      <text:p text:style-name="P80"><text:span text:style-name="T42">Server windows are the first windows you will see in MERK; they appear as soon as connection to an IRC server begins. </text:span><text:span text:style-name="T4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2">You cannot chat to other users from a server window without using commands like </text:span><text:span text:style-name="T44">/msg</text:span><text:span text:style-name="T42"> or </text:span><text:span text:style-name="T44">/notice</text:span><text:span text:style-name="T42">.</text:span></text:p>
      <text:p text:style-name="P81"><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2"><text:span text:style-name="T45">Toolbar</text:span><text:span text:style-name="T4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7">Clicking the button labeled "TCP/IP" (for normal connections) or "SSL/TLS" (for encrypted connections) will show a menu with information about the server.</text:span></text:p>
        </text:list-item>
        <text:list-item>
          <text:p text:style-name="P83"><text:span text:style-name="T48">Connection uptime</text:span><text:span text:style-name="T49">. This displays how long MERK has been connected to the server.</text:span></text:p>
        </text:list-item>
        <text:list-item>
          <text:p text:style-name="P83"><text:span text:style-name="T48">Disconnect</text:span><text:span text:style-name="T49">. Pressing this button issues a </text:span><text:span text:style-name="T50">QUIT</text:span><text:span text:style-name="T49"> command and quickly disconnects from the IRC server.</text:span></text:p>
        </text:list-item>
        <text:list-item>
          <text:p text:style-name="P83"><text:span text:style-name="T48">Display</text:span><text:span text:style-name="T49">. Displays any messages from the server, as well as notices, outgoing private messages, and the like.</text:span></text:p>
        </text:list-item>
        <text:list-item>
          <text:p text:style-name="P83"><text:span text:style-name="T48">Text input widget</text:span><text:span text:style-name="T49">. Type </text:span><text:a xlink:type="simple" xlink:href="#10.1.Command List|outline" text:style-name="Internet_20_link" text:visited-style-name="Visited_20_Internet_20_Link"><text:span text:style-name="T49">commands</text:span></text:a><text:span text:style-name="T49"> in here, and press "enter" to execute them.</text:span></text:p>
        </text:list-item>
        <text:list-item>
          <text:p text:style-name="P83"><text:span text:style-name="T48">Input menu</text:span><text:span text:style-name="T49">. Clicking on this brings up a menu that allows you to do various tasks, like changing the spellchecker's language. </text:span><text:span text:style-name="T51">This button is present on channel or private message windows, too.</text:span></text:p>
        </text:list-item>
      </text:list>
      <text:h text:style-name="P84" text:outline-level="1" text:is-list-header="true"><text:bookmark-start text:name="__RefHeading___Toc1823_1146469727"/><text:soft-page-break/>Channel Windows<text:bookmark-end text:name="__RefHeading___Toc1823_1146469727"/></text:h>
      <text:p text:style-name="P85">Closing a channel window leaves the channel.</text:p>
      <text:p text:style-name="P86"><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7"/>
      <text:list text:style-name="L6">
        <text:list-item>
          <text:p text:style-name="P88"><text:span text:style-name="T52">Mode Editor</text:span><text:span text:style-name="T53"> and </text:span><text:span text:style-name="T52">Banlist</text:span><text:span text:style-name="T5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88"><text:span text:style-name="T52">Name and mode display</text:span><text:span text:style-name="T53">. Here, the channel name and any channel modes are displayed.</text:span></text:p>
        </text:list-item>
        <text:list-item>
          <text:p text:style-name="P88"><text:span text:style-name="T52">Topic</text:span><text:span text:style-name="T53">. The channels topic is displayed here. Click on the topic to edit it, and press enter to send any changes to the server.</text:span></text:p>
        </text:list-item>
        <text:list-item>
          <text:p text:style-name="P88"><text:span text:style-name="T54">User count</text:span><text:span text:style-name="T55">. How many users are currently in the channel</text:span></text:p>
        </text:list-item>
        <text:list-item>
          <text:p text:style-name="P88"><text:span text:style-name="T52">Chat display</text:span><text:span text:style-name="T53">. Channel chat, as well as system messages, are displayed here.</text:span></text:p>
        </text:list-item>
        <text:list-item>
          <text:p text:style-name="P88"><text:span text:style-name="T52">User list</text:span><text:span text:style-name="T5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6">Double click a user's name to open a private chat window.</text:span></text:p>
        </text:list-item>
        <text:list-item>
          <text:p text:style-name="P88"><text:span text:style-name="T52">Nickname</text:span><text:span text:style-name="T53">. This displays the currently used nickname, and any user modes set.</text:span></text:p>
        </text:list-item>
        <text:list-item>
          <text:p text:style-name="P88"><text:span text:style-name="T52">Text input widget</text:span><text:span text:style-name="T53">. Type your chat or </text:span><text:a xlink:type="simple" xlink:href="#10.1.Command List|outline" text:style-name="Internet_20_link" text:visited-style-name="Visited_20_Internet_20_Link"><text:span text:style-name="T53">commands</text:span></text:a><text:span text:style-name="T53"> here, and press "enter" to send them to the server or client.</text:span></text:p>
        </text:list-item>
        <text:list-item>
          <text:p text:style-name="P88"><text:span text:style-name="T52">Uptime</text:span><text:span text:style-name="T53">. This displays how long the client has been connected to the channel. </text:span></text:p>
        </text:list-item>
        <text:list-item>
          <text:p text:style-name="P89"><text:span text:style-name="T48">Input menu</text:span><text:span text:style-name="T57">. Clicking on this brings up a menu that allows you to do various tasks, like changing the spellchecker's language.</text:span></text:p>
        </text:list-item>
      </text:list>
      <text:h text:style-name="P90" text:outline-level="1"><text:bookmark-start text:name="__RefHeading___Toc2771_2292760420"/><text:soft-page-break/>Private Chat Windows<text:bookmark-end text:name="__RefHeading___Toc2771_2292760420"/></text:h>
      <text:p text:style-name="P91">Closing a private chat window does not leave the chat, or block the sender; it only closes the window.</text:p>
      <text:p text:style-name="P81"><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2"><text:span text:style-name="T7">Chat display</text:span>. Private chat is displayed here, as well as system messages.</text:p>
        </text:list-item>
        <text:list-item>
          <text:p text:style-name="P92"><text:span text:style-name="T7">Nickname</text:span>. This displays the currently used nickname, <text:span text:style-name="T58">and </text:span>any user modes set.</text:p>
        </text:list-item>
        <text:list-item>
          <text:p text:style-name="P92"><text:span text:style-name="T7">Text input widget</text:span>. Type your chat or <text:a xlink:type="simple" xlink:href="#10.1.Command List|outline" text:style-name="Internet_20_link" text:visited-style-name="Visited_20_Internet_20_Link">commands</text:a> here, <text:span text:style-name="T59">and press "enter" to send </text:span><text:span text:style-name="T60">them to the server or the client.</text:span></text:p>
        </text:list-item>
        <text:list-item>
          <text:p text:style-name="P92"><text:span text:style-name="T7">Input menu</text:span>. Clicking on this brings up a menu that allows you to do various tasks, like changing the spellchecker's language.</text:p>
        </text:list-item>
      </text:list>
      <text:p text:style-name="P93"/>
      <text:p text:style-name="P93"/>
      <text:p text:style-name="P93"/>
      <text:p text:style-name="P93"/>
      <text:p text:style-name="P93"/>
      <text:p text:style-name="P93"/>
      <text:h text:style-name="P94" text:outline-level="1"><text:bookmark-start text:name="__RefHeading___Toc1584_1146469727"/><text:soft-page-break/>Style Editor<text:bookmark-end text:name="__RefHeading___Toc1584_1146469727"/></text:h>
      <text:p text:style-name="P95">MERK has a text style engine that colors <text:span text:style-name="T61">and styles</text:span> all chat text, and can be edited by users with the style editor.</text:p>
      <text:p text:style-name="P96"><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7"><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98"><text:span text:style-name="T62">Display</text:span><text:span text:style-name="T6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8"><text:span text:style-name="T62">Background and foreground color</text:span><text:span text:style-name="T63">. Set the color of the text and the background color here.</text:span></text:p>
        </text:list-item>
        <text:list-item>
          <text:p text:style-name="P98"><text:span text:style-name="T62">Message styles</text:span><text:span text:style-name="T63">. Change the color and style of individual message types here.</text:span></text:p>
        </text:list-item>
        <text:list-item>
          <text:p text:style-name="P98"><text:span text:style-name="T64">Set colors to app default</text:span><text:span text:style-name="T63">. Set all colors to the default style that ships with MERK. </text:span><text:span text:style-name="T65">This is different from the "default" style that is applied to server windows and any windows that do not have a style.</text:span></text:p>
        </text:list-item>
        <text:list-item>
          <text:p text:style-name="P98"><text:span text:style-name="T64">Load</text:span><text:span text:style-name="T62"> style</text:span><text:span text:style-name="T63">. Here, you can open any existing MERK style file for editing. Colors and styles will be loaded and displayed.</text:span></text:p>
        </text:list-item>
        <text:list-item>
          <text:p text:style-name="P99"><text:span text:style-name="T7">Load default</text:span>. This will load in whatever style the user has set as the default text style. <text:span text:style-name="T66">This button is disabled when editing the default text style.</text:span></text:p>
        </text:list-item>
        <text:list-item>
          <text:p text:style-name="P98"><text:span text:style-name="T62">Save </text:span><text:span text:style-name="T64">style </text:span><text:span text:style-name="T62">as…</text:span><text:span text:style-name="T63">. Save this style to a file. It will not be applied, only saved to a file.</text:span></text:p>
        </text:list-item>
        <text:list-item>
          <text:p text:style-name="P98"><text:span text:style-name="T64">Apply</text:span><text:span text:style-name="T63"> and </text:span><text:span text:style-name="T62">Cancel</text:span><text:span text:style-name="T63">. </text:span><text:span text:style-name="T67">Applying this style automatically saves it</text:span><text:span text:style-name="T63">. Pressing the "cancel" button closes the dialog, and all changes are discarded.</text:span></text:p>
        </text:list-item>
      </text:list>
      <text:h text:style-name="P100" text:outline-level="2" text:is-list-header="true"><text:bookmark-start text:name="__RefHeading___Toc1656_1146469727"/><text:soft-page-break/>How <text:span text:style-name="T68">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1"><text:span text:style-name="T69">All </text:span><text:span text:style-name="T70">chat </text:span><text:span text:style-name="T69">windows start by</text:span> us<text:span text:style-name="T69">ing</text:span> the default style. <text:span text:style-name="T71">All text styles currently in use can be edited with the "Style Editor", found in the "Tools" menu</text:span></text:p>
          </table:table-cell>
          <table:table-cell table:style-name="Table11.A1" office:value-type="string">
            <text:p text:style-name="P102"><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3"/>
      <text:p text:style-name="P104"><text:span text:style-name="T69">All</text:span> chat windows can have their own styles which can be edited by selecting the "<text:span text:style-name="T71">Style Editor</text:span>" option from the "Tools" menu, <text:span text:style-name="T71">or "Edit [NAME]'s text style" in </text:span><text:span text:style-name="T70">the input options menu, or the chat display right click menu</text:span>. Styles <text:span text:style-name="T70">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2">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5">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3"/>
      <text:p text:style-name="P103"/>
      <text:p text:style-name="P103"/>
      <text:p text:style-name="P103"/>
      <text:p text:style-name="P103"/>
      <text:p text:style-name="P103"/>
      <text:p text:style-name="P103"/>
      <text:p text:style-name="P103"/>
      <text:p text:style-name="P103"/>
      <text:p text:style-name="P103"/>
      <text:h text:style-name="P10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7">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08"><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09"/>
      <text:p text:style-name="P110"><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1"><text:span text:style-name="T73">File </text:span><text:span text:style-name="T74">and </text:span><text:span text:style-name="T73">Edit Menus</text:span><text:span text:style-name="T74">. All the normal selections of a text editor, like opening and saving files, </text:span><text:span text:style-name="T75">cut and paste, find and replace, etc.</text:span><text:span text:style-name="T74"> Connection scripts can also be opened for editing, as well as created.</text:span></text:p>
        </text:list-item>
        <text:list-item>
          <text:p text:style-name="P111"><text:span text:style-name="T73">Commands</text:span><text:span text:style-name="T74">. Each entry in this menu allows the user to insert a command into the open script. Click the desired command, fill out the entries in the dialog that pops up, if needed, and the command </text:span><text:span text:style-name="T76">will be</text:span><text:span text:style-name="T74"> inserted into the script.</text:span></text:p>
        </text:list-item>
        <text:list-item>
          <text:p text:style-name="P111"><text:span text:style-name="T73">Aliases</text:span><text:span text:style-name="T74">. Insert built-in aliases into the script.</text:span></text:p>
        </text:list-item>
        <text:list-item>
          <text:p text:style-name="P111"><text:span text:style-name="T73">Run</text:span><text:span text:style-name="T74">. Run the currently open script in any context/window available. The user also can run the script in all contexts/windows simultaneously. </text:span><text:span text:style-name="T77">Scripts are executed with no arguments and no filename.</text:span></text:p>
        </text:list-item>
        <text:list-item>
          <text:p text:style-name="P111"><text:span text:style-name="T73">Script display</text:span><text:span text:style-name="T74">. Features syntax highlighting. Colors used for the display can be set in the "</text:span><text:span text:style-name="T78">S</text:span><text:span text:style-name="T74">ettings" dialog.</text:span></text:p>
        </text:list-item>
        <text:list-item>
          <text:p text:style-name="P111"><text:span text:style-name="T73">Filename</text:span><text:span text:style-name="T74">. The currently open script's filename is displayed here.</text:span></text:p>
        </text:list-item>
        <text:list-item>
          <text:p text:style-name="P111"><text:span text:style-name="T7">Line number</text:span>. The line number the cursor is currently on.</text:p>
        </text:list-item>
      </text:list>
      <text:p text:style-name="P112"/>
      <text:p text:style-name="P113"><text:span text:style-name="T79">The colors and styles used for the syntax highlighting can be changed in the "Settings" dialog. Comments, commands, channels, aliases, and script-only commands can be styled individually. These colors and styles will also be used in the "</text:span><text:span text:style-name="T80">Connection Script</text:span><text:span text:style-name="T79">" tab of the </text:span><text:a xlink:type="simple" xlink:href="#4.Connection Dialog|outline" text:style-name="Internet_20_link" text:visited-style-name="Visited_20_Internet_20_Link"><text:span text:style-name="T79">connection dialog</text:span></text:a><text:span text:style-name="T79">.</text:span></text:p>
      <text:h text:style-name="P10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4">The log manager allows users to view, delete, and export MERK logs. <text:span text:style-name="T81">It can be launched from the "Tools" menu</text:span></text:p>
          </table:table-cell>
          <table:table-cell table:style-name="Table44.A1" office:value-type="string">
            <text:p text:style-name="P115"><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6"/>
      <text:p text:style-name="P116"><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7"><text:span text:style-name="T82">Logs</text:span><text:span text:style-name="T83">. A full list of all logs in MERK. Hover the mouse over the log name to see what IRC network the log is from. Click a log name to view </text:span><text:span text:style-name="T84">information about the log</text:span><text:span text:style-name="T83">, as well as use export options. </text:span><text:span text:style-name="T84">Double click a log name to view the contents of a log.</text:span></text:p>
        </text:list-item>
        <text:list-item>
          <text:p text:style-name="P117"><text:span text:style-name="T85">Search</text:span><text:span text:style-name="T86">. Search the log for specific words. Typing in the terms and pressing enter will find the first instance of the term in the log; hitting enter again will find the next, and so on.</text:span></text:p>
        </text:list-item>
        <text:list-item>
          <text:p text:style-name="P118"><text:span text:style-name="T7">Next Result</text:span> and <text:span text:style-name="T7">Previous Result</text:span>. Move forward and backwards in the word search results.</text:p>
        </text:list-item>
        <text:list-item>
          <text:p text:style-name="P117"><text:span text:style-name="T82">Log Viewer</text:span><text:span text:style-name="T83"> and </text:span><text:span text:style-name="T82">Export Tabs</text:span><text:span text:style-name="T83">. Click tabs to switch functions. The </text:span><text:span text:style-name="T82">Export</text:span><text:span text:style-name="T83"> tab has settings </text:span><text:span text:style-name="T87">and functionality </text:span><text:span text:style-name="T83">to export MERK logs to JSON or a custom delimited format.</text:span></text:p>
        </text:list-item>
        <text:list-item>
          <text:p text:style-name="P117"><text:span text:style-name="T82">Log display</text:span><text:span text:style-name="T83">. Logs are loaded in full for viewing. For longer logs, this may take some time. Logs use the whatever default text style the user has set.</text:span></text:p>
        </text:list-item>
        <text:list-item>
          <text:p text:style-name="P117"><text:span text:style-name="T82">Log information</text:span><text:span text:style-name="T83">. Contains the log name, what IRC network the log is from, how many lines of chat the log contains, and how long it took to render the entire log, </text:span><text:span text:style-name="T88">if the log is being viewed.</text:span></text:p>
        </text:list-item>
        <text:list-item>
          <text:p text:style-name="P117"><text:span text:style-name="T82">Log filename</text:span><text:span text:style-name="T83">. The full filename of the current log.</text:span></text:p>
        </text:list-item>
      </text:list>
      <text:p text:style-name="P119"/>
      <text:p text:style-name="P119"><text:soft-page-break/>Additional log options can be seen by right-clicking on the log's name:</text:p>
      <text:p text:style-name="P120"><draw:frame draw:style-name="fr1" draw:name="Image13" text:anchor-type="as-char" svg:width="3.2508in" svg:height="1.5626in" draw:z-index="18"><draw:image xlink:href="Pictures/100000010000013800000096C8DA5235.png" xlink:type="simple" xlink:show="embed" xlink:actuate="onLoad" draw:mime-type="image/png"/></draw:frame></text:p>
      <text:p text:style-name="P121">If the "Open native JSON log" option is selected, the JSON file that MERK uses will be opened in the default application that the user's operating system to open JSON files. There is additional information i<text:span text:style-name="T89">n</text:span> the native log <text:span text:style-name="T89">format</text:span> that tells MERK how to render the log for viewing; to use MERK logs with other applications, the log should be exported to strip this information out.</text:p>
      <text:p text:style-name="P122">Logs that are very large will not be fully loaded for the log display; only the last 5000 lines of chat are loaded, <text:span text:style-name="T90">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1">sets</text:span> the maximum number of lines to load.</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Heading_20_1" text:outline-level="1"><text:bookmark-start text:name="__RefHeading___Toc12698_3140508971"/><text:soft-page-break/>The Windowbar<text:bookmark-end text:name="__RefHeading___Toc12698_3140508971"/></text:h>
      <text:p text:style-name="P123"><draw:frame draw:style-name="fr1" draw:name="Image24" text:anchor-type="as-char" svg:width="4.7299in" svg:height="1.302in" draw:z-index="19"><draw:image xlink:href="Pictures/10000001000001C60000007DA7F4073F.png" xlink:type="simple" xlink:show="embed" xlink:actuate="onLoad" draw:mime-type="image/png"/></draw:frame></text:p>
      <text:p text:style-name="P124">The "windowbar" is a widget that is located by default on the top of the main window that displays a list of open subwindows. Clicking on a window's name switches "focus" to that window, bringing it to the front; <text:span text:style-name="T9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4"><draw:frame draw:style-name="fr2" draw:name="Frame11" text:anchor-type="as-char" svg:width="3.0008in" draw:z-index="22"><draw:text-box fo:min-height="2.198in"><text:p text:style-name="P66"><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4"/>
      <text:p text:style-name="P124">Although immobile by default, the right click menu and the "Settings" dialog can make the windowbar movable; the windowbar can float, or be "docked" at the bottom or the top of MERK's main window.</text:p>
      <text:p text:style-name="P124"/>
      <text:p text:style-name="P124"/>
      <text:p text:style-name="P124"/>
      <text:p text:style-name="P124"/>
      <text:p text:style-name="P124"/>
      <text:p text:style-name="P124"/>
      <text:h text:style-name="P125" text:outline-level="1" text:is-list-header="true"><text:bookmark-start text:name="__RefHeading___Toc3051_1336413707"/><text:soft-page-break/>Regular and Dark Mode<text:bookmark-end text:name="__RefHeading___Toc3051_1336413707"/></text:h>
      <text:p text:style-name="P126"/>
      <table:table table:name="Table20" table:style-name="Table20">
        <table:table-column table:style-name="Table20.A"/>
        <table:table-column table:style-name="Table20.B"/>
        <table:table-row>
          <table:table-cell table:style-name="Table20.A1" office:value-type="string">
            <text:p text:style-name="P127"><draw:frame draw:style-name="fr2" draw:name="Frame1" text:anchor-type="as-char" svg:width="3.4626in" draw:z-index="29"><draw:text-box fo:min-height="4.8854in"><text:p text:style-name="P128"><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7"><draw:frame draw:style-name="fr2" draw:name="Frame3" text:anchor-type="as-char" svg:width="3.4626in" draw:z-index="31"><draw:text-box fo:min-height="4.8854in"><text:p text:style-name="P128"><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6"/>
      <text:p text:style-name="P12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6"/>
      <text:p text:style-name="P126">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6"/>
      <text:p text:style-name="P126"/>
      <text:p text:style-name="P126"/>
      <text:p text:style-name="P126"/>
      <text:h text:style-name="P12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3">IRC</text:span> Commands<text:bookmark-end text:name="__RefHeading___Toc2472_3187777835"/></text:h>
      <text:p text:style-name="P130">All of these commands are related to IRC, in some way, shape, or form. Most of them are present in most <text:span text:style-name="T9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5">/away [MESSAGE]</text:span></text:span></text:p>
          </table:table-cell>
          <table:table-cell table:style-name="Table1.B2" office:value-type="string">
            <text:p text:style-name="P131">Sets status as "away"</text:p>
          </table:table-cell>
        </table:table-row>
        <table:table-row table:style-name="Table1.1">
          <table:table-cell table:style-name="Table1.A2" office:value-type="string">
            <text:p text:style-name="Table_20_Contents"><text:span text:style-name="Source_20_Text"><text:span text:style-name="T95">/back</text:span></text:span></text:p>
          </table:table-cell>
          <table:table-cell table:style-name="Table1.B2" office:value-type="string">
            <text:p text:style-name="P131">Sets status as "back"</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6">ctcp USER REQUEST</text:span></text:span></text:p>
          </table:table-cell>
          <table:table-cell table:style-name="Table1.B2" office:value-type="string">
            <text:p text:style-name="P131">Se<text:span text:style-name="T9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5">/invite NICKNAME CHANNEL</text:span></text:span></text:p>
          </table:table-cell>
          <table:table-cell table:style-name="Table1.B2" office:value-type="string">
            <text:p text:style-name="P131">Sends a channel invitation</text:p>
          </table:table-cell>
        </table:table-row>
        <table:table-row table:style-name="Table1.1">
          <table:table-cell table:style-name="Table1.A2" office:value-type="string">
            <text:p text:style-name="Table_20_Contents"><text:span text:style-name="Source_20_Text"><text:span text:style-name="T95">/join CHANNEL [KEY]</text:span></text:span></text:p>
          </table:table-cell>
          <table:table-cell table:style-name="Table1.B2" office:value-type="string">
            <text:p text:style-name="P131">Joins a channel</text:p>
          </table:table-cell>
        </table:table-row>
        <table:table-row table:style-name="Table1.1">
          <table:table-cell table:style-name="Table1.A2" office:value-type="string">
            <text:p text:style-name="Table_20_Contents"><text:span text:style-name="Source_20_Text"><text:span text:style-name="T95">/kick CHANNEL NICKNAME [MESSAGE]</text:span></text:span></text:p>
          </table:table-cell>
          <table:table-cell table:style-name="Table1.B2" office:value-type="string">
            <text:p text:style-name="P131">Kicks a user from a channel</text:p>
          </table:table-cell>
        </table:table-row>
        <table:table-row table:style-name="Table1.1">
          <table:table-cell table:style-name="Table1.A2" office:value-type="string">
            <text:p text:style-name="Table_20_Contents"><text:span text:style-name="Source_20_Text"><text:span text:style-name="T95">/knock CHANNEL [MESSAGE]</text:span></text:span></text:p>
          </table:table-cell>
          <table:table-cell table:style-name="Table1.B2" office:value-type="string">
            <text:p text:style-name="P131">Requests an invitation to a channel</text:p>
          </table:table-cell>
        </table:table-row>
        <table:table-row table:style-name="Table1.1">
          <table:table-cell table:style-name="Table1.A2" office:value-type="string">
            <text:p text:style-name="Table_20_Contents"><text:span text:style-name="Source_20_Text"><text:span text:style-name="T95">/list [TERMS]</text:span></text:span></text:p>
          </table:table-cell>
          <table:table-cell table:style-name="Table1.B2" office:value-type="string">
            <text:p text:style-name="P1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5">/me MESSAGE...</text:span></text:span></text:p>
          </table:table-cell>
          <table:table-cell table:style-name="Table1.B2" office:value-type="string">
            <text:p text:style-name="P131">Sends a CTCP action message to the current chat</text:p>
          </table:table-cell>
        </table:table-row>
        <table:table-row table:style-name="Table1.1">
          <table:table-cell table:style-name="Table1.A2" office:value-type="string">
            <text:p text:style-name="Table_20_Contents"><text:span text:style-name="Source_20_Text"><text:span text:style-name="T95">/mode TARGET MODE...</text:span></text:span></text:p>
          </table:table-cell>
          <table:table-cell table:style-name="Table1.B2" office:value-type="string">
            <text:p text:style-name="P131">Sets a mode on a channel or user</text:p>
          </table:table-cell>
        </table:table-row>
        <table:table-row table:style-name="Table1.1">
          <table:table-cell table:style-name="Table1.A2" office:value-type="string">
            <text:p text:style-name="Table_20_Contents"><text:span text:style-name="Source_20_Text"><text:span text:style-name="T95">/msg TARGET MESSAGE...</text:span></text:span></text:p>
          </table:table-cell>
          <table:table-cell table:style-name="Table1.B2" office:value-type="string">
            <text:p text:style-name="P131">Sends a message</text:p>
          </table:table-cell>
        </table:table-row>
        <table:table-row table:style-name="Table1.1">
          <table:table-cell table:style-name="Table1.A2" office:value-type="string">
            <text:p text:style-name="Table_20_Contents"><text:span text:style-name="Source_20_Text"><text:span text:style-name="T95">/nick NEW_NICKNAME</text:span></text:span></text:p>
          </table:table-cell>
          <table:table-cell table:style-name="Table1.B2" office:value-type="string">
            <text:p text:style-name="P131">Changes your nickname</text:p>
          </table:table-cell>
        </table:table-row>
        <table:table-row table:style-name="Table1.1">
          <table:table-cell table:style-name="Table1.A2" office:value-type="string">
            <text:p text:style-name="Table_20_Contents"><text:span text:style-name="Source_20_Text"><text:span text:style-name="T95">/notice TARGET MESSAGE...</text:span></text:span></text:p>
          </table:table-cell>
          <table:table-cell table:style-name="Table1.B2" office:value-type="string">
            <text:p text:style-name="P131">Sends a notice</text:p>
          </table:table-cell>
        </table:table-row>
        <table:table-row table:style-name="Table1.1">
          <table:table-cell table:style-name="Table1.A2" office:value-type="string">
            <text:p text:style-name="Table_20_Contents"><text:span text:style-name="Source_20_Text"><text:span text:style-name="T95">/oper USERNAME PASSWORD</text:span></text:span></text:p>
          </table:table-cell>
          <table:table-cell table:style-name="Table1.B2" office:value-type="string">
            <text:p text:style-name="P131">Logs into an operator account</text:p>
          </table:table-cell>
        </table:table-row>
        <table:table-row table:style-name="Table1.1">
          <table:table-cell table:style-name="Table1.A2" office:value-type="string">
            <text:p text:style-name="Table_20_Contents"><text:span text:style-name="Source_20_Text"><text:span text:style-name="T95">/part CHANNEL [MESSAGE]</text:span></text:span></text:p>
          </table:table-cell>
          <table:table-cell table:style-name="Table1.B2" office:value-type="string">
            <text:p text:style-name="P131">Leaves a channel</text:p>
          </table:table-cell>
        </table:table-row>
        <table:table-row table:style-name="Table1.1">
          <table:table-cell table:style-name="Table1.A2" office:value-type="string">
            <text:p text:style-name="P132"><text:span text:style-name="Source_20_Text"><text:span text:style-name="T95">/</text:span></text:span><text:span text:style-name="Source_20_Text"><text:span text:style-name="T98">ping</text:span></text:span><text:span text:style-name="Source_20_Text"><text:span text:style-name="T95"> </text:span></text:span><text:span text:style-name="Source_20_Text"><text:span text:style-name="T98">USER [TEXT]</text:span></text:span></text:p>
          </table:table-cell>
          <table:table-cell table:style-name="Table1.B2" office:value-type="string">
            <text:p text:style-name="P133">Sends a CTCP ping to a user</text:p>
          </table:table-cell>
        </table:table-row>
        <table:table-row table:style-name="Table1.1">
          <table:table-cell table:style-name="Table1.A2" office:value-type="string">
            <text:p text:style-name="Table_20_Contents"><text:span text:style-name="Source_20_Text"><text:span text:style-name="T95">/quit [MESSAGE]</text:span></text:span></text:p>
          </table:table-cell>
          <table:table-cell table:style-name="Table1.B2" office:value-type="string">
            <text:p text:style-name="P131">Disconnects from the current IRC server</text:p>
          </table:table-cell>
        </table:table-row>
        <table:table-row table:style-name="Table1.1">
          <table:table-cell table:style-name="Table1.A2" office:value-type="string">
            <text:p text:style-name="Table_20_Contents"><text:span text:style-name="Source_20_Text"><text:span text:style-name="T95">/quit</text:span></text:span><text:span text:style-name="Source_20_Text"><text:span text:style-name="T99">all</text:span></text:span><text:span text:style-name="Source_20_Text"><text:span text:style-name="T95"> [MESSAGE]</text:span></text:span></text:p>
          </table:table-cell>
          <table:table-cell table:style-name="Table1.B2" office:value-type="string">
            <text:p text:style-name="P131">Disconnects from <text:span text:style-name="T100">all</text:span> IRC server<text:span text:style-name="T100">s</text:span></text:p>
          </table:table-cell>
        </table:table-row>
        <table:table-row table:style-name="Table1.1">
          <table:table-cell table:style-name="Table1.A2" office:value-type="string">
            <text:p text:style-name="Table_20_Contents"><text:span text:style-name="Source_20_Text"><text:span text:style-name="T95">/raw TEXT...</text:span></text:span></text:p>
          </table:table-cell>
          <table:table-cell table:style-name="Table1.B2" office:value-type="string">
            <text:p text:style-name="P131">Sends unprocessed data to the server</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101">reclaim</text:span></text:span><text:span text:style-name="Source_20_Text"><text:span text:style-name="T95"> </text:span></text:span><text:span text:style-name="Source_20_Text"><text:span text:style-name="T101">NICKNAME</text:span></text:span></text:p>
          </table:table-cell>
          <table:table-cell table:style-name="Table1.B2" office:value-type="string">
            <text:p text:style-name="P134"><text:span text:style-name="T102">Repeatedly a</text:span>ttempts to change nickname to <text:span text:style-name="T15">NICKNAME</text:span> until <text:span text:style-name="T102">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5">/refresh</text:span></text:span></text:p>
          </table:table-cell>
          <table:table-cell table:style-name="Table1.B2" office:value-type="string">
            <text:p text:style-name="P131">Requests a new list of channels from the server</text:p>
          </table:table-cell>
        </table:table-row>
        <table:table-row table:style-name="Table1.1">
          <table:table-cell table:style-name="Table1.A2" office:value-type="string">
            <text:p text:style-name="Table_20_Contents"><text:span text:style-name="Source_20_Text"><text:span text:style-name="T95">/time</text:span></text:span></text:p>
          </table:table-cell>
          <table:table-cell table:style-name="Table1.B2" office:value-type="string">
            <text:p text:style-name="P131">Requests server time</text:p>
          </table:table-cell>
        </table:table-row>
        <table:table-row table:style-name="Table1.1">
          <table:table-cell table:style-name="Table1.A2" office:value-type="string">
            <text:p text:style-name="Table_20_Contents"><text:span text:style-name="Source_20_Text"><text:span text:style-name="T95">/topic CHANNEL NEW_TOPIC</text:span></text:span></text:p>
          </table:table-cell>
          <table:table-cell table:style-name="Table1.B2" office:value-type="string">
            <text:p text:style-name="P131">Sets a channel topic</text:p>
          </table:table-cell>
        </table:table-row>
        <table:table-row table:style-name="Table1.1">
          <table:table-cell table:style-name="Table1.A2" office:value-type="string">
            <text:p text:style-name="Table_20_Contents"><text:span text:style-name="Source_20_Text"><text:span text:style-name="T95">/version [SERVER]</text:span></text:span></text:p>
          </table:table-cell>
          <table:table-cell table:style-name="Table1.B2" office:value-type="string">
            <text:p text:style-name="P131">Requests server version</text:p>
          </table:table-cell>
        </table:table-row>
        <table:table-row table:style-name="Table1.1">
          <table:table-cell table:style-name="Table1.A2" office:value-type="string">
            <text:p text:style-name="Table_20_Contents"><text:span text:style-name="Source_20_Text"><text:span text:style-name="T95">/who NICKNAME [o]</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is NICKNAME [SERVER]</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was NICKNAME [COUNT] [SERVER]</text:span></text:span></text:p>
          </table:table-cell>
          <table:table-cell table:style-name="Table1.B2" office:value-type="string">
            <text:p text:style-name="P131">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0">These commands are specific to MERK, and are for using and manipulating the client. Commands with a gray background are for use in scripts<text:span text:style-name="T28"> only</text:span><text:span text:style-name="T29">; they cannot be used in the text input widget, and will only produce an error. </text:span><text:a xlink:type="simple" xlink:href="#9.1.3.Non-Script Commands|outline" text:style-name="Internet_20_link" text:visited-style-name="Visited_20_Internet_20_Link"><text:span text:style-name="T29">Some of these commands cannot be used in scripts</text:span></text:a><text:span text:style-name="T29">.</text:span><text:span text:style-name="T28">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5">/alias </text:span></text:span><text:span text:style-name="Source_20_Text"><text:span text:style-name="T103">[</text:span></text:span><text:span text:style-name="Source_20_Text"><text:span text:style-name="T95">TOKEN</text:span></text:span><text:span text:style-name="Source_20_Text"><text:span text:style-name="T103">]</text:span></text:span><text:span text:style-name="Source_20_Text"><text:span text:style-name="T95"> </text:span></text:span><text:span text:style-name="Source_20_Text"><text:span text:style-name="T103">[</text:span></text:span><text:span text:style-name="Source_20_Text"><text:span text:style-name="T95">TEXT...</text:span></text:span><text:span text:style-name="Source_20_Text"><text:span text:style-name="T103">]</text:span></text:span></text:p>
          </table:table-cell>
          <table:table-cell table:style-name="Table60.B2" office:value-type="string">
            <text:p text:style-name="Table_20_Contents"><text:span text:style-name="T4">Creates an alias that can be referenced by </text:span><text:span text:style-name="Source_20_Text"><text:span text:style-name="T104">$TOKEN</text:span></text:span><text:span text:style-name="Source_20_Text"><text:span text:style-name="T105">. </text:span></text:span><text:span text:style-name="Source_20_Text"><text:span text:style-name="T106">Call with only </text:span></text:span><text:span text:style-name="Source_20_Text"><text:span text:style-name="T107">TOKEN</text:span></text:span><text:span text:style-name="Source_20_Text"><text:span text:style-name="T106"> as the argument to see </text:span></text:span><text:span text:style-name="Source_20_Text"><text:span text:style-name="T107">TOKEN</text:span></text:span><text:span text:style-name="Source_20_Text"><text:span text:style-name="T106">'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5">/cascade</text:span></text:span></text:p>
          </table:table-cell>
          <table:table-cell table:style-name="Table60.B2" office:value-type="string">
            <text:p text:style-name="P131">Cascades all subwindows</text:p>
          </table:table-cell>
        </table:table-row>
        <table:table-row>
          <table:table-cell table:style-name="Table60.A2" office:value-type="string">
            <text:p text:style-name="Table_20_Contents"><text:span text:style-name="Source_20_Text"><text:span text:style-name="T95">/clear [WINDOW]</text:span></text:span></text:p>
          </table:table-cell>
          <table:table-cell table:style-name="Table60.B2" office:value-type="string">
            <text:p text:style-name="P131">Clears a window's chat display</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08">close [SERVER]</text:span></text:span><text:span text:style-name="Source_20_Text"><text:span text:style-name="T95"> [WINDOW]</text:span></text:span></text:p>
          </table:table-cell>
          <table:table-cell table:style-name="Table60.B2" office:value-type="string">
            <text:p text:style-name="P131">Cl<text:span text:style-name="T109">oses a window</text:span></text:p>
          </table:table-cell>
        </table:table-row>
        <table:table-row>
          <table:table-cell table:style-name="Table60.A2" office:value-type="string">
            <text:p text:style-name="Table_20_Contents"><text:span text:style-name="Source_20_Text"><text:span text:style-name="T95">/config [SETTING] [VALUE...]</text:span></text:span></text:p>
          </table:table-cell>
          <table:table-cell table:style-name="Table60.B2" office:value-type="string">
            <text:p text:style-name="P13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5">/connect SERVER [PORT] [PASSWORD]</text:span></text:span></text:p>
          </table:table-cell>
          <table:table-cell table:style-name="Table60.B2" office:value-type="string">
            <text:p text:style-name="P131">Connects to an IRC server</text:p>
          </table:table-cell>
        </table:table-row>
        <table:table-row>
          <table:table-cell table:style-name="Table60.A2" office:value-type="string">
            <text:p text:style-name="Table_20_Contents"><text:span text:style-name="Source_20_Text"><text:span text:style-name="T95">/connectssl SERVER [PORT] [PASSWORD]</text:span></text:span></text:p>
          </table:table-cell>
          <table:table-cell table:style-name="Table60.B2" office:value-type="string">
            <text:p text:style-name="P131">Connects to an IRC server via SSL</text:p>
          </table:table-cell>
        </table:table-row>
        <table:table-row table:style-name="Table60.9">
          <table:table-cell table:style-name="Table60.A9" office:value-type="string">
            <text:p text:style-name="Table_20_Contents"><text:span text:style-name="Source_20_Text"><text:span text:style-name="T110">context</text:span></text:span><text:span text:style-name="Source_20_Text"><text:span text:style-name="T111"> WINDOW_NAME</text:span></text:span></text:p>
          </table:table-cell>
          <table:table-cell table:style-name="Table60.B9" office:value-type="string">
            <text:p text:style-name="Table_20_Contents"><text:span text:style-name="T112">Moves execution of the script to </text:span><text:span text:style-name="Source_20_Text"><text:span text:style-name="T113">WINDOW_NAME</text:span></text:span><text:span text:style-name="T112">; can only be called from scripts</text:span></text:p>
          </table:table-cell>
        </table:table-row>
        <table:table-row>
          <table:table-cell table:style-name="Table60.A2" office:value-type="string">
            <text:p text:style-name="P135"><text:span text:style-name="Source_20_Text"><text:span text:style-name="T95">/</text:span></text:span><text:span text:style-name="Source_20_Text"><text:span text:style-name="T114">delay SECONDS COMMAND...</text:span></text:span></text:p>
          </table:table-cell>
          <table:table-cell table:style-name="Table60.B2" office:value-type="string">
            <text:p text:style-name="P136"><text:span text:style-name="Source_20_Text"><text:span text:style-name="T115">Executes </text:span></text:span><text:span text:style-name="Source_20_Text"><text:span text:style-name="T116">COMMAND</text:span></text:span><text:span text:style-name="Source_20_Text"><text:span text:style-name="T115"> after </text:span></text:span><text:span text:style-name="Source_20_Text"><text:span text:style-name="T116">SECONDS</text:span></text:span><text:span text:style-name="Source_20_Text"><text:span text:style-name="T115"> seconds</text:span></text:span></text:p>
          </table:table-cell>
        </table:table-row>
        <table:table-row>
          <table:table-cell table:style-name="Table60.A2" office:value-type="string">
            <text:p text:style-name="Table_20_Contents"><text:span text:style-name="Source_20_Text"><text:span text:style-name="T95">/edit [FILENAME]</text:span></text:span></text:p>
          </table:table-cell>
          <table:table-cell table:style-name="Table60.B2" office:value-type="string">
            <text:p text:style-name="P131">Opens a script in the editor; <text:span text:style-name="T117">if called without an argument, opens an editor window</text:span></text:p>
          </table:table-cell>
        </table:table-row>
        <table:table-row table:style-name="Table60.12">
          <table:table-cell table:style-name="Table60.A9" office:value-type="string">
            <text:p text:style-name="P135"><text:span text:style-name="Source_20_Text"><text:span text:style-name="T118">end</text:span></text:span></text:p>
          </table:table-cell>
          <table:table-cell table:style-name="Table60.B9" office:value-type="string">
            <text:p text:style-name="P137"><text:span text:style-name="Source_20_Text"><text:span text:style-name="T119">Immediately ends a script. Can only be called from scripts.</text:span></text:span></text:p>
          </table:table-cell>
        </table:table-row>
        <table:table-row table:style-name="Table60.13">
          <table:table-cell table:style-name="Table60.A9" office:value-type="string">
            <text:p text:style-name="P138"><text:span text:style-name="Source_20_Text"><text:span text:style-name="T120">exclude WINDOW...</text:span></text:span></text:p>
          </table:table-cell>
          <table:table-cell table:style-name="Table60.B9" office:value-type="string">
            <text:p text:style-name="P139"><text:span text:style-name="Source_20_Text"><text:span text:style-name="T121">Prevents</text:span></text:span><text:span text:style-name="Source_20_Text"><text:span text:style-name="T122"> a script </text:span></text:span><text:span text:style-name="Source_20_Text"><text:span text:style-name="T123">from</text:span></text:span><text:span text:style-name="Source_20_Text"><text:span text:style-name="T122"> executing in </text:span></text:span><text:span text:style-name="Source_20_Text"><text:span text:style-name="T15">WINDOW</text:span></text:span><text:span text:style-name="Source_20_Text"><text:span text:style-name="T122">'s context. Multiple </text:span></text:span><text:span text:style-name="Source_20_Text"><text:span text:style-name="T15">WINDOW</text:span></text:span><text:span text:style-name="Source_20_Text"><text:span text:style-name="T122">s can be specified. Can only be called from scripts.</text:span></text:span></text:p>
          </table:table-cell>
        </table:table-row>
        <table:table-row>
          <table:table-cell table:style-name="Table60.A2" office:value-type="string">
            <text:p text:style-name="Table_20_Contents"><text:span text:style-name="Source_20_Text"><text:span text:style-name="T9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4">SECONDS</text:span></text:span><text:span text:style-name="T4"> before exit</text:span></text:p>
          </table:table-cell>
        </table:table-row>
        <table:table-row>
          <table:table-cell table:style-name="Table60.A2" office:value-type="string">
            <text:p text:style-name="P135"><text:span text:style-name="Source_20_Text"><text:span text:style-name="T95">/</text:span></text:span><text:span text:style-name="Source_20_Text"><text:span text:style-name="T124">find [TERMS]</text:span></text:span></text:p>
          </table:table-cell>
          <table:table-cell table:style-name="Table60.B2" office:value-type="string">
            <text:p text:style-name="P140"><text:span text:style-name="Source_20_Text"><text:span text:style-name="T125">Finds filenames that can be found by other commands, like </text:span></text:span><text:span text:style-name="Source_20_Text"><text:span text:style-name="T126">/script</text:span></text:span><text:span text:style-name="Source_20_Text"><text:span text:style-name="T125"> or </text:span></text:span><text:span text:style-name="Source_20_Text"><text:span text:style-name="T126">/edit</text:span></text:span><text:span text:style-name="Source_20_Text"><text:span text:style-name="T125">. </text:span></text:span><text:span text:style-name="Source_20_Text"><text:span text:style-name="T127">I</text:span></text:span><text:span text:style-name="Source_20_Text"><text:span text:style-name="T128">f</text:span></text:span><text:span text:style-name="Source_20_Text"><text:span text:style-name="T127"> called without any arguments, </text:span></text:span><text:span text:style-name="Source_20_Text"><text:span text:style-name="T129">/find</text:span></text:span><text:span text:style-name="Source_20_Text"><text:span text:style-name="T127"> will list all files visible to commands. Can use </text:span></text:span><text:span text:style-name="Source_20_Text"><text:span text:style-name="T129">*</text:span></text:span><text:span text:style-name="Source_20_Text"><text:span text:style-name="T127"> for multi-character wildcards and </text:span></text:span><text:span text:style-name="Source_20_Text"><text:span text:style-name="T129">?</text:span></text:span><text:span text:style-name="Source_20_Text"><text:span text:style-name="T127"> for single character wildcards.</text:span></text:span></text:p>
          </table:table-cell>
        </table:table-row>
        <table:table-row>
          <table:table-cell table:style-name="Table60.A2" office:value-type="string">
            <text:p text:style-name="Table_20_Contents"><text:span text:style-name="Source_20_Text"><text:span text:style-name="T95">/help </text:span></text:span><text:span text:style-name="Source_20_Text"><text:span text:style-name="T130">[COMMAND]</text:span></text:span></text:p>
          </table:table-cell>
          <table:table-cell table:style-name="Table60.B2" office:value-type="string">
            <text:p text:style-name="P131">Displays command usage information</text:p>
          </table:table-cell>
        </table:table-row>
        <table:table-row>
          <table:table-cell table:style-name="Table60.A2" office:value-type="string">
            <text:p text:style-name="Table_20_Contents"><text:span text:style-name="Source_20_Text"><text:span text:style-name="T95">/h</text:span></text:span><text:span text:style-name="Source_20_Text"><text:span text:style-name="T131">ide </text:span></text:span><text:span text:style-name="Source_20_Text"><text:span text:style-name="T132">[SERVER] </text:span></text:span><text:span text:style-name="Source_20_Text"><text:span text:style-name="T133">[WINDOW]</text:span></text:span></text:p>
          </table:table-cell>
          <table:table-cell table:style-name="Table60.B2" office:value-type="string">
            <text:p text:style-name="P141">Hides <text:span text:style-name="T134">a</text:span> subwindow</text:p>
          </table:table-cell>
        </table:table-row>
        <table:table-row table:style-name="Table60.18">
          <table:table-cell table:style-name="Table60.A2" office:value-type="string">
            <text:p text:style-name="P135"><text:span text:style-name="Source_20_Text"><text:span text:style-name="T95">/</text:span></text:span><text:span text:style-name="Source_20_Text"><text:span text:style-name="T135">ignore</text:span></text:span><text:span text:style-name="Source_20_Text"><text:span text:style-name="T95"> </text:span></text:span><text:span text:style-name="Source_20_Text"><text:span text:style-name="T136">USER</text:span></text:span></text:p>
          </table:table-cell>
          <table:table-cell table:style-name="Table60.B2" office:value-type="string">
            <text:p text:style-name="P142"><text:span text:style-name="T4">Hides a </text:span><text:span text:style-name="Source_20_Text"><text:span text:style-name="T104">USER</text:span></text:span><text:span text:style-name="Source_20_Text"><text:span text:style-name="T137">'s chat in all chat windows. This can be set to a nickname or hostmask. Capitalization is ignored. </text:span></text:span><text:span text:style-name="Source_20_Text"><text:span text:style-name="T138">Use </text:span></text:span><text:span text:style-name="Source_20_Text"><text:span text:style-name="T139">*</text:span></text:span><text:span text:style-name="Source_20_Text"><text:span text:style-name="T138"> as multiple character wildcards, and </text:span></text:span><text:span text:style-name="Source_20_Text"><text:span text:style-name="T139">?</text:span></text:span><text:span text:style-name="Source_20_Text"><text:span text:style-name="T138"> as single character wildcards.</text:span></text:span></text:p>
          </table:table-cell>
        </table:table-row>
        <text:soft-page-break/>
        <table:table-row table:style-name="Table60.19">
          <table:table-cell table:style-name="Table60.A9" office:value-type="string">
            <text:p text:style-name="P135"><text:span text:style-name="Source_20_Text"><text:span text:style-name="T140">insert FILE [FILE...]</text:span></text:span></text:p>
          </table:table-cell>
          <table:table-cell table:style-name="Table60.B9" office:value-type="string">
            <text:p text:style-name="P143"><text:span text:style-name="Source_20_Text"><text:span text:style-name="T141">Inserts the contents of </text:span></text:span><text:span text:style-name="Source_20_Text"><text:span text:style-name="T142">FILE</text:span></text:span><text:span text:style-name="Source_20_Text"><text:span text:style-name="T141"> where it appears in the script. </text:span></text:span><text:span text:style-name="Source_20_Text"><text:span text:style-name="T142">FILE</text:span></text:span><text:span text:style-name="Source_20_Text"><text:span text:style-name="T141"> should be a MERK script. </text:span></text:span><text:span text:style-name="Source_20_Text"><text:span text:style-name="T143">If a filename contains spaces, put it in quotation marks.</text:span></text:span><text:span text:style-name="Source_20_Text"><text:span text:style-name="T141"> </text:span></text:span><text:span text:style-name="Source_20_Text"><text:span text:style-name="T144">Multiple files can be passed as arguments. </text:span></text:span><text:span text:style-name="Source_20_Text"><text:span text:style-name="T141">Can only be called from scripts.</text:span></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5">log</text:span></text:span></text:p>
          </table:table-cell>
          <table:table-cell table:style-name="Table60.B2" office:value-type="string">
            <text:p text:style-name="P144">Opens the log manger. <text:span text:style-name="T146">Cannot be called from a script</text:span></text:p>
          </table:table-cell>
        </table:table-row>
        <table:table-row>
          <table:table-cell table:style-name="Table60.A2" office:value-type="string">
            <text:p text:style-name="Table_20_Contents"><text:span text:style-name="Source_20_Text"><text:span text:style-name="T95">/maximize [SERVER] </text:span></text:span><text:span text:style-name="Source_20_Text"><text:span text:style-name="T147">[</text:span></text:span><text:span text:style-name="Source_20_Text"><text:span text:style-name="T95">WINDOW</text:span></text:span><text:span text:style-name="Source_20_Text"><text:span text:style-name="T147">]</text:span></text:span></text:p>
          </table:table-cell>
          <table:table-cell table:style-name="Table60.B2" office:value-type="string">
            <text:p text:style-name="P131">Maximizes a window</text:p>
          </table:table-cell>
        </table:table-row>
        <table:table-row>
          <table:table-cell table:style-name="Table60.A2" office:value-type="string">
            <text:p text:style-name="Table_20_Contents"><text:span text:style-name="Source_20_Text"><text:span text:style-name="T95">/minimize [SERVER] </text:span></text:span><text:span text:style-name="Source_20_Text"><text:span text:style-name="T147">[</text:span></text:span><text:span text:style-name="Source_20_Text"><text:span text:style-name="T95">WINDOW</text:span></text:span><text:span text:style-name="Source_20_Text"><text:span text:style-name="T147">]</text:span></text:span></text:p>
          </table:table-cell>
          <table:table-cell table:style-name="Table60.B2" office:value-type="string">
            <text:p text:style-name="P131">Minimizes a window</text:p>
          </table:table-cell>
        </table:table-row>
        <table:table-row>
          <table:table-cell table:style-name="Table60.A2" office:value-type="string">
            <text:p text:style-name="Table_20_Contents"><text:span text:style-name="Source_20_Text"><text:span text:style-name="T95">/m</text:span></text:span><text:span text:style-name="Source_20_Text"><text:span text:style-name="T148">sgbox MESSAGE...</text:span></text:span></text:p>
          </table:table-cell>
          <table:table-cell table:style-name="Table60.B2" office:value-type="string">
            <text:p text:style-name="P131">Displays a messagebox with a short messag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9">next</text:span></text:span></text:p>
          </table:table-cell>
          <table:table-cell table:style-name="Table60.B2" office:value-type="string">
            <text:p text:style-name="P145">Shifts focus to the "next" subwindow</text:p>
          </table:table-cell>
        </table:table-row>
        <table:table-row table:style-name="Table60.25">
          <table:table-cell table:style-name="Table60.A9" office:value-type="string">
            <text:p text:style-name="Table_20_Contents"><text:span text:style-name="Source_20_Text"><text:span text:style-name="T150">only WINDOW...</text:span></text:span></text:p>
          </table:table-cell>
          <table:table-cell table:style-name="Table60.B9" office:value-type="string">
            <text:p text:style-name="P146">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5">/play FILENAME</text:span></text:span></text:p>
          </table:table-cell>
          <table:table-cell table:style-name="Table60.B2" office:value-type="string">
            <text:p text:style-name="P131">Plays a WAV fil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9">previous</text:span></text:span></text:p>
          </table:table-cell>
          <table:table-cell table:style-name="Table60.B2" office:value-type="string">
            <text:p text:style-name="P145">Shifts focus to the "previous" subwindow</text:p>
          </table:table-cell>
        </table:table-row>
        <table:table-row>
          <table:table-cell table:style-name="Table60.A2" office:value-type="string">
            <text:p text:style-name="Table_20_Contents"><text:span text:style-name="Source_20_Text"><text:span text:style-name="T95">/print </text:span></text:span><text:span text:style-name="Source_20_Text"><text:span text:style-name="T151">[WINDOW] </text:span></text:span><text:span text:style-name="Source_20_Text"><text:span text:style-name="T95">TEXT...</text:span></text:span></text:p>
          </table:table-cell>
          <table:table-cell table:style-name="Table60.B2" office:value-type="string">
            <text:p text:style-name="P131">Prints text to <text:span text:style-name="T152">a</text:span> window</text:p>
          </table:table-cell>
        </table:table-row>
        <table:table-row>
          <table:table-cell table:style-name="Table60.A2" office:value-type="string">
            <text:p text:style-name="Table_20_Contents"><text:span text:style-name="Source_20_Text"><text:span text:style-name="T95">/print</text:span></text:span><text:span text:style-name="Source_20_Text"><text:span text:style-name="T153">s</text:span></text:span><text:span text:style-name="Source_20_Text"><text:span text:style-name="T95"> </text:span></text:span><text:span text:style-name="Source_20_Text"><text:span text:style-name="T151">[WINDOW] </text:span></text:span><text:span text:style-name="Source_20_Text"><text:span text:style-name="T95">TEXT...</text:span></text:span></text:p>
          </table:table-cell>
          <table:table-cell table:style-name="Table60.B2" office:value-type="string">
            <text:p text:style-name="P131">Prints <text:span text:style-name="T154">a system message</text:span> to <text:span text:style-name="T152">a</text:span> window</text:p>
          </table:table-cell>
        </table:table-row>
        <table:table-row>
          <table:table-cell table:style-name="Table60.A2" office:value-type="string">
            <text:p text:style-name="Table_20_Contents"><text:span text:style-name="Source_20_Text"><text:span text:style-name="T95">/pri</text:span></text:span><text:span text:style-name="Source_20_Text"><text:span text:style-name="T155">vate NICKNAME </text:span></text:span><text:span text:style-name="Source_20_Text"><text:span text:style-name="T156">[MESSAGE]</text:span></text:span></text:p>
          </table:table-cell>
          <table:table-cell table:style-name="Table60.B2" office:value-type="string">
            <text:p text:style-name="P147">Opens a private chat window for <text:span text:style-name="T15">NICKNAME</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7">random ALIAS LOW HIGH</text:span></text:span></text:p>
          </table:table-cell>
          <table:table-cell table:style-name="Table60.B2" office:value-type="string">
            <text:p text:style-name="P148">Generates a random number between <text:span text:style-name="T15">LOW</text:span> and <text:span text:style-name="T15">HIGH</text:span> and stores it in <text:span text:style-name="T15">ALIAS</text:span></text:p>
          </table:table-cell>
        </table:table-row>
        <table:table-row table:style-name="Table60.32">
          <table:table-cell table:style-name="Table60.A9" office:value-type="string">
            <text:p text:style-name="P149"><text:span text:style-name="Source_20_Text"><text:span text:style-name="T111">re</text:span></text:span><text:span text:style-name="Source_20_Text"><text:span text:style-name="T158">strict channel|server|private</text:span></text:span></text:p>
          </table:table-cell>
          <table:table-cell table:style-name="Table60.B9" office:value-type="string">
            <text:p text:style-name="P150">Prevents a script from running if it is not being executed in a <text:span text:style-name="T15">channel</text:span>, <text:span text:style-name="T15">server</text:span>, or <text:span text:style-name="T15">private</text:span> chat window. <text:span text:style-name="T159">Up to two window types can be set. </text:span>Can only be called from scripts.</text:p>
          </table:table-cell>
        </table:table-row>
        <table:table-row>
          <table:table-cell table:style-name="Table60.A2" office:value-type="string">
            <text:p text:style-name="Table_20_Contents"><text:span text:style-name="Source_20_Text"><text:span text:style-name="T95">/restore [SERVER] </text:span></text:span><text:span text:style-name="Source_20_Text"><text:span text:style-name="T160">[</text:span></text:span><text:span text:style-name="Source_20_Text"><text:span text:style-name="T95">WINDOW</text:span></text:span><text:span text:style-name="Source_20_Text"><text:span text:style-name="T160">]</text:span></text:span></text:p>
          </table:table-cell>
          <table:table-cell table:style-name="Table60.B2" office:value-type="string">
            <text:p text:style-name="P131">Restores a window</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1">s FILENAME [ARGUMENTS]</text:span></text:span></text:p>
          </table:table-cell>
          <table:table-cell table:style-name="Table60.B2" office:value-type="string">
            <text:p text:style-name="P151">A shortcut for the <text:span text:style-name="T15">/script</text:span> command.</text:p>
          </table:table-cell>
        </table:table-row>
        <table:table-row>
          <table:table-cell table:style-name="Table60.A2" office:value-type="string">
            <text:p text:style-name="Table_20_Contents"><text:span text:style-name="Source_20_Text"><text:span text:style-name="T95">/script FILENAME </text:span></text:span><text:span text:style-name="Source_20_Text"><text:span text:style-name="T162">[ARGUMENTS]</text:span></text:span></text:p>
          </table:table-cell>
          <table:table-cell table:style-name="Table60.B2" office:value-type="string">
            <text:p text:style-name="P131">Executes a list of commands in a file. <text:span text:style-name="T163">If the script has a file extension of </text:span><text:span text:style-name="T164">.merk</text:span><text:span text:style-name="T163">, it may be omitted from </text:span><text:span text:style-name="T164">FILENAME</text:span><text:span text:style-name="T163">.</text:span></text:p>
          </table:table-cell>
        </table:table-row>
        <table:table-row>
          <table:table-cell table:style-name="Table60.A2" office:value-type="string">
            <text:p text:style-name="Table_20_Contents"><text:span text:style-name="Source_20_Text"><text:span text:style-name="T95">/settings</text:span></text:span></text:p>
          </table:table-cell>
          <table:table-cell table:style-name="Table60.B2" office:value-type="string">
            <text:p text:style-name="P131">Opens the settings dialog. <text:span text:style-name="T146">Cannot be called from a script</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5">shell ALIAS COMMAND...</text:span></text:span></text:p>
          </table:table-cell>
          <table:table-cell table:style-name="Table60.B2" office:value-type="string">
            <text:p text:style-name="P152">Executes an external program, and stores the <text:span text:style-name="T166">output</text:span> in an alia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1">show </text:span></text:span><text:span text:style-name="Source_20_Text"><text:span text:style-name="T132">[SERVER] </text:span></text:span><text:span text:style-name="Source_20_Text"><text:span text:style-name="T167">[WINDOW]</text:span></text:span></text:p>
          </table:table-cell>
          <table:table-cell table:style-name="Table60.B2" office:value-type="string">
            <text:p text:style-name="P153">Shows <text:span text:style-name="T168">a</text:span> subwindow, if hidden; otherwise, shifts focus to that window</text:p>
          </table:table-cell>
        </table:table-row>
        <table:table-row>
          <table:table-cell table:style-name="Table60.A2" office:value-type="string">
            <text:p text:style-name="Table_20_Contents"><text:span text:style-name="Source_20_Text"><text:span text:style-name="T95">/style</text:span></text:span></text:p>
          </table:table-cell>
          <table:table-cell table:style-name="Table60.B2" office:value-type="string">
            <text:p text:style-name="P131">Edits the current window's style. <text:span text:style-name="T146">Cannot be called from a script</text:span></text:p>
          </table:table-cell>
        </table:table-row>
        <table:table-row>
          <table:table-cell table:style-name="Table60.A2" office:value-type="string">
            <text:p text:style-name="Table_20_Contents"><text:span text:style-name="Source_20_Text"><text:span text:style-name="T95">/tile</text:span></text:span></text:p>
          </table:table-cell>
          <table:table-cell table:style-name="Table60.B2" office:value-type="string">
            <text:p text:style-name="P131">Tiles all subwindow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9">un</text:span></text:span><text:span text:style-name="Source_20_Text"><text:span text:style-name="T95">alias TOKEN</text:span></text:span></text:p>
          </table:table-cell>
          <table:table-cell table:style-name="Table60.B2" office:value-type="string">
            <text:p text:style-name="Table_20_Contents"><text:span text:style-name="T170">Deletes the</text:span><text:span text:style-name="T4"> alias referenced by </text:span><text:span text:style-name="Source_20_Text"><text:span text:style-name="T104">$TOKEN</text:span></text:span></text:p>
          </table:table-cell>
        </table:table-row>
        <table:table-row table:style-name="Table60.42">
          <table:table-cell table:style-name="Table60.A2" office:value-type="string">
            <text:p text:style-name="P135"><text:span text:style-name="Source_20_Text"><text:span text:style-name="T95">/</text:span></text:span><text:span text:style-name="Source_20_Text"><text:span text:style-name="T135">unignore</text:span></text:span><text:span text:style-name="Source_20_Text"><text:span text:style-name="T95"> </text:span></text:span><text:span text:style-name="Source_20_Text"><text:span text:style-name="T136">USER</text:span></text:span></text:p>
          </table:table-cell>
          <table:table-cell table:style-name="Table60.B2" office:value-type="string">
            <text:p text:style-name="P142"><text:span text:style-name="T4">Un-hides a </text:span><text:span text:style-name="Source_20_Text"><text:span text:style-name="T104">USER</text:span></text:span><text:span text:style-name="Source_20_Text"><text:span text:style-name="T137">'s chat in all chat windows. This can be set to a nickname or hostmask. Capitalization is ignored. </text:span></text:span><text:span text:style-name="Source_20_Text"><text:span text:style-name="T171">To un-hide all users, use </text:span></text:span><text:span text:style-name="Source_20_Text"><text:span text:style-name="T172">*</text:span></text:span><text:span text:style-name="Source_20_Text"><text:span text:style-name="T171"> as the argument.</text:span></text:span></text:p>
          </table:table-cell>
        </table:table-row>
        <text:soft-page-break/>
        <table:table-row table:style-name="Table60.43">
          <table:table-cell table:style-name="Table60.A9" office:value-type="string">
            <text:p text:style-name="P135"><text:span text:style-name="Source_20_Text"><text:span text:style-name="T173">usage</text:span></text:span><text:span text:style-name="Source_20_Text"><text:span text:style-name="T111"> </text:span></text:span><text:span text:style-name="Source_20_Text"><text:span text:style-name="T173">NUMBER [MESSAGE...]</text:span></text:span></text:p>
          </table:table-cell>
          <table:table-cell table:style-name="Table60.B9" office:value-type="string">
            <text:p text:style-name="P154"><text:span text:style-name="Source_20_Text"><text:span text:style-name="T174">Prevents</text:span></text:span><text:span text:style-name="Source_20_Text"><text:span text:style-name="T175"> a script </text:span></text:span><text:span text:style-name="Source_20_Text"><text:span text:style-name="T174">from running</text:span></text:span><text:span text:style-name="Source_20_Text"><text:span text:style-name="T175"> unless </text:span></text:span><text:span text:style-name="Source_20_Text"><text:span text:style-name="T176">NUMBER</text:span></text:span><text:span text:style-name="Source_20_Text"><text:span text:style-name="T175"> </text:span></text:span><text:span text:style-name="Source_20_Text"><text:span text:style-name="T177">or more </text:span></text:span><text:span text:style-name="Source_20_Text"><text:span text:style-name="T175">arguments are passed to it, and displays </text:span></text:span><text:span text:style-name="Source_20_Text"><text:span text:style-name="T176">MESSAGE</text:span></text:span><text:span text:style-name="Source_20_Text"><text:span text:style-name="T175">. Can only be called from scripts</text:span></text:span></text:p>
          </table:table-cell>
        </table:table-row>
        <table:table-row>
          <table:table-cell table:style-name="Table60.A9" office:value-type="string">
            <text:p text:style-name="Table_20_Contents"><text:span text:style-name="Source_20_Text"><text:span text:style-name="T111">wait SECONDS</text:span></text:span></text:p>
          </table:table-cell>
          <table:table-cell table:style-name="Table60.B9" office:value-type="string">
            <text:p text:style-name="Table_20_Contents"><text:span text:style-name="T112">Pauses script execution for </text:span><text:span text:style-name="Source_20_Text"><text:span text:style-name="T112">SECONDS</text:span></text:span><text:span text:style-name="T112">; can only be called from scripts</text:span></text:p>
          </table:table-cell>
        </table:table-row>
        <table:table-row>
          <table:table-cell table:style-name="Table60.A2" office:value-type="string">
            <text:p text:style-name="Table_20_Contents"><text:span text:style-name="Source_20_Text"><text:span text:style-name="T95">/w</text:span></text:span><text:span text:style-name="Source_20_Text"><text:span text:style-name="T178">indows</text:span></text:span></text:p>
          </table:table-cell>
          <table:table-cell table:style-name="Table60.B2" office:value-type="string">
            <text:p text:style-name="P155">Generates and displays a list of all connected windows</text:p>
          </table:table-cell>
        </table:table-row>
        <table:table-row>
          <table:table-cell table:style-name="Table60.A2" office:value-type="string">
            <text:p text:style-name="Table_20_Contents"><text:span text:style-name="Source_20_Text"><text:span text:style-name="T95">/xconnect SERVER [PORT] [PASSWORD]</text:span></text:span></text:p>
          </table:table-cell>
          <table:table-cell table:style-name="Table60.B2" office:value-type="string">
            <text:p text:style-name="P131">Connects to an IRC server &amp; executes connection script</text:p>
          </table:table-cell>
        </table:table-row>
        <table:table-row>
          <table:table-cell table:style-name="Table60.A2" office:value-type="string">
            <text:p text:style-name="Table_20_Contents"><text:span text:style-name="Source_20_Text"><text:span text:style-name="T95">/xconnectssl SERVER [PORT] [PASSWORD]</text:span></text:span></text:p>
          </table:table-cell>
          <table:table-cell table:style-name="Table60.B2" office:value-type="string">
            <text:p text:style-name="P131">Connects to an IRC server via SSL &amp; executes connection script</text:p>
          </table:table-cell>
        </table:table-row>
      </table:table>
      <text:p text:style-name="P130"/>
      <text:p text:style-name="P130"/>
      <text:p text:style-name="P156"/>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Heading_20_4" text:outline-level="4" text:is-list-header="true"><text:bookmark-start text:name="__RefHeading___Toc2474_3187777835"/><text:soft-page-break/>Script-Only Commands<text:bookmark-end text:name="__RefHeading___Toc2474_3187777835"/></text:h>
      <text:p text:style-name="P15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58">Command</text:p>
            </table:table-cell>
            <table:table-cell table:style-name="Table15.B1" office:value-type="string">
              <text:p text:style-name="P158">Description</text:p>
            </table:table-cell>
          </table:table-row>
        </table:table-header-rows>
        <table:table-row>
          <table:table-cell table:style-name="Table15.A2" office:value-type="string">
            <text:p text:style-name="Table_20_Contents"><text:span text:style-name="Source_20_Text"><text:span text:style-name="T179">context</text:span></text:span><text:span text:style-name="Source_20_Text"><text:span text:style-name="T95"> WINDOW_NAME</text:span></text:span></text:p>
          </table:table-cell>
          <table:table-cell table:style-name="Table15.B2" office:value-type="string">
            <text:p text:style-name="Table_20_Contents"><text:span text:style-name="T4">Moves execution of the script to </text:span><text:span text:style-name="Source_20_Text"><text:span text:style-name="T104">WINDOW_NAME</text:span></text:span><text:span text:style-name="T4">; can only be called from scripts</text:span></text:p>
          </table:table-cell>
        </table:table-row>
        <table:table-row>
          <table:table-cell table:style-name="Table15.A2" office:value-type="string">
            <text:p text:style-name="P135"><text:span text:style-name="Source_20_Text"><text:span text:style-name="T180">end</text:span></text:span></text:p>
          </table:table-cell>
          <table:table-cell table:style-name="Table15.B2" office:value-type="string">
            <text:p text:style-name="P137"><text:span text:style-name="Source_20_Text"><text:span text:style-name="T181">Immediately ends a script. Can only be called from scripts.</text:span></text:span></text:p>
          </table:table-cell>
        </table:table-row>
        <table:table-row>
          <table:table-cell table:style-name="Table15.A2" office:value-type="string">
            <text:p text:style-name="Table_20_Contents"><text:span text:style-name="Source_20_Text"><text:span text:style-name="T182">exclude</text:span></text:span><text:span text:style-name="Source_20_Text"><text:span text:style-name="T183"> WINDOW...</text:span></text:span></text:p>
          </table:table-cell>
          <table:table-cell table:style-name="Table15.B2" office:value-type="string">
            <text:p text:style-name="P159"><text:span text:style-name="T184">Prevents</text:span> a script <text:span text:style-name="T185">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Table_20_Contents"><text:span text:style-name="Source_20_Text"><text:span text:style-name="T186">insert FILE [FILE...]</text:span></text:span></text:p>
          </table:table-cell>
          <table:table-cell table:style-name="Table15.B2" office:value-type="string">
            <text:p text:style-name="P160"><text:span text:style-name="T4">Inserts the contents of </text:span><text:span text:style-name="T187">FILE</text:span><text:span text:style-name="T4"> into the script. </text:span><text:span text:style-name="T187">FILE</text:span><text:span text:style-name="T4"> should be a MERK script. </text:span><text:span text:style-name="Source_20_Text"><text:span text:style-name="T188">If a filename contains spaces, put it in quotation marks. </text:span></text:span><text:span text:style-name="Source_20_Text"><text:span text:style-name="T189">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183">only WINDOW...</text:span></text:span></text:p>
          </table:table-cell>
          <table:table-cell table:style-name="Table15.B2" office:value-type="string">
            <text:p text:style-name="P159">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9"><text:span text:style-name="Source_20_Text"><text:span text:style-name="T95">re</text:span></text:span><text:span text:style-name="Source_20_Text"><text:span text:style-name="T190">strict channel|server|private</text:span></text:span></text:p>
          </table:table-cell>
          <table:table-cell table:style-name="Table15.B2" office:value-type="string">
            <text:p text:style-name="P161">Prevents a script from running if it is not being executed in a <text:span text:style-name="T15">channel</text:span>, <text:span text:style-name="T15">server</text:span>, or <text:span text:style-name="T15">private</text:span> chat window. <text:span text:style-name="T159">Up to two window types can be set. </text:span>Can only be called from scripts.</text:p>
          </table:table-cell>
        </table:table-row>
        <table:table-row>
          <table:table-cell table:style-name="Table15.A2" office:value-type="string">
            <text:p text:style-name="P135"><text:span text:style-name="Source_20_Text"><text:span text:style-name="T162">usage NUMBER [MESSAGE...]</text:span></text:span></text:p>
          </table:table-cell>
          <table:table-cell table:style-name="Table15.B2" office:value-type="string">
            <text:p text:style-name="P162"><text:span text:style-name="Source_20_Text"><text:span text:style-name="T191">Prevents</text:span></text:span><text:span text:style-name="Source_20_Text"><text:span text:style-name="T192"> a script </text:span></text:span><text:span text:style-name="Source_20_Text"><text:span text:style-name="T191">from running</text:span></text:span><text:span text:style-name="Source_20_Text"><text:span text:style-name="T192"> unless </text:span></text:span><text:span text:style-name="Source_20_Text"><text:span text:style-name="T193">NUMBER</text:span></text:span><text:span text:style-name="Source_20_Text"><text:span text:style-name="T192"> </text:span></text:span><text:span text:style-name="Source_20_Text"><text:span text:style-name="T194">or more </text:span></text:span><text:span text:style-name="Source_20_Text"><text:span text:style-name="T192">arguments are passed to it, displaying </text:span></text:span><text:span text:style-name="Source_20_Text"><text:span text:style-name="T193">MESSAGE</text:span></text:span><text:span text:style-name="Source_20_Text"><text:span text:style-name="T181">. </text:span></text:span><text:span text:style-name="Source_20_Text"><text:span text:style-name="T192">Can only be called from scripts.</text:span></text:span></text:p>
          </table:table-cell>
        </table:table-row>
        <table:table-row table:style-name="Table15.9">
          <table:table-cell table:style-name="Table15.A2" office:value-type="string">
            <text:p text:style-name="Table_20_Contents"><text:span text:style-name="Source_20_Text"><text:span text:style-name="T95">wait SECONDS</text:span></text:span></text:p>
          </table:table-cell>
          <table:table-cell table:style-name="Table15.B9"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_Toc2476_3187777835"/><text:soft-page-break/>No<text:span text:style-name="T195">n</text:span>-Script Commands<text:bookmark-end text:name="__RefHeading___Toc2476_3187777835"/></text:h>
      <text:p text:style-name="P157">These commands cannot be called from scripts. Scripts that use the<text:span text:style-name="T196">se</text:span> commands <text:span text:style-name="T197">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58">Command</text:p>
            </table:table-cell>
            <table:table-cell table:style-name="Table16.B1" office:value-type="string">
              <text:p text:style-name="P158">Description</text:p>
            </table:table-cell>
          </table:table-row>
        </table:table-header-rows>
        <table:table-row>
          <table:table-cell table:style-name="Table16.A2" office:value-type="string">
            <text:p text:style-name="Table_20_Contents"><text:span text:style-name="Source_20_Text"><text:span text:style-name="T95">/edit [FILENAME]</text:span></text:span></text:p>
          </table:table-cell>
          <table:table-cell table:style-name="Table16.B2" office:value-type="string">
            <text:p text:style-name="P131">Opens a script in the editor; <text:span text:style-name="T117">if called without an argument, opens an editor window. </text:span><text:span text:style-name="T198">Cannot be called from a script</text:span></text:p>
          </table:table-cell>
        </table:table-row>
        <table:table-row>
          <table:table-cell table:style-name="Table16.A2" office:value-type="string">
            <text:p text:style-name="Table_20_Contents"><text:span text:style-name="Source_20_Text"><text:span text:style-name="T95">/</text:span></text:span><text:span text:style-name="Source_20_Text"><text:span text:style-name="T145">log</text:span></text:span></text:p>
          </table:table-cell>
          <table:table-cell table:style-name="Table16.B3" office:value-type="string">
            <text:p text:style-name="P144">Opens the log manger. <text:span text:style-name="T146">Cannot be called from a script</text:span></text:p>
          </table:table-cell>
        </table:table-row>
        <table:table-row>
          <table:table-cell table:style-name="Table16.A2" office:value-type="string">
            <text:p text:style-name="Table_20_Contents"><text:span text:style-name="Source_20_Text"><text:span text:style-name="T95">/settings</text:span></text:span></text:p>
          </table:table-cell>
          <table:table-cell table:style-name="Table16.B4" office:value-type="string">
            <text:p text:style-name="P131">Opens the settings dialog. <text:span text:style-name="T146">Cannot be called from a script</text:span></text:p>
          </table:table-cell>
        </table:table-row>
        <table:table-row>
          <table:table-cell table:style-name="Table16.A2" office:value-type="string">
            <text:p text:style-name="Table_20_Contents"><text:span text:style-name="Source_20_Text"><text:span text:style-name="T95">/style</text:span></text:span></text:p>
          </table:table-cell>
          <table:table-cell table:style-name="Table16.B5" office:value-type="string">
            <text:p text:style-name="P131">Edits the current window's style. <text:span text:style-name="T146">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63">These commands can be called without specifying the channel, chat, or window they are for. They will run in the current context. <text:span text:style-name="T19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64">Command</text:p>
            </table:table-cell>
            <table:table-cell table:style-name="Table17.B1" office:value-type="string">
              <text:p text:style-name="P164">Description</text:p>
            </table:table-cell>
          </table:table-row>
        </table:table-header-rows>
        <table:table-row>
          <table:table-cell table:style-name="Table17.A2" office:value-type="string">
            <text:p text:style-name="Table_20_Contents"><text:span text:style-name="Source_20_Text"><text:span text:style-name="T95">/</text:span></text:span><text:span text:style-name="Source_20_Text"><text:span text:style-name="T200">cascade</text:span></text:span></text:p>
          </table:table-cell>
          <table:table-cell table:style-name="Table17.B2" office:value-type="string">
            <text:p text:style-name="P165">Cascades all subwindows</text:p>
          </table:table-cell>
        </table:table-row>
        <table:table-row>
          <table:table-cell table:style-name="Table17.A2" office:value-type="string">
            <text:p text:style-name="Table_20_Contents"><text:span text:style-name="Source_20_Text"><text:span text:style-name="T95">/clear</text:span></text:span></text:p>
          </table:table-cell>
          <table:table-cell table:style-name="Table17.B2" office:value-type="string">
            <text:p text:style-name="P131">Clears <text:span text:style-name="T201">the current</text:span> window's chat display</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08">close</text:span></text:span></text:p>
          </table:table-cell>
          <table:table-cell table:style-name="Table17.B2" office:value-type="string">
            <text:p text:style-name="P131">Cl<text:span text:style-name="T109">oses the current subwindow</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31">hide</text:span></text:span></text:p>
          </table:table-cell>
          <table:table-cell table:style-name="Table17.B2" office:value-type="string">
            <text:p text:style-name="P141">Hides the current subwindow</text:p>
          </table:table-cell>
        </table:table-row>
        <table:table-row>
          <table:table-cell table:style-name="Table17.A6" office:value-type="string">
            <text:p text:style-name="Table_20_Contents"><text:span text:style-name="Source_20_Text"><text:span text:style-name="T95">/invite NICKNAME</text:span></text:span></text:p>
          </table:table-cell>
          <table:table-cell table:style-name="Table17.B6" office:value-type="string">
            <text:p text:style-name="P131">Sends a channel invitation <text:span text:style-name="T202">to the current channel</text:span></text:p>
          </table:table-cell>
        </table:table-row>
        <table:table-row>
          <table:table-cell table:style-name="Table17.A6" office:value-type="string">
            <text:p text:style-name="Table_20_Contents"><text:span text:style-name="Source_20_Text"><text:span text:style-name="T95">/kick NICKNAME [MESSAGE]</text:span></text:span></text:p>
          </table:table-cell>
          <table:table-cell table:style-name="Table17.B6" office:value-type="string">
            <text:p text:style-name="P131">Kicks a user from <text:span text:style-name="T202">the</text:span> channel</text:p>
          </table:table-cell>
        </table:table-row>
        <table:table-row>
          <table:table-cell table:style-name="Table17.A2" office:value-type="string">
            <text:p text:style-name="Table_20_Contents"><text:span text:style-name="Source_20_Text"><text:span text:style-name="T95">/maximize</text:span></text:span></text:p>
          </table:table-cell>
          <table:table-cell table:style-name="Table17.B2" office:value-type="string">
            <text:p text:style-name="P131">Maximizes a window</text:p>
          </table:table-cell>
        </table:table-row>
        <table:table-row>
          <table:table-cell table:style-name="Table17.A6" office:value-type="string">
            <text:p text:style-name="Table_20_Contents"><text:span text:style-name="Source_20_Text"><text:span text:style-name="T95">/me MESSAGE...</text:span></text:span></text:p>
          </table:table-cell>
          <table:table-cell table:style-name="Table17.B6" office:value-type="string">
            <text:p text:style-name="P131">Sends a CTCP action message to the current chat</text:p>
          </table:table-cell>
        </table:table-row>
        <table:table-row>
          <table:table-cell table:style-name="Table17.A2" office:value-type="string">
            <text:p text:style-name="P166"><text:span text:style-name="Source_20_Text"><text:span text:style-name="T95">/m</text:span></text:span><text:span text:style-name="Source_20_Text"><text:span text:style-name="T203">inimize</text:span></text:span></text:p>
          </table:table-cell>
          <table:table-cell table:style-name="Table17.B2" office:value-type="string">
            <text:p text:style-name="P167">Minimizes a window</text:p>
          </table:table-cell>
        </table:table-row>
        <table:table-row>
          <table:table-cell table:style-name="Table17.A6" office:value-type="string">
            <text:p text:style-name="Table_20_Contents"><text:span text:style-name="Source_20_Text"><text:span text:style-name="T95">/mode MODE...</text:span></text:span></text:p>
          </table:table-cell>
          <table:table-cell table:style-name="Table17.B6" office:value-type="string">
            <text:p text:style-name="P131">Sets a mode on <text:span text:style-name="T202">the current channel</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49">next</text:span></text:span></text:p>
          </table:table-cell>
          <table:table-cell table:style-name="Table17.B2" office:value-type="string">
            <text:p text:style-name="P145">Shifts focus to the "next" subwindow</text:p>
          </table:table-cell>
        </table:table-row>
        <table:table-row>
          <table:table-cell table:style-name="Table17.A6" office:value-type="string">
            <text:p text:style-name="Table_20_Contents"><text:span text:style-name="Source_20_Text"><text:span text:style-name="T95">/part [MESSAGE]</text:span></text:span></text:p>
          </table:table-cell>
          <table:table-cell table:style-name="Table17.B6" office:value-type="string">
            <text:p text:style-name="P131">Leaves <text:span text:style-name="T202">the</text:span> channel</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49">previous</text:span></text:span></text:p>
          </table:table-cell>
          <table:table-cell table:style-name="Table17.B2" office:value-type="string">
            <text:p text:style-name="P145">Shifts focus to the "previous" sub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204">print TEXT...</text:span></text:span></text:p>
          </table:table-cell>
          <table:table-cell table:style-name="Table17.B2" office:value-type="string">
            <text:p text:style-name="P168">Prints text to the current 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204">prints TEXT...</text:span></text:span></text:p>
          </table:table-cell>
          <table:table-cell table:style-name="Table17.B2" office:value-type="string">
            <text:p text:style-name="P168">Prints a system message to the current window</text:p>
          </table:table-cell>
        </table:table-row>
        <table:table-row>
          <table:table-cell table:style-name="Table17.A6" office:value-type="string">
            <text:p text:style-name="Table_20_Contents"><text:span text:style-name="Source_20_Text"><text:span text:style-name="T95">/</text:span></text:span><text:span text:style-name="Source_20_Text"><text:span text:style-name="T205">quit</text:span></text:span><text:span text:style-name="Source_20_Text"><text:span text:style-name="T204"> </text:span></text:span><text:span text:style-name="Source_20_Text"><text:span text:style-name="T205">[MESSAGE]</text:span></text:span></text:p>
          </table:table-cell>
          <table:table-cell table:style-name="Table17.B6" office:value-type="string">
            <text:p text:style-name="P169">Disconnects from the current IRC server</text:p>
          </table:table-cell>
        </table:table-row>
        <table:table-row>
          <table:table-cell table:style-name="Table17.A6" office:value-type="string">
            <text:p text:style-name="Table_20_Contents"><text:span text:style-name="Source_20_Text"><text:span text:style-name="T95">/</text:span></text:span><text:span text:style-name="Source_20_Text"><text:span text:style-name="T205">quitall</text:span></text:span><text:span text:style-name="Source_20_Text"><text:span text:style-name="T204"> </text:span></text:span><text:span text:style-name="Source_20_Text"><text:span text:style-name="T205">[MESSAGE]</text:span></text:span></text:p>
          </table:table-cell>
          <table:table-cell table:style-name="Table17.B6" office:value-type="string">
            <text:p text:style-name="P169">Disconnects from all IRC servers</text:p>
          </table:table-cell>
        </table:table-row>
        <table:table-row>
          <table:table-cell table:style-name="Table17.A2" office:value-type="string">
            <text:p text:style-name="P166"><text:span text:style-name="Source_20_Text"><text:span text:style-name="T95">/</text:span></text:span><text:span text:style-name="Source_20_Text"><text:span text:style-name="T203">restore</text:span></text:span></text:p>
          </table:table-cell>
          <table:table-cell table:style-name="Table17.B2" office:value-type="string">
            <text:p text:style-name="P167">Restores a window</text:p>
          </table:table-cell>
        </table:table-row>
        <table:table-row>
          <table:table-cell table:style-name="Table17.A2" office:value-type="string">
            <text:p text:style-name="P166"><text:span text:style-name="Source_20_Text"><text:span text:style-name="T95">/</text:span></text:span><text:span text:style-name="Source_20_Text"><text:span text:style-name="T131">show</text:span></text:span></text:p>
          </table:table-cell>
          <table:table-cell table:style-name="Table17.B2" office:value-type="string">
            <text:p text:style-name="P141">Shows the current subwindow, if hidden</text:p>
          </table:table-cell>
        </table:table-row>
        <table:table-row>
          <table:table-cell table:style-name="Table17.A2" office:value-type="string">
            <text:p text:style-name="P166"><text:span text:style-name="Source_20_Text"><text:span text:style-name="T95">/</text:span></text:span><text:span text:style-name="Source_20_Text"><text:span text:style-name="T200">tile</text:span></text:span></text:p>
          </table:table-cell>
          <table:table-cell table:style-name="Table17.B2" office:value-type="string">
            <text:p text:style-name="P165">Tiles all subwindows</text:p>
          </table:table-cell>
        </table:table-row>
        <table:table-row table:style-name="Table17.22">
          <table:table-cell table:style-name="Table17.A6" office:value-type="string">
            <text:p text:style-name="Table_20_Contents"><text:span text:style-name="Source_20_Text"><text:span text:style-name="T95">/topic NEW_TOPIC</text:span></text:span></text:p>
          </table:table-cell>
          <table:table-cell table:style-name="Table17.B6" office:value-type="string">
            <text:p text:style-name="P131">Sets <text:span text:style-name="T202">the current</text:span> channel'<text:span text:style-name="T202">s</text:span> topic</text:p>
          </table:table-cell>
        </table:table-row>
        <table:table-row table:style-name="Table17.22">
          <table:table-cell table:style-name="Table17.A2" office:value-type="string">
            <text:p text:style-name="Table_20_Contents"><text:span text:style-name="Source_20_Text"><text:span text:style-name="T95">/w</text:span></text:span><text:span text:style-name="Source_20_Text"><text:span text:style-name="T178">indows</text:span></text:span></text:p>
          </table:table-cell>
          <table:table-cell table:style-name="Table17.B2" office:value-type="string">
            <text:p text:style-name="P155">Generates and displays a list of all connected window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06">Subwindow Management</text:span> Commands<text:bookmark-end text:name="__RefHeading___Toc2563_3187777835 Copy 1"/></text:h>
      <text:p text:style-name="P170">These commands can be called without specifying the channel, chat, or window they are for. They will run in the current context. <text:span text:style-name="T199">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71">Command</text:p>
            </table:table-cell>
            <table:table-cell table:style-name="Table50.B1" office:value-type="string">
              <text:p text:style-name="P171">Description</text:p>
            </table:table-cell>
          </table:table-row>
        </table:table-header-rows>
        <table:table-row>
          <table:table-cell table:style-name="Table50.A2" office:value-type="string">
            <text:p text:style-name="P172"><text:span text:style-name="Source_20_Text"><text:span text:style-name="T95">/</text:span></text:span><text:span text:style-name="Source_20_Text"><text:span text:style-name="T200">cascade</text:span></text:span></text:p>
          </table:table-cell>
          <table:table-cell table:style-name="Table50.B2" office:value-type="string">
            <text:p text:style-name="P173">Cascades all subwindows</text:p>
          </table:table-cell>
        </table:table-row>
        <table:table-row>
          <table:table-cell table:style-name="Table50.A2" office:value-type="string">
            <text:p text:style-name="P172"><text:span text:style-name="Source_20_Text"><text:span text:style-name="T95">/</text:span></text:span><text:span text:style-name="Source_20_Text"><text:span text:style-name="T108">close </text:span></text:span><text:span text:style-name="Source_20_Text"><text:span text:style-name="T207">[SERVER] [WINDOW]</text:span></text:span></text:p>
          </table:table-cell>
          <table:table-cell table:style-name="Table50.B2" office:value-type="string">
            <text:p text:style-name="P174">Cl<text:span text:style-name="T109">oses </text:span><text:span text:style-name="T206">a</text:span><text:span text:style-name="T109"> subwindow</text:span></text:p>
          </table:table-cell>
        </table:table-row>
        <table:table-row>
          <table:table-cell table:style-name="Table50.A2" office:value-type="string">
            <text:p text:style-name="P172"><text:span text:style-name="Source_20_Text"><text:span text:style-name="T95">/</text:span></text:span><text:span text:style-name="Source_20_Text"><text:span text:style-name="T131">hide</text:span></text:span><text:span text:style-name="Source_20_Text"><text:span text:style-name="T108"> </text:span></text:span><text:span text:style-name="Source_20_Text"><text:span text:style-name="T207">[SERVER] [WINDOW]</text:span></text:span></text:p>
          </table:table-cell>
          <table:table-cell table:style-name="Table50.B2" office:value-type="string">
            <text:p text:style-name="P175">Hides <text:span text:style-name="T208">a</text:span> subwindow</text:p>
          </table:table-cell>
        </table:table-row>
        <table:table-row>
          <table:table-cell table:style-name="Table50.A2" office:value-type="string">
            <text:p text:style-name="P176"><text:span text:style-name="Source_20_Text"><text:span text:style-name="T95">/maximize</text:span></text:span><text:span text:style-name="Source_20_Text"><text:span text:style-name="T108"> </text:span></text:span><text:span text:style-name="Source_20_Text"><text:span text:style-name="T207">[SERVER] [WINDOW]</text:span></text:span></text:p>
          </table:table-cell>
          <table:table-cell table:style-name="Table50.B2" office:value-type="string">
            <text:p text:style-name="P174">Maximizes a window</text:p>
          </table:table-cell>
        </table:table-row>
        <table:table-row>
          <table:table-cell table:style-name="Table50.A2" office:value-type="string">
            <text:p text:style-name="P176"><text:span text:style-name="Source_20_Text"><text:span text:style-name="T95">/m</text:span></text:span><text:span text:style-name="Source_20_Text"><text:span text:style-name="T203">inimize</text:span></text:span><text:span text:style-name="Source_20_Text"><text:span text:style-name="T108"> </text:span></text:span><text:span text:style-name="Source_20_Text"><text:span text:style-name="T207">[SERVER] [WINDOW]</text:span></text:span></text:p>
          </table:table-cell>
          <table:table-cell table:style-name="Table50.B2" office:value-type="string">
            <text:p text:style-name="P177">Minimizes a window</text:p>
          </table:table-cell>
        </table:table-row>
        <table:table-row>
          <table:table-cell table:style-name="Table50.A2" office:value-type="string">
            <text:p text:style-name="P172"><text:span text:style-name="Source_20_Text"><text:span text:style-name="T95">/</text:span></text:span><text:span text:style-name="Source_20_Text"><text:span text:style-name="T149">next</text:span></text:span></text:p>
          </table:table-cell>
          <table:table-cell table:style-name="Table50.B2" office:value-type="string">
            <text:p text:style-name="P178">Shifts focus to the "next" subwindow</text:p>
          </table:table-cell>
        </table:table-row>
        <table:table-row>
          <table:table-cell table:style-name="Table50.A2" office:value-type="string">
            <text:p text:style-name="P172"><text:span text:style-name="Source_20_Text"><text:span text:style-name="T95">/</text:span></text:span><text:span text:style-name="Source_20_Text"><text:span text:style-name="T149">previous</text:span></text:span></text:p>
          </table:table-cell>
          <table:table-cell table:style-name="Table50.B2" office:value-type="string">
            <text:p text:style-name="P178">Shifts focus to the "previous" subwindow</text:p>
          </table:table-cell>
        </table:table-row>
        <table:table-row>
          <table:table-cell table:style-name="Table50.A2" office:value-type="string">
            <text:p text:style-name="P172"><text:span text:style-name="Source_20_Text"><text:span text:style-name="T95">/</text:span></text:span><text:span text:style-name="Source_20_Text"><text:span text:style-name="T203">restore </text:span></text:span><text:span text:style-name="Source_20_Text"><text:span text:style-name="T160">[SERVER] [WINDOW]</text:span></text:span></text:p>
          </table:table-cell>
          <table:table-cell table:style-name="Table50.B2" office:value-type="string">
            <text:p text:style-name="P177">Restores a window</text:p>
          </table:table-cell>
        </table:table-row>
        <table:table-row>
          <table:table-cell table:style-name="Table50.A2" office:value-type="string">
            <text:p text:style-name="P172"><text:span text:style-name="Source_20_Text"><text:span text:style-name="T95">/</text:span></text:span><text:span text:style-name="Source_20_Text"><text:span text:style-name="T131">show</text:span></text:span><text:span text:style-name="Source_20_Text"><text:span text:style-name="T108"> </text:span></text:span><text:span text:style-name="Source_20_Text"><text:span text:style-name="T207">[SERVER] [WINDOW]</text:span></text:span></text:p>
          </table:table-cell>
          <table:table-cell table:style-name="Table50.B2" office:value-type="string">
            <text:p text:style-name="P175">Shows <text:span text:style-name="T208">a</text:span> subwindow, if hidden</text:p>
          </table:table-cell>
        </table:table-row>
        <table:table-row>
          <table:table-cell table:style-name="Table50.A2" office:value-type="string">
            <text:p text:style-name="P172"><text:span text:style-name="Source_20_Text"><text:span text:style-name="T95">/</text:span></text:span><text:span text:style-name="Source_20_Text"><text:span text:style-name="T200">tile</text:span></text:span></text:p>
          </table:table-cell>
          <table:table-cell table:style-name="Table50.B2" office:value-type="string">
            <text:p text:style-name="P173">Tiles all subwindows</text:p>
          </table:table-cell>
        </table:table-row>
        <table:table-row table:style-name="Table50.12">
          <table:table-cell table:style-name="Table50.A2" office:value-type="string">
            <text:p text:style-name="P172"><text:span text:style-name="Source_20_Text"><text:span text:style-name="T95">/w</text:span></text:span><text:span text:style-name="Source_20_Text"><text:span text:style-name="T178">indows</text:span></text:span></text:p>
          </table:table-cell>
          <table:table-cell table:style-name="Table50.B2" office:value-type="string">
            <text:p text:style-name="P179">Generates and displays a list of all connected windows</text:p>
          </table:table-cell>
        </table:table-row>
      </table:table>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P181" text:outline-level="2" text:is-list-header="true"><text:bookmark-start text:name="__RefHeading___Toc1697_1383137307"/><text:soft-page-break/><text:span text:style-name="T209">Additional Command Help</text:span><text:bookmark-end text:name="__RefHeading___Toc1697_1383137307"/></text:h>
      <text:list text:style-name="L11">
        <text:list-item>
          <text:p text:style-name="P182"><text:span text:style-name="T15">wait</text:span><text:span text:style-name="T210"> – </text:span><text:span text:style-name="T211">Can only</text:span><text:span text:style-name="T212"> be called from </text:span><text:span text:style-name="T211">scripts</text:span></text:p>
        </text:list-item>
        <text:list-item>
          <text:p text:style-name="P182"><text:span text:style-name="T213">context</text:span><text:span text:style-name="T210"> – </text:span><text:span text:style-name="T211">Can only</text:span><text:span text:style-name="T212"> be called from </text:span><text:span text:style-name="T211">scripts</text:span></text:p>
        </text:list-item>
        <text:list-item>
          <text:p text:style-name="P182"><text:span text:style-name="T214">end</text:span><text:span text:style-name="T210"> – </text:span><text:span text:style-name="T211">Can only</text:span><text:span text:style-name="T212"> be called from </text:span><text:span text:style-name="T211">scripts</text:span></text:p>
        </text:list-item>
        <text:list-item>
          <text:p text:style-name="P182"><text:span text:style-name="T215">usage</text:span><text:span text:style-name="T210"> – </text:span><text:span text:style-name="T211">Can only</text:span><text:span text:style-name="T212"> be called from </text:span><text:span text:style-name="T211">scripts</text:span></text:p>
        </text:list-item>
        <text:list-item>
          <text:p text:style-name="P182"><text:span text:style-name="T216">restrict</text:span><text:span text:style-name="T210"> – </text:span><text:span text:style-name="T211">Can only</text:span><text:span text:style-name="T212"> be called from </text:span><text:span text:style-name="T211">scripts</text:span></text:p>
        </text:list-item>
        <text:list-item>
          <text:p text:style-name="P182"><text:span text:style-name="T217">insert</text:span> – <text:span text:style-name="T218">Can only</text:span><text:span text:style-name="T28"> be called from </text:span><text:span text:style-name="T218">scripts</text:span></text:p>
        </text:list-item>
        <text:list-item>
          <text:p text:style-name="P183"><text:span text:style-name="T219">only</text:span> – <text:span text:style-name="T218">Can only</text:span><text:span text:style-name="T28"> be called from </text:span><text:span text:style-name="T218">scripts</text:span></text:p>
        </text:list-item>
        <text:list-item>
          <text:p text:style-name="P184"><text:span text:style-name="T220">exclude</text:span> – <text:span text:style-name="T218">Can only</text:span><text:span text:style-name="T28"> be called from </text:span><text:span text:style-name="T218">scripts</text:span></text:p>
        </text:list-item>
        <text:list-item>
          <text:p text:style-name="P182"><text:span text:style-name="T30">/</text:span><text:span text:style-name="T221">style</text:span><text:span text:style-name="T210"> – </text:span><text:span text:style-name="T211">Cannot</text:span><text:span text:style-name="T212"> be called from </text:span><text:span text:style-name="T211">scripts</text:span></text:p>
        </text:list-item>
        <text:list-item>
          <text:p text:style-name="P182"><text:span text:style-name="T221">/log</text:span><text:span text:style-name="T210"> – </text:span><text:span text:style-name="T211">Cannot</text:span><text:span text:style-name="T212"> be called from </text:span><text:span text:style-name="T211">scripts</text:span></text:p>
        </text:list-item>
        <text:list-item>
          <text:p text:style-name="P182"><text:span text:style-name="T221">/settings</text:span><text:span text:style-name="T210"> – </text:span><text:span text:style-name="T211">Cannot</text:span><text:span text:style-name="T212"> be called from </text:span><text:span text:style-name="T211">scripts</text:span></text:p>
        </text:list-item>
        <text:list-item>
          <text:p text:style-name="P182"><text:span text:style-name="T30">/</text:span><text:span text:style-name="T222">edit</text:span><text:span text:style-name="T210"> – </text:span><text:span text:style-name="T211">Cannot</text:span><text:span text:style-name="T212"> be called from </text:span><text:span text:style-name="T211">scripts</text:span></text:p>
        </text:list-item>
      </text:list>
      <text:p text:style-name="P185"/>
      <text:p text:style-name="P186"><text:span text:style-name="T223">Most commands can be issued in both the text input widget and scripts</text:span>. There are <text:span text:style-name="T185">eight</text:span> commands, however, that can <text:span text:style-name="T28">only</text:span> be issued in scripts: <text:span text:style-name="T15">wait</text:span>, <text:span text:style-name="T213">context</text:span><text:span text:style-name="T122">, </text:span><text:span text:style-name="T215">usage</text:span><text:span text:style-name="T224">, </text:span><text:span text:style-name="T216">restrict</text:span><text:span text:style-name="T225">,</text:span><text:span text:style-name="T224"> </text:span><text:span text:style-name="T217">insert</text:span><text:span text:style-name="T226">, </text:span><text:span text:style-name="T219">only</text:span><text:span text:style-name="T227">, </text:span><text:span text:style-name="T220">exclude</text:span><text:span text:style-name="T123">, </text:span><text:span text:style-name="T228">and </text:span><text:span text:style-name="T229">end</text:span><text:span text:style-name="T228">.</text:span> These <text:span text:style-name="T185">eight</text:span> commands <text:span text:style-name="T28">cannot</text:span><text:span text:style-name="T29"> be used in the text input widget. </text:span><text:span text:style-name="T230">There are five commands that</text:span><text:span text:style-name="T231"> cannot be called by a script, and can only be used in the text input widget:</text:span><text:span text:style-name="T29"> <text:s/></text:span><text:span text:style-name="T30">/</text:span><text:span text:style-name="T232">edit</text:span><text:span text:style-name="T233">, </text:span><text:span text:style-name="T30">/</text:span><text:span text:style-name="T221">style</text:span><text:span text:style-name="T231">, </text:span><text:span text:style-name="T221">/log</text:span><text:span text:style-name="T234">,</text:span><text:span text:style-name="T231"> and </text:span><text:span text:style-name="T221">/settings </text:span><text:span text:style-name="T235">will display an error </text:span><text:span text:style-name="T236">and prevent execution</text:span><text:span text:style-name="T235"> if called by a script.</text:span></text:p>
      <text:p text:style-name="P187">Most commands require a context to be executed in (see <text:a xlink:type="simple" xlink:href="#8.3.Context|outline" text:style-name="Internet_20_link" text:visited-style-name="Visited_20_Internet_20_Link"><text:span text:style-name="T218">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122">, </text:span><text:span text:style-name="T15">/</text:span><text:span text:style-name="T237">cascade</text:span><text:span text:style-name="T238">, </text:span><text:span text:style-name="T237">/tile</text:span><text:span text:style-name="T238">, </text:span><text:span text:style-name="T237">/maximize</text:span><text:span text:style-name="T238">, </text:span><text:span text:style-name="T237">/minimize</text:span><text:span text:style-name="T238">, </text:span><text:span text:style-name="T237">/</text:span><text:span text:style-name="T239">next</text:span><text:span text:style-name="T240">, </text:span><text:span text:style-name="T239">/previous</text:span><text:span text:style-name="T240">, </text:span><text:span text:style-name="T239">/</text:span><text:span text:style-name="T241">hide</text:span><text:span text:style-name="T242">, </text:span><text:span text:style-name="T241">/show</text:span><text:span text:style-name="T242">,</text:span><text:span text:style-name="T238"> </text:span><text:span text:style-name="T237">/</text:span><text:span text:style-name="T243">close</text:span><text:span text:style-name="T109">, </text:span><text:span text:style-name="T243">/</text:span><text:span text:style-name="T244">print</text:span><text:span text:style-name="T245">, </text:span><text:span text:style-name="T244">/prints</text:span><text:span text:style-name="T245">,</text:span><text:span text:style-name="T109"> </text:span><text:span text:style-name="T238">and </text:span><text:span text:style-name="T237">/restore</text:span>; they will be executed in whatever the current context is, and may not function correctly if the current context does not support that command (for example, calling <text:span text:style-name="T15">/invite</text:span> from a server window). <text:span text:style-name="T223">The only exception is </text:span><text:span text:style-name="T246">/me</text:span><text:span text:style-name="T223">: if called from the text input widget of a channel or private chat window, it will send a CTCP action to the current window, using </text:span><text:span text:style-name="T247">all</text:span><text:span text:style-name="T223"> arguments as the text to send in the message. If </text:span><text:span text:style-name="T246">/me</text:span><text:span text:style-name="T223"> is called from a server window, the first argument specifies the channel or private chat to send the CTCP message to. For example, to send a CTCP message containing "is using MERK" to the </text:span><text:span text:style-name="T246">#merk</text:span><text:span text:style-name="T223"> channel, you could call </text:span><text:span text:style-name="T246">/me #merk is using MERK</text:span><text:span text:style-name="T223"> from a server window. When calling </text:span><text:span text:style-name="T246">/me</text:span><text:span text:style-name="T223"> from a script, </text:span><text:span text:style-name="T247">the command will always send </text:span><text:span text:style-name="T248">to the current chat if running in a channel or private chat window, and must specify the context if running in a server window</text:span><text:span text:style-name="T249">. </text:span><text:span text:style-name="T250">If a context is specified as the first argument to </text:span><text:span text:style-name="T251">/me</text:span><text:span text:style-name="T250">, and the command is executed in a channel or private chat window, the specified context will be sent as part of the CTCP action message.</text:span></text:p>
      <text:p text:style-name="P187"/>
      <text:p text:style-name="P187"/>
      <text:p text:style-name="P187"/>
      <text:p text:style-name="P187"/>
      <text:p text:style-name="P187"/>
      <text:h text:style-name="Heading_20_3" text:outline-level="3"><text:bookmark-start text:name="__RefHeading___Toc10853_3140508971"/><text:soft-page-break/>Using the <text:span text:style-name="T24">restrict</text:span><text:span text:style-name="T252">,</text:span><text:span text:style-name="T253"> </text:span><text:span text:style-name="T254">only</text:span><text:span text:style-name="T255">, </text:span><text:span text:style-name="T256">and </text:span><text:span text:style-name="T220">exclude</text:span><text:span text:style-name="T257"> </text:span>Command<text:span text:style-name="T257">s</text:span><text:bookmark-end text:name="__RefHeading___Toc10853_3140508971"/></text:h>
      <text:p text:style-name="P188">The <text:span text:style-name="T15">restrict</text:span> <text:span text:style-name="T258">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8">not</text:span> execute in another context, and will show an error. <text:span text:style-name="T259">Up to two context types can be passed, so </text:span><text:span text:style-name="T260">restrict private channel</text:span><text:span text:style-name="T259"> would prevent a script from being executed in server windows. </text:span><text:span text:style-name="T261">So, to restrict a script's execution to chat windows only, you could use:</text:span></text:p>
      <table:table table:name="Table51" table:style-name="Table51">
        <table:table-column table:style-name="Table51.A"/>
        <table:table-row>
          <table:table-cell table:style-name="Table51.A1" office:value-type="string">
            <text:p text:style-name="P189"><text:span text:style-name="T262">r</text:span>estrict private channel</text:p>
            <text:p text:style-name="P190">/<text:span text:style-name="T263">print This will only print to </text:span><text:span text:style-name="T261">chat windows</text:span></text:p>
          </table:table-cell>
        </table:table-row>
      </table:table>
      <text:p text:style-name="P191"/>
      <text:p text:style-name="P192">The <text:span text:style-name="T257">similar</text:span> <text:span text:style-name="T15">only</text:span> <text:span text:style-name="T258">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193">only #merk #merkirc</text:p>
            <text:p text:style-name="P194">/<text:span text:style-name="T263">print This will only print to windows named #merk or #merkirc</text:span></text:p>
          </table:table-cell>
        </table:table-row>
      </table:table>
      <text:h text:style-name="P195" text:outline-level="3"/>
      <text:p text:style-name="P196">The <text:span text:style-name="T15">exclude</text:span> <text:span text:style-name="T258">script-only </text:span>command works just like the <text:span text:style-name="T15">only</text:span> command, only it prevents a script from executing in specific contexts. <text:span text:style-name="T263">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197"><text:span text:style-name="T185">exclude</text:span> #merk #merkirc</text:p>
            <text:p text:style-name="P198">/<text:span text:style-name="T263">print This will </text:span><text:span text:style-name="T185">not</text:span><text:span text:style-name="T263"> print to windows named #merk or #merkirc</text:span></text:p>
          </table:table-cell>
        </table:table-row>
      </table:table>
      <text:p text:style-name="P199"/>
      <text:p text:style-name="P200"/>
      <text:p text:style-name="P200"/>
      <text:p text:style-name="P200"/>
      <text:p text:style-name="P200"/>
      <text:p text:style-name="P200"/>
      <text:p text:style-name="P200"/>
      <text:h text:style-name="Heading_20_3" text:outline-level="3" text:is-list-header="true"><text:bookmark-start text:name="__RefHeading___Toc12533_3140508971"/><text:soft-page-break/>Using the <text:span text:style-name="T24">insert</text:span> Command<text:bookmark-end text:name="__RefHeading___Toc12533_3140508971"/></text:h>
      <text:p text:style-name="P201">The <text:span text:style-name="T15">insert</text:span> <text:span text:style-name="T258">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18">Built-In Aliases</text:span></text:a>) in the inserted script will reference the script <text:span text:style-name="T264">being executed, not the script being </text:span><text:span text:style-name="T265">insert</text:span><text:span text:style-name="T264">ed</text:span>, <text:span text:style-name="T266">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02">/<text:span text:style-name="T267">print Hello from </text:span><text:span text:style-name="T264">$_SCRIPT</text:span><text:span text:style-name="T267">!</text:span></text:p>
          </table:table-cell>
        </table:table-row>
      </table:table>
      <text:p text:style-name="P203"/>
      <text:p text:style-name="P201">In another script, we use the <text:span text:style-name="T15">insert</text:span> command to insert this file into the script <text:span text:style-name="T251">test.merk</text:span>:</text:p>
      <table:table table:name="Table32" table:style-name="Table32">
        <table:table-column table:style-name="Table32.A"/>
        <table:table-row>
          <table:table-cell table:style-name="Table32.A1" office:value-type="string">
            <text:p text:style-name="P202">/<text:span text:style-name="T267">print This is my main script!</text:span></text:p>
            <text:p text:style-name="P204">insert stuff.merk</text:p>
            <text:p text:style-name="P202">/<text:span text:style-name="T267">print And now my script is complete!</text:span></text:p>
          </table:table-cell>
        </table:table-row>
      </table:table>
      <text:p text:style-name="P205"/>
      <text:p text:style-name="P205">Once processed, the script that will be executed will look like:</text:p>
      <text:p text:style-name="P205"/>
      <table:table table:name="Table33" table:style-name="Table33">
        <table:table-column table:style-name="Table33.A"/>
        <table:table-row>
          <table:table-cell table:style-name="Table33.A1" office:value-type="string">
            <text:p text:style-name="P202">/<text:span text:style-name="T267">print This is my main script!</text:span></text:p>
            <text:p text:style-name="P202">/<text:span text:style-name="T267">print Hello from </text:span><text:span text:style-name="T250">test.merk!</text:span></text:p>
            <text:p text:style-name="P202">/<text:span text:style-name="T267">print And now my script is complete!</text:span></text:p>
          </table:table-cell>
        </table:table-row>
      </table:table>
      <text:p text:style-name="P201"/>
      <text:p text:style-name="P201">The <text:span text:style-name="T15">insert</text:span> command can be used to insert multiple files into a script; pass each file's name as a separate argument to <text:span text:style-name="T15">insert</text:span>, or issue <text:span text:style-name="T15">insert</text:span> multiple times. <text:span text:style-name="T268">Arguments passed to the </text:span><text:span text:style-name="T15">insert</text:span><text:span text:style-name="T268"> command are tokenized like </text:span><text:a xlink:type="simple" xlink:href="#7.2.Script Arguments|outline" text:style-name="Internet_20_link" text:visited-style-name="Visited_20_Internet_20_Link"><text:span text:style-name="T268">script arguments</text:span></text:a><text:span text:style-name="T268">, so filenames with spaces in them can be passed to </text:span><text:span text:style-name="T15">insert</text:span><text:span text:style-name="T268">, as long as they are contained in quotation marks.</text:span></text:p>
      <text:p text:style-name="P206"><text:span text:style-name="T269">insert</text:span><text:span text:style-name="T270">ed files may contain </text:span><text:span text:style-name="T269">insert</text:span><text:span text:style-name="T270"> as well, up to a maximum "depth" of 10. That is, a file can </text:span><text:span text:style-name="T269">insert</text:span><text:span text:style-name="T270"> a file that calls </text:span><text:span text:style-name="T269">insert</text:span><text:span text:style-name="T270">, which can </text:span><text:span text:style-name="T269">insert</text:span><text:span text:style-name="T270"> call a file that calls </text:span><text:span text:style-name="T269">insert</text:span><text:span text:style-name="T270">, which can </text:span><text:span text:style-name="T269">insert</text:span><text:span text:style-name="T270"> a file that calls </text:span><text:span text:style-name="T269">insert</text:span><text:span text:style-name="T270">, which can </text:span><text:span text:style-name="T269">insert</text:span><text:span text:style-name="T270"> a file that calls </text:span><text:span text:style-name="T269">insert</text:span><text:span text:style-name="T270">, and so on, up to a maximum of 10 "layers" of files that call </text:span><text:span text:style-name="T269">insert</text:span><text:span text:style-name="T270">. Changing this behavior is only possible by </text:span><text:a xlink:type="simple" xlink:href="#8.1.10.Using the /config Command|outline" text:style-name="Internet_20_link" text:visited-style-name="Visited_20_Internet_20_Link"><text:span text:style-name="T270">using the </text:span><text:span text:style-name="T269">/config</text:span><text:span text:style-name="T270"> command</text:span></text:a><text:span text:style-name="T270"> on the </text:span><text:span text:style-name="T269">maximum_insert_file_depth</text:span><text:span text:style-name="T270"> setting, or by editing </text:span><text:span text:style-name="T269">settings.json</text:span><text:span text:style-name="T270"> directly with a text editor.</text:span></text:p>
      <text:p text:style-name="P206"/>
      <text:p text:style-name="P206"/>
      <text:p text:style-name="P206"/>
      <text:p text:style-name="P206"/>
      <text:p text:style-name="P206"/>
      <text:p text:style-name="P206"/>
      <text:p text:style-name="P206"/>
      <text:h text:style-name="P207" text:outline-level="3"><text:bookmark-start text:name="__RefHeading___Toc7071_4014455665"/><text:soft-page-break/>Using <text:span text:style-name="T24">/show</text:span>, <text:span text:style-name="T24">/hide</text:span>, <text:span text:style-name="T24">/</text:span><text:span text:style-name="T271">close</text:span><text:span text:style-name="T109">, </text:span>and <text:span text:style-name="T24">context</text:span> Commands<text:bookmark-end text:name="__RefHeading___Toc7071_4014455665"/></text:h>
      <text:p text:style-name="P208"><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272">it is</text:span><text:span text:style-name="T273"> not</text:span><text:span text:style-name="T274"> closed, and if the window's context is a channel, the client will still be present in that channel. </text:span><text:span text:style-name="T275">/</text:span><text:span text:style-name="T276">show</text:span><text:span text:style-name="T277"> will move "focus" to a subwindow, and can be used to switch context.</text:span><text:span text:style-name="T28"> </text:span><text:span text:style-name="T15">/show</text:span> and <text:span text:style-name="T15">/hide</text:span> can be issued from the text input widget. </text:p>
      <text:p text:style-name="P208"><text:span text:style-name="T15">context</text:span>, on the other hand, can only be issued in scripts, and <text:span text:style-name="T28">completely</text:span><text:span text:style-name="T29"> moves the script's context to the new window. For most scripts, this </text:span><text:span text:style-name="T278">distinction </text:span><text:span text:style-name="T29">doesn't matter, and either command can be used interchangeably.</text:span></text:p>
      <text:p text:style-name="P209">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10">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11">Our test script is executed in <text:span text:style-name="T15">#python</text:span>'s context, <text:span text:style-name="T279">on </text:span><text:span text:style-name="T280">silver.libera.chat</text:span>:</text:p>
      <table:table table:name="Table49" table:style-name="Table49">
        <table:table-column table:style-name="Table49.A"/>
        <table:table-row>
          <table:table-cell table:style-name="Table49.A1" office:value-type="string">
            <text:p text:style-name="P212">/* <text:span text:style-name="T281">Here, we hide #merk's window in the current context */</text:span></text:p>
            <text:p text:style-name="P213">/<text:span text:style-name="T281">hide #merk</text:span></text:p>
            <text:p text:style-name="P212"/>
            <text:p text:style-name="P212">/* <text:span text:style-name="T281">Now, we switch context to lawnmower.undernet.org's window */</text:span></text:p>
            <text:p text:style-name="P214">context lawnmower.undernet.org</text:p>
            <text:p text:style-name="P213"/>
            <text:p text:style-name="P212">/* <text:span text:style-name="T281">This moves to #merk's context, only it's on the UnderNet server,</text:span></text:p>
            <text:p text:style-name="P212"><text:s text:c="3"/><text:span text:style-name="T281">not the Libera server */</text:span></text:p>
            <text:p text:style-name="P213">/<text:span text:style-name="T281">show #merk</text:span></text:p>
            <text:p text:style-name="P212"/>
            <text:p text:style-name="P212">/* <text:span text:style-name="T281">In order to show #merk's window on Libera, we have to switch</text:span></text:p>
            <text:p text:style-name="P212"><text:s text:c="3"/><text:span text:style-name="T281">context to that server, or use the server argument of /show */</text:span></text:p>
            <text:p text:style-name="P213">/<text:span text:style-name="T281">show silver.libera.chat #merk</text:span></text:p>
          </table:table-cell>
        </table:table-row>
      </table:table>
      <text:p text:style-name="P211"/>
      <text:p text:style-name="P211"><text:span text:style-name="T15">/</text:span><text:span text:style-name="T243">close</text:span><text:span text:style-name="T109"> works exactly the same as </text:span><text:span text:style-name="T243">/show</text:span><text:span text:style-name="T109"> and </text:span><text:span text:style-name="T243">/hide</text:span><text:span text:style-name="T109">, only instead of showing or hiding a window, it closes a window. If the window is for a channel, the channel will be left.</text:span></text:p>
      <text:h text:style-name="Heading_20_3" text:outline-level="3"><text:bookmark-start text:name="__RefHeading___Toc10855_3140508971"/><text:soft-page-break/>Using the <text:span text:style-name="T24">/print</text:span> <text:span text:style-name="T282">and </text:span><text:span text:style-name="T283">/prints</text:span><text:span text:style-name="T282"> </text:span>Command<text:span text:style-name="T282">s</text:span><text:bookmark-end text:name="__RefHeading___Toc10855_3140508971"/></text:h>
      <text:p text:style-name="P215"><text:span text:style-name="T284">The </text:span><text:span text:style-name="T30">/print</text:span><text:span text:style-name="T284"> command can be used to print text to the current or another window; use the name of the window context </text:span><text:span text:style-name="T285">as the first argument to print to another window</text:span><text:span text:style-name="T284">. If this window cannot be found, the text will print to whatever the current window context is. </text:span><text:span text:style-name="T286">The window specified by the first command must be "connected" to the current context (that is, they share an IRC server connection).</text:span></text:p>
      <text:p text:style-name="P216">The <text:span text:style-name="T15">/prints</text:span> command works exactly the same way, only it prints a "system" message, like the messages emitted by most commands.</text:p>
      <text:p text:style-name="P217"/>
      <text:p text:style-name="P218">Both <text:span text:style-name="T15">/print</text:span> and <text:span text:style-name="T15">/prints</text:span> can print HTML, and are not written to the log.</text:p>
      <text:p text:style-name="P218"/>
      <table:table table:name="Table14" table:style-name="Table14">
        <table:table-column table:style-name="Table14.A"/>
        <table:table-row>
          <table:table-cell table:style-name="Table14.A1" office:value-type="string">
            <text:p text:style-name="P219">/* <text:span text:style-name="T287">This will print to the current window</text:span> <text:span text:style-name="T288">*/</text:span></text:p>
            <text:p text:style-name="P220">/<text:span text:style-name="T287">print Hello world!</text:span></text:p>
            <text:p text:style-name="P202"/>
            <text:p text:style-name="P219">/* <text:span text:style-name="T287">This will print to the #merk channel window.</text:span></text:p>
            <text:p text:style-name="P219"><text:s text:c="3"/><text:span text:style-name="T287">If the client is not </text:span><text:span text:style-name="T289">in</text:span><text:span text:style-name="T287"> #merk, it will print to the current window.</text:span> */</text:p>
            <text:p text:style-name="P202">/<text:span text:style-name="T287">print #merk Hello world!</text:span></text:p>
            <text:p text:style-name="P202"/>
            <text:p text:style-name="P221">/* <text:span text:style-name="T287">This will print </text:span><text:span text:style-name="T290">some HTML as a system message</text:span> */</text:p>
            <text:p text:style-name="P222"><text:span text:style-name="T291">/print</text:span><text:span text:style-name="T292">s</text:span><text:span text:style-name="T293"> </text:span><text:span text:style-name="T291">&lt;</text:span><text:span text:style-name="T292">i&gt;This is in italics!</text:span><text:span text:style-name="T294">&lt;</text:span><text:span text:style-name="T292">i&gt;&lt;br&gt;&lt;u&gt;And this is underlined on a new line!&lt;/u&gt;</text:span></text:p>
          </table:table-cell>
        </table:table-row>
      </table:table>
      <text:p text:style-name="P223"/>
      <text:p text:style-name="P224"/>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h text:style-name="P225" text:outline-level="3"><text:bookmark-start text:name="__RefHeading___Toc10851_3140508971"/><text:soft-page-break/>Using the <text:span text:style-name="T24">/ignore</text:span> Command<text:bookmark-end text:name="__RefHeading___Toc10851_3140508971"/></text:h>
      <text:p text:style-name="P226">The /<text:span text:style-name="T15">ignore</text:span> command hides chat from a given nickname or user. However, messages from an /<text:span text:style-name="T15">ignore</text:span>d user are still received and logged, they are just not displayed. That user's chat is hidden from <text:span text:style-name="T28">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295">The </text:span><text:span text:style-name="T296">/ignore</text:span><text:span text:style-name="T295"> list </text:span><text:span text:style-name="T297">cannot</text:span><text:span text:style-name="T295"> be edited by the </text:span><text:span text:style-name="T296">/config</text:span><text:span text:style-name="T295"> command; </text:span><text:span text:style-name="T298">the only way to unignore a user is either through the right click userlist menu, the settings menu, or with the </text:span><text:span text:style-name="T299">/unignore</text:span><text:span text:style-name="T298"> command.</text:span></text:p>
      <text:p text:style-name="P227">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00">anywhere </text:span>in their hostmask, you could use:</text:p>
      <table:table table:name="Table45" table:style-name="Table45">
        <table:table-column table:style-name="Table45.A"/>
        <table:table-row>
          <table:table-cell table:style-name="Table45.A1" office:value-type="string">
            <text:p text:style-name="P198">/<text:span text:style-name="T301">ignore *annoying.com*</text:span></text:p>
          </table:table-cell>
        </table:table-row>
      </table:table>
      <text:p text:style-name="P228"/>
      <text:p text:style-name="P227">Users <text:span text:style-name="T15">/ignor</text:span>ed in this way <text:span text:style-name="T28">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29">Call <text:span text:style-name="T15">/ignore</text:span> with no arguments to see the ignored user list in full. <text:span text:style-name="T300">Attempting to add an entry to the ignore list that already exists will result in an error.</text:span></text:p>
      <text:p text:style-name="P229"/>
      <text:p text:style-name="P229"/>
      <text:p text:style-name="P229"/>
      <text:p text:style-name="P229"/>
      <text:p text:style-name="P229"/>
      <text:p text:style-name="P229"/>
      <text:p text:style-name="P229"/>
      <text:p text:style-name="P229"/>
      <text:h text:style-name="Heading_20_3" text:outline-level="3" text:is-list-header="true"><text:bookmark-start text:name="__RefHeading___Toc10469_3140508971"/><text:soft-page-break/>Using the <text:span text:style-name="T24">/config</text:span> Command<text:bookmark-end text:name="__RefHeading___Toc10469_3140508971"/></text:h>
      <text:p text:style-name="P230">The <text:span text:style-name="T15">/config</text:span> command allows users to edit the main MERK configuration file, <text:span text:style-name="T15">settings.json</text:span>, from within the client. <text:span text:style-name="T302">Warning!</text:span><text:span text:style-name="T303">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02">Resetting MERK to Default Settings</text:span></text:a><text:span text:style-name="T303"> to undo the damage.</text:span></text:p>
      <text:p text:style-name="P231"/>
      <text:p text:style-name="P232">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04">/</text:span><text:span text:style-name="T305">config windowbar</text:span><text:span text:style-name="T306">; </text:span><text:span text:style-name="T307">t</text:span>his will print a list of all the settings that match the search term:</text:p>
      <text:p text:style-name="P232"/>
      <text:p text:style-name="P233"><draw:frame draw:style-name="fr6" draw:name="Frame2" text:anchor-type="as-char" svg:width="4.8472in" style:rel-width="70%" svg:height="3.6465in" style:rel-height="scale-min" draw:z-index="33"><draw:text-box><text:p text:style-name="P66"><draw:frame draw:style-name="fr3"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33"/>
      <text:p text:style-name="P234"><text:span text:style-name="T308">Each listing contains the name of the setting, what the setting's value currently is, and what type of variable the setting is. To change a setting, pass the name of the setting as the first argument to </text:span><text:span text:style-name="T309">/config</text:span><text:span text:style-name="T308">, followed by the new setting value. The new value will be checked to make sure it's valid, and if so, stored as the new setting's value. For example, to change the </text:span><text:span text:style-name="T309">show_windowbar</text:span><text:span text:style-name="T308"> setting to "False", you could execute:</text:span></text:p>
      <text:p text:style-name="P231"/>
      <table:table table:name="Table46" table:style-name="Table46">
        <table:table-column table:style-name="Table46.A"/>
        <table:table-row>
          <table:table-cell table:style-name="Table46.A1" office:value-type="string">
            <text:p text:style-name="P235">/<text:span text:style-name="T308">config show_windowbar false</text:span></text:p>
          </table:table-cell>
        </table:table-row>
      </table:table>
      <text:p text:style-name="P231"/>
      <text:p text:style-name="P230">If a setting's value is a string, all arguments after the setting will be assumed to be part of the new value. For example, if using <text:span text:style-name="T15">/config</text:span> to change the default "away" message to "I'm busy right now!", you could execute:</text:p>
      <text:p text:style-name="P231"/>
      <table:table table:name="Table47" table:style-name="Table47">
        <table:table-column table:style-name="Table47.A"/>
        <table:table-row>
          <table:table-cell table:style-name="Table47.A1" office:value-type="string">
            <text:p text:style-name="P235">/<text:span text:style-name="T308">config default_away_message I'm busy right now!</text:span></text:p>
          </table:table-cell>
        </table:table-row>
      </table:table>
      <text:p text:style-name="P231"/>
      <text:h text:style-name="P236" text:outline-level="3" text:is-list-header="true"><text:bookmark-start text:name="__RefHeading___Toc8062_605356033"/><text:soft-page-break/>Using <text:span text:style-name="T310">the</text:span> <text:span text:style-name="T24">/connect</text:span>, <text:span text:style-name="T24">/connectssl</text:span>, <text:span text:style-name="T24">/xconnect</text:span>, and <text:span text:style-name="T24">/xconnectssl</text:span> <text:span text:style-name="T310">Commands</text:span><text:bookmark-end text:name="__RefHeading___Toc8062_605356033"/></text:h>
      <text:p text:style-name="P237">These commands are used to connect MERK to IRC servers:</text:p>
      <text:list text:style-name="L12">
        <text:list-item>
          <text:p text:style-name="P238"><text:span text:style-name="T15">/connect</text:span> connects to an IRC server, and does <text:span text:style-name="T28">not</text:span><text:span text:style-name="T29"> execute any existing connection scripts</text:span></text:p>
        </text:list-item>
        <text:list-item>
          <text:p text:style-name="P239"><text:span text:style-name="T15">/connectssl</text:span> connects to an IRC server via SSL/TLS, and does <text:span text:style-name="T28">not</text:span> execute any existing connection scripts</text:p>
        </text:list-item>
        <text:list-item>
          <text:p text:style-name="P239"><text:span text:style-name="T15">/xconnect</text:span> connects to an IRC server, and executes any existing connection scripts</text:p>
        </text:list-item>
        <text:list-item>
          <text:p text:style-name="P239"><text:span text:style-name="T15">/xconnectssl</text:span> connects to an IRC server via SSL/TLS, and executes any existing connection scripts</text:p>
        </text:list-item>
      </text:list>
      <text:p text:style-name="P240">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18">Connecting to Servers</text:span></text:a> for an example connection script that uses these commands.</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236" text:outline-level="3"><text:bookmark-start text:name="__RefHeading___Toc8719_1647306902"/><text:soft-page-break/>Using the <text:span text:style-name="T24">/quit</text:span> and <text:span text:style-name="T24">/quitall</text:span> Commands<text:bookmark-end text:name="__RefHeading___Toc8719_1647306902"/></text:h>
      <text:p text:style-name="P241">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241">The <text:span text:style-name="T15">/quitall</text:span> works exactly the same way as <text:span text:style-name="T15">/quit</text:span>, only it will disconnect from <text:span text:style-name="T28">all</text:span><text:span text:style-name="T29"> servers that MERK is currently connected to.</text:span></text:p>
      <table:table table:name="Table63" table:style-name="Table63">
        <table:table-column table:style-name="Table63.A"/>
        <table:table-row>
          <table:table-cell table:style-name="Table63.A1" office:value-type="string">
            <text:p text:style-name="P242">/* <text:span text:style-name="T311">This will disconnect from the IRC server associated</text:span></text:p>
            <text:p text:style-name="P242"><text:s text:c="3"/><text:span text:style-name="T311">with the context the command is issued in. It will </text:span></text:p>
            <text:p text:style-name="P242"><text:s text:c="3"/><text:span text:style-name="T311">use "See you later!" as the "quit" message. </text:span>*/</text:p>
            <text:p text:style-name="P243">/<text:span text:style-name="T311">quit See you later!</text:span></text:p>
            <text:p text:style-name="P243"/>
            <text:p text:style-name="P242">/* <text:span text:style-name="T311">This will disconnect from *all* connected servers with</text:span></text:p>
            <text:p text:style-name="P242"><text:s text:c="3"/><text:span text:style-name="T311">the same message used in the last example. */</text:span></text:p>
            <text:p text:style-name="P243">/<text:span text:style-name="T311">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36" text:outline-level="3"><text:bookmark-start text:name="__RefHeading___Toc10768_3140508971"/><text:soft-page-break/>Using the <text:span text:style-name="T24">/shell</text:span> Command<text:bookmark-end text:name="__RefHeading___Toc10768_3140508971"/></text:h>
      <text:p text:style-name="P244">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244"/>
      <text:p text:style-name="P244">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245"/>
      <table:table table:name="Table48" table:style-name="Table48">
        <table:table-column table:style-name="Table48.A"/>
        <table:table-row>
          <table:table-cell table:style-name="Table48.A1" office:value-type="string">
            <text:p text:style-name="P246">restrict channel private</text:p>
            <text:p text:style-name="P247">/<text:span text:style-name="T312">shell FORTUNE fortune -s</text:span></text:p>
            <text:p text:style-name="P247">/<text:span text:style-name="T312">msg $_WINDOW Here's a fortune: $FORTUNE</text:span></text:p>
          </table:table-cell>
        </table:table-row>
      </table:table>
      <text:p text:style-name="P245"/>
      <text:p text:style-name="P244"><text:span text:style-name="T301">This</text:span> script:</text:p>
      <text:p text:style-name="P244"/>
      <text:list text:style-name="L13">
        <text:list-item>
          <text:p text:style-name="P248">Restricts the script's execution to channel and private chat windows, as it sends a message to the current window, which won't work in server window contexts.</text:p>
        </text:list-item>
        <text:list-item>
          <text:p text:style-name="P248">Executes <text:span text:style-name="T15">/shell</text:span>, which calls <text:span text:style-name="T15">fortune -s</text:span> and stores the output in <text:span text:style-name="T15">FORTUNE</text:span>.</text:p>
        </text:list-item>
        <text:list-item>
          <text:p text:style-name="P248">Sends a message to the current chat window containing the fortune.</text:p>
        </text:list-item>
      </text:list>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h text:style-name="Heading_20_3" text:outline-level="3"><text:bookmark-start text:name="__RefHeading___Toc7353_2319073125"/><text:soft-page-break/>Using the <text:span text:style-name="T15">/reclaim</text:span> Command<text:bookmark-end text:name="__RefHeading___Toc7353_2319073125"/></text:h>
      <text:p text:style-name="P249">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250" text:outline-level="3"><text:bookmark-start text:name="__RefHeading___Toc7851_548103271 Copy 1"/><text:soft-page-break/>Using the <text:span text:style-name="T24">/</text:span><text:span text:style-name="T313">delay</text:span> Command<text:bookmark-end text:name="__RefHeading___Toc7851_548103271 Copy 1"/></text:h>
      <text:p text:style-name="P251">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252">/<text:span text:style-name="T314">delay 300 /nick merk_us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253">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53">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15">Connection scripts </text:span><text:span text:style-name="T316">have the context of the associated server window created when connection begins</text:span><text:span text:style-name="T317"> (see </text:span><text:a xlink:type="simple" xlink:href="#8.4.Context|outline" text:style-name="Internet_20_link" text:visited-style-name="Visited_20_Internet_20_Link"><text:span text:style-name="T318">Context</text:span></text:a><text:span text:style-name="T319"> </text:span><text:span text:style-name="T320">and </text:span><text:a xlink:type="simple" xlink:href="#8.5.Writing Connection Scripts|outline" text:style-name="Internet_20_link" text:visited-style-name="Visited_20_Internet_20_Link"><text:span text:style-name="T321">Writing </text:span><text:span text:style-name="T322">Connection Scripts</text:span></text:a><text:span text:style-name="T319">).</text:span></text:p>
      <text:h text:style-name="Heading_20_3" text:outline-level="3"><text:bookmark-start text:name="__RefHeading___Toc1080_48191583"/>All Other Scripts<text:bookmark-end text:name="__RefHeading___Toc1080_48191583"/></text:h>
      <text:p text:style-name="P254">All other scripts are, well, <text:span text:style-name="T28">scripts</text:span>: a list of commands, one per line, issued in order. Scripts have a context, which is the window that they are called from or executed in. They can be executed in several ways:</text:p>
      <text:p text:style-name="P254"/>
      <text:list text:style-name="L14">
        <text:list-item>
          <text:p text:style-name="P255">From the "<text:span text:style-name="T7">Run</text:span>" button on a server window's toolbar. The script will be executed in the server window's context.</text:p>
        </text:list-item>
        <text:list-item>
          <text:p text:style-name="P255">From the "<text:span text:style-name="T7">Run</text:span>" entry in a window's input menu. <text:span text:style-name="T323">The text in the text input widget will be replaced with a call to the </text:span><text:span text:style-name="T324">/script</text:span><text:span text:style-name="T323"> command to execute the selected file.</text:span></text:p>
        </text:list-item>
        <text:list-item>
          <text:p text:style-name="P256">From the "<text:span text:style-name="T7">Run</text:span>" entry in a window's chat display right-click menu. <text:span text:style-name="T323">The text in the text input widget will be replaced with a call to the </text:span><text:span text:style-name="T324">/script</text:span><text:span text:style-name="T323"> command to execute the selected file.</text:span></text:p>
        </text:list-item>
        <text:list-item>
          <text:p text:style-name="P255">By issuing the <text:span text:style-name="T15">/script</text:span> command. The script will be executed in the window that the command was called from's context.</text:p>
        </text:list-item>
        <text:list-item>
          <text:p text:style-name="P255">From the "<text:span text:style-name="T7">Run</text:span>" menu in a script editor window. The user can select which context to run the script in, or optionally select to run the script on <text:span text:style-name="T28">all</text:span> windows simultaneously <text:span text:style-name="T325">(with each window running that script in the window's context).</text:span></text:p>
        </text:list-item>
      </text:list>
      <text:p text:style-name="P253"/>
      <text:p text:style-name="P257">When using the <text:span text:style-name="T326">/script</text:span> command, scripts are searched for as outlined in <text:a xlink:type="simple" xlink:href="#1.Directories and Configuration Files|outline" text:style-name="Internet_20_link" text:visited-style-name="Visited_20_Internet_20_Link"><text:span text:style-name="T218">Directories and Configuration Files</text:span></text:a><text:span text:style-name="T327">; if the script can be found in this directory search, the path to that script can be omitted. </text:span><text:span text:style-name="T328">For example, if a script named </text:span><text:span text:style-name="T329">example.merk</text:span><text:span text:style-name="T328"> is in the </text:span><text:span text:style-name="T326">/script</text:span><text:span text:style-name="T330">s</text:span><text:span text:style-name="T328"> directory, calling </text:span><text:span text:style-name="T329">/script example.merk</text:span><text:span text:style-name="T328"> will execute that script. If the file extension to the script is </text:span><text:span text:style-name="T329">.merk</text:span><text:span text:style-name="T328">, than the file extension can be omitted; </text:span><text:span text:style-name="T329">/script example</text:span><text:span text:style-name="T328"> will also execute </text:span><text:span text:style-name="T331">the</text:span><text:span text:style-name="T328"> script in the previous example.</text:span></text:p>
      <text:p text:style-name="P258"/>
      <text:p text:style-name="P259">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260"/>
      <table:table table:name="Table9" table:style-name="Table9">
        <table:table-column table:style-name="Table9.A"/>
        <table:table-row>
          <table:table-cell table:style-name="Table9.A1" office:value-type="string">
            <text:p text:style-name="P261">/*</text:p>
            <text:p text:style-name="P261">/<text:span text:style-name="T332">msg</text:span><text:span text:style-name="T288"> $_WINDOW This command WILL NOT be executed</text:span></text:p>
            <text:p text:style-name="P262">*/</text:p>
            <text:p text:style-name="P263"/>
            <text:p text:style-name="P263">/<text:span text:style-name="T332">msg</text:span> $_WINDOW This command WILL be executed</text:p>
          </table:table-cell>
        </table:table-row>
      </table:table>
      <text:p text:style-name="P260"/>
      <text:h text:style-name="Heading_20_3" text:outline-level="3" text:is-list-header="true"><text:bookmark-start text:name="__RefHeading___Toc1614_2499962574"/><text:soft-page-break/>Errors<text:bookmark-end text:name="__RefHeading___Toc1614_2499962574"/></text:h>
      <text:p text:style-name="P264">For the most part, MERK <text:span text:style-name="T333">handles script errors in two ways</text:span>. <text:span text:style-name="T333">E</text:span>rrors in <text:a xlink:type="simple" xlink:href="#8.2.1.Script-Only Commands|outline" text:style-name="Internet_20_link" text:visited-style-name="Visited_20_Internet_20_Link">script-only commands</text:a> will prevent execution, <text:span text:style-name="T333">while errors in other commands will halt the script execution when the error is encountered</text:span>. If any of the following script-only command errors or conditions are detected, <text:span text:style-name="T334">the</text:span><text:span text:style-name="T218"> script will not execute</text:span>:</text:p>
      <text:list text:style-name="L15">
        <text:list-item>
          <text:p text:style-name="P265">Calling <text:span text:style-name="T335">wait</text:span> with a non-number argument</text:p>
        </text:list-item>
        <text:list-item>
          <text:p text:style-name="P265">Calling <text:span text:style-name="T336">usage</text:span> with the wrong number of arguments</text:p>
        </text:list-item>
        <text:list-item>
          <text:p text:style-name="P265">Calling <text:span text:style-name="T336">usage</text:span> with a non-number as the first argument</text:p>
        </text:list-item>
        <text:list-item>
          <text:p text:style-name="P265">Calling <text:span text:style-name="T216">restrict</text:span> with the wrong number of arguments</text:p>
        </text:list-item>
        <text:list-item>
          <text:p text:style-name="P265">Calling <text:span text:style-name="T216">restrict</text:span> with an argument that is not server, channel, or private</text:p>
        </text:list-item>
        <text:list-item>
          <text:p text:style-name="P266">Calling <text:span text:style-name="T15">only</text:span> with no arguments</text:p>
        </text:list-item>
        <text:list-item>
          <text:p text:style-name="P265">Calling <text:span text:style-name="T213">end</text:span> with any arguments</text:p>
        </text:list-item>
        <text:list-item>
          <text:p text:style-name="P267">Calling <text:span text:style-name="T217">insert</text:span> <text:span text:style-name="T337">no arguments</text:span></text:p>
        </text:list-item>
        <text:list-item>
          <text:p text:style-name="P267">Calling <text:span text:style-name="T338">i</text:span><text:span text:style-name="T217">nsert</text:span> with <text:span text:style-name="T337">a file that cannot be found, doesn't exist, </text:span><text:span text:style-name="T339">or can't be read. </text:span><text:span text:style-name="T340">Errors of this type will </text:span><text:span text:style-name="T341">not</text:span><text:span text:style-name="T342"> display the filename the faulty </text:span><text:span text:style-name="T343">insert</text:span><text:span text:style-name="T342"> </text:span><text:span text:style-name="T344">call was in</text:span><text:span text:style-name="T342">.</text:span></text:p>
        </text:list-item>
        <text:list-item>
          <text:p text:style-name="P268">Calling <text:span text:style-name="T15">context</text:span> with a context that doesn't exist</text:p>
        </text:list-item>
        <text:list-item>
          <text:p text:style-name="P269">Executing a script in a context that is not allowed by <text:span text:style-name="T216">restrict</text:span></text:p>
        </text:list-item>
        <text:list-item>
          <text:p text:style-name="P270">Executing a script in a context that is not allowed by <text:span text:style-name="T15">only</text:span></text:p>
        </text:list-item>
        <text:list-item>
          <text:p text:style-name="P271">Calling a <text:a xlink:type="simple" xlink:href="#8.2.2.Non-Script Commands|outline" text:style-name="Internet_20_link" text:visited-style-name="Visited_20_Internet_20_Link">command that cannot be called in scripts</text:a></text:p>
        </text:list-item>
      </text:list>
      <text:p text:style-name="P272"/>
      <text:p text:style-name="P273">Every other <text:span text:style-name="T345">command </text:span>error will display an error message (if script error messages are turned on in settings), and <text:span text:style-name="T333">halt</text:span> execution of the script. Error messages will be displayed for:</text:p>
      <text:list text:style-name="L16">
        <text:list-item>
          <text:p text:style-name="P274">Lines that do not contain a command</text:p>
        </text:list-item>
        <text:list-item>
          <text:p text:style-name="P274">Lines that start with<text:span text:style-name="T252"> </text:span><text:span text:style-name="T15">/</text:span><text:span text:style-name="T252"> </text:span>and are not followed by a valid command</text:p>
        </text:list-item>
        <text:list-item>
          <text:p text:style-name="P274">Calls to commands with <text:span text:style-name="T332">an </text:span>incorrect <text:span text:style-name="T332">number of</text:span> arguments</text:p>
        </text:list-item>
        <text:list-item>
          <text:p text:style-name="P274">Calls to commands with <text:span text:style-name="T332">invalid arguments</text:span></text:p>
        </text:list-item>
        <text:list-item>
          <text:p text:style-name="P274">Scripts being executed in the "wrong" context<text:line-break/></text:p>
        </text:list-item>
      </text:list>
      <text:p text:style-name="P275">If an error is encountered, an error message with be displayed. The error message will contain:</text:p>
      <text:list text:style-name="L17">
        <text:list-item>
          <text:p text:style-name="P276"><text:span text:style-name="T7">The line number the error occurred on</text:span>. <text:span text:style-name="T346">On files that contain the </text:span><text:span text:style-name="T347">insert</text:span><text:span text:style-name="T346"> command, the line number may not be accurate, as the script will include the </text:span><text:span text:style-name="T347">insert</text:span><text:span text:style-name="T346">ed file. </text:span><text:span text:style-name="T348">Comments are stripped from scripts before execution, which may also result in inaccurate line numbers in error reports.</text:span></text:p>
        </text:list-item>
        <text:list-item>
          <text:p text:style-name="P277"><text:span text:style-name="T7">The name of the file the error is located in</text:span>. If the error is in a connection script, the filename displayed will be <text:span text:style-name="T15">SERVER:PORT</text:span> <text:span text:style-name="T349">for the server's connection script</text:span>. If the filename is not known or does not exist, the filename will be set to <text:span text:style-name="T15">script</text:span>. <text:span text:style-name="T350">Errors in calling the </text:span><text:span text:style-name="T351">insert</text:span><text:span text:style-name="T350"> command will </text:span><text:span text:style-name="T352">not</text:span><text:span text:style-name="T353"> contain the filename the error occurred in, only what the erroneous call was.</text:span></text:p>
        </text:list-item>
        <text:list-item>
          <text:p text:style-name="P276"><text:span text:style-name="T7">A description of the error</text:span>.</text:p>
        </text:list-item>
      </text:list>
      <text:p text:style-name="Text_20_body"/>
      <text:h text:style-name="Heading_20_3" text:outline-level="3" text:is-list-header="true"><text:bookmark-start text:name="__RefHeading___Toc727_362215326"/><text:soft-page-break/>Context<text:bookmark-end text:name="__RefHeading___Toc727_362215326"/></text:h>
      <text:p text:style-name="P278">A script or command's <text:span text:style-name="T28">context</text:span><text:span text:style-name="T29"> is a reference to the window the script or command is being executed in. </text:span>Context is, for the most part, only necessary for scripts; the context for any commands issued by a window's text input widget is the window the command is being issued in.</text:p>
      <text:p text:style-name="P279">Some commands can ignore an argument if they are for the current context; for example, <text:span text:style-name="T354">when</text:span> issuing the <text:span text:style-name="T15">/part</text:span> command, <text:span text:style-name="T354">you</text:span> can i<text:bookmark-start text:name="__RefHeading___Toc98_1446586609 Copy 1"/>gnore the <text:span text:style-name="T15">CHANNEL</text:span> argument if the command is intended to <text:span text:style-name="T35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80">/* <text:span text:style-name="T355">This leaves the current channel */</text:span></text:p>
            <text:p text:style-name="P281">/<text:span text:style-name="T355">part</text:span></text:p>
            <text:p text:style-name="P281"/>
            <text:p text:style-name="P280">/* <text:span text:style-name="T355">This </text:span><text:span text:style-name="T356">invites a user to the current channel</text:span><text:span text:style-name="T355"> */</text:span></text:p>
            <text:p text:style-name="P281">/<text:span text:style-name="T356">invite my_friend</text:span></text:p>
            <text:p text:style-name="P281"/>
            <text:p text:style-name="P280">/* <text:span text:style-name="T355">This </text:span><text:span text:style-name="T356">kicks a user from the current channel</text:span><text:span text:style-name="T355"> */</text:span></text:p>
            <text:p text:style-name="P281">/<text:span text:style-name="T356">kick my_enemy</text:span></text:p>
            <text:p text:style-name="P281"/>
            <text:p text:style-name="P280">/* <text:span text:style-name="T355">This </text:span><text:span text:style-name="T356">gives a user operator status in the current channel</text:span><text:span text:style-name="T355"> */</text:span></text:p>
            <text:p text:style-name="P281">/<text:span text:style-name="T356">mode +o my_friend</text:span></text:p>
            <text:p text:style-name="P281"/>
            <text:p text:style-name="P280">/* <text:span text:style-name="T355">This </text:span><text:span text:style-name="T356">sets the topic in the current channel</text:span><text:span text:style-name="T355"> */</text:span></text:p>
            <text:p text:style-name="P281">/<text:span text:style-name="T356">topic Welcome to my channel!</text:span></text:p>
          </table:table-cell>
        </table:table-row>
      </table:table>
      <text:p text:style-name="P279"/>
      <text:p text:style-name="P279"><text:span text:style-name="T357">Context-less</text:span> commands should <text:span text:style-name="T28">not</text:span><text:span text:style-name="T29"> be issued by scripts, as it can get confusing if you run the script in the wrong context. </text:span><text:span text:style-name="T358">However, if the script is being ran in a</text:span><text:span text:style-name="T359">ny </text:span><text:span text:style-name="T358">window's context, context-less commands are available to the script. </text:span></text:p>
      <text:p text:style-name="P282">When running a script from a window, either through the server window's toolbar, or the input menu, the script is always ran in that window's context. The script <text:span text:style-name="T360">editor "</text:span><text:span text:style-name="T361">Run" menu</text:span> allows you to choose which context to run the script in. <text:span text:style-name="T36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83"><draw:frame draw:style-name="fr7" draw:name="Image2" text:anchor-type="as-char" svg:width="2.0772in" style:rel-width="60%" svg:height="1.4902in" style:rel-height="scale" draw:z-index="24"><draw:image xlink:href="Pictures/1000000100000126000000D2CD2DA264.png" xlink:type="simple" xlink:show="embed" xlink:actuate="onLoad" draw:mime-type="image/png"/></draw:frame></text:p>
          </table:table-cell>
          <table:table-cell table:style-name="Table10.A1" office:value-type="string">
            <text:p text:style-name="P284">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282"/>
      <text:p text:style-name="P28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85">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286">Scripts can use the <text:span text:style-name="T213">context</text:span> command <text:span text:style-name="T363">to "move" the script to another context</text:span>. The <text:span text:style-name="T213">context</text:span> command will search for all windows, no matter what context. The order <text:span text:style-name="T213">context</text:span> looks for windows is:</text:p>
      <text:list text:style-name="L18">
        <text:list-item>
          <text:p text:style-name="P287">Windows that have a shared context with the context the script was executed in.</text:p>
        </text:list-item>
        <text:list-item>
          <text:p text:style-name="P287">Windows from all contexts.</text:p>
        </text:list-item>
        <text:list-item>
          <text:p text:style-name="P287">Server windows.</text:p>
        </text:list-item>
      </text:list>
      <text:p text:style-name="P288"/>
      <text:p text:style-name="P286"><text:span text:style-name="T213">context</text:span> will move to the <text:span text:style-name="T28">first</text:span><text:span text:style-name="T29"> window it finds with the name passed to it. If you are in multiple channels with the same name, this may be problematic.</text:span></text:p>
      <text:p text:style-name="P289">If a script is intended to only be ran in a specific type of context, the <text:span text:style-name="T15">restrict</text:span> command can be used, in one of three ways:</text:p>
      <text:list text:style-name="L19">
        <text:list-item>
          <text:p text:style-name="P290"><text:span text:style-name="T15">restrict server</text:span> – The script will only run in server windows or connection scripts</text:p>
        </text:list-item>
        <text:list-item>
          <text:p text:style-name="P290"><text:span text:style-name="T15">restrict channel</text:span> – The script will only run in channel windows</text:p>
        </text:list-item>
        <text:list-item>
          <text:p text:style-name="P290"><text:span text:style-name="T15">restrict private</text:span> – The script will only run in private chat windows</text:p>
        </text:list-item>
      </text:list>
      <text:p text:style-name="P289"/>
      <text:p text:style-name="P289">A script that has been "restricted" will <text:span text:style-name="T28">only</text:span><text:span text:style-name="T364"> run in the context specified, and will not execute and show an error if it is ran in another context. </text:span><text:span text:style-name="T365">Up to two contexts can be passed to </text:span><text:span text:style-name="T366">restrict</text:span><text:span text:style-name="T365">. For example, to make sure that a script is ran </text:span><text:span text:style-name="T367">only</text:span><text:span text:style-name="T365"> in chat windows, use </text:span><text:span text:style-name="T366">restrict channel private</text:span><text:span text:style-name="T365">.</text:span></text:p>
      <text:p text:style-name="P291">Outside of scripts, it <text:span text:style-name="T28">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292"/>
      <text:p text:style-name="P292"/>
      <text:p text:style-name="P292"/>
      <text:h text:style-name="Heading_20_3" text:outline-level="3" text:is-list-header="true"><text:bookmark-start text:name="__RefHeading___Toc102_1446586609"/><text:soft-page-break/>Aliases<text:bookmark-end text:name="__RefHeading___Toc102_1446586609"/></text:h>
      <text:p text:style-name="P293">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368">They function kind of like variables</text:span><text:span text:style-name="T368"><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368"> do in programming languages.</text:span> <text:span text:style-name="T368">As an</text:span> example, let's create an alias named 'GREETING', and set it to the value 'Hello world!':</text:p>
      <text:p text:style-name="P293"/>
      <table:table table:name="Table2" table:style-name="Table2">
        <table:table-column table:style-name="Table2.A"/>
        <table:table-row>
          <table:table-cell table:style-name="Table2.A1" office:value-type="string">
            <text:p text:style-name="P294">/<text:span text:style-name="T369">alias GREETING Hello world!</text:span></text:p>
          </table:table-cell>
        </table:table-row>
      </table:table>
      <text:p text:style-name="P293"/>
      <text:p text:style-name="P293">Now, if you want to insert the string "Hello world!" into a command or any output, you can use the alias interpolation symbol, which is <text:span text:style-name="T15">$</text:span> by default, followed by the alias'<text:span text:style-name="T370">s</text:span> name, to insert your alias into the command or output:</text:p>
      <text:p text:style-name="P293"/>
      <table:table table:name="Table3" table:style-name="Table3">
        <table:table-column table:style-name="Table3.A"/>
        <table:table-row>
          <table:table-cell table:style-name="Table3.A1" office:value-type="string">
            <text:p text:style-name="P294">/<text:span text:style-name="T369">msg #mychannel $GREETING</text:span></text:p>
          </table:table-cell>
        </table:table-row>
      </table:table>
      <text:p text:style-name="P293"/>
      <text:p text:style-name="P293">This sends a message to <text:span text:style-name="T15">#mychannel</text:span> that says "Hello world!" to everyone in the channel!</text:p>
      <text:p text:style-name="P295"/>
      <text:p text:style-name="P296">Alias names <text:span text:style-name="T28">must</text:span><text:span text:style-name="T29"> start with a letter, and not a number or other symbol. This is to prevent overwriting built-in aliases created for each window's context </text:span><text:span text:style-name="T371">(see </text:span><text:a xlink:type="simple" xlink:href="#7.2.2.Built-In Aliases|outline" text:style-name="Internet_20_link" text:visited-style-name="Visited_20_Internet_20_Link"><text:span text:style-name="T372">Built-In Aliases</text:span></text:a><text:span text:style-name="T373">).</text:span></text:p>
      <text:p text:style-name="P297"/>
      <text:p text:style-name="P298">To create an alias, use the <text:span text:style-name="T15">/alias</text:span> command. To see a list of all aliases set for the current window, issue the <text:span text:style-name="T15">/alias</text:span> command with no arguments. <text:span text:style-name="T374">To delete an alias, issue the </text:span><text:span text:style-name="T375">/unalias</text:span><text:span text:style-name="T374"> command.</text:span></text:p>
      <text:p text:style-name="P298"/>
      <text:p text:style-name="P299">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00"/>
      <table:table table:name="Table7" table:style-name="Table7">
        <table:table-column table:style-name="Table7.A"/>
        <table:table-row>
          <table:table-cell table:style-name="Table7.A1" office:value-type="string">
            <text:p text:style-name="P301">/<text:span text:style-name="T376">alias GREETING /msg $_WINDOW Hello, and welcome!</text:span></text:p>
          </table:table-cell>
        </table:table-row>
      </table:table>
      <text:p text:style-name="P300"/>
      <text:p text:style-name="P302">Now, whenever someone joins you<text:span text:style-name="T361">r</text:span> channel, just type <text:span text:style-name="T15">$GREETING</text:span> into the text input widget to send your message! The above example uses a built-in alias, which is explained in <text:span text:style-name="T377">Built-In Aliases</text:span>.</text:p>
      <text:p text:style-name="P302"/>
      <text:p text:style-name="P303">All aliases are <text:span text:style-name="T28">global </text:span><text:span text:style-name="T378">in scope</text:span><text:span text:style-name="T29">;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379">(including other connection scripts)</text:span><text:span text:style-name="T29">. </text:span><text:span text:style-name="T380">Any script can also delete an alias with the </text:span><text:span text:style-name="T381">/unalias</text:span><text:span text:style-name="T380"> command.</text:span></text:p>
      <text:p text:style-name="P302"/>
      <text:p text:style-name="Text_20_body">Built-in aliases<text:span text:style-name="T382"> cannot be deleted with the </text:span><text:span text:style-name="T383">/unalias</text:span><text:span text:style-name="T38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04"><text:span text:style-name="T4">Each window has a number of aliases for use that are built-in to the window'</text:span><text:span text:style-name="T384">s context</text:span><text:span text:style-name="T4">, and do not require the user to create them. Built-in alias names start with an underscore (</text:span><text:span text:style-name="T187">_</text:span><text:span text:style-name="T4">) </text:span><text:span text:style-name="T385">and are all uppercase. </text:span><text:span text:style-name="T386">Some built-in aliases (</text:span><text:span text:style-name="T387">see </text:span><text:a xlink:type="simple" xlink:href="#8.3.Script Arguments|outline" text:style-name="Internet_20_link" text:visited-style-name="Visited_20_Internet_20_Link"><text:span text:style-name="T388">Script Arguments</text:span></text:a><text:span text:style-name="T386">) are only </text:span><text:span text:style-name="T389">created in certain circumstances</text:span><text:span text:style-name="T386">; </text:span><text:span text:style-name="T390">these have a gray background.</text:span></text:p>
      <text:p text:style-name="P297"/>
      <table:table table:name="Table4" table:style-name="Table4">
        <table:table-column table:style-name="Table4.A"/>
        <table:table-column table:style-name="Table4.B"/>
        <table:table-header-rows>
          <table:table-row>
            <table:table-cell table:style-name="Table4.A1" office:value-type="string">
              <text:p text:style-name="P305">Alias</text:p>
            </table:table-cell>
            <table:table-cell table:style-name="Table4.B1" office:value-type="string">
              <text:p text:style-name="P305">Value</text:p>
            </table:table-cell>
          </table:table-row>
        </table:table-header-rows>
        <table:table-row>
          <table:table-cell table:style-name="Table4.A2" office:value-type="string">
            <text:p text:style-name="P306">_<text:span text:style-name="T391">0, _1,...</text:span></text:p>
          </table:table-cell>
          <table:table-cell table:style-name="Table4.B2" office:value-type="string">
            <text:p text:style-name="P307">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08">_<text:span text:style-name="T392">ARGS</text:span></text:p>
          </table:table-cell>
          <table:table-cell table:style-name="Table4.B3" office:value-type="string">
            <text:p text:style-name="P309">The <text:span text:style-name="T392">number of arguments passed to a script. </text:span><text:span text:style-name="T393">If no arguments have been passed to the script, this will be set to </text:span><text:span text:style-name="T394">0</text:span><text:span text:style-name="T393">.</text:span></text:p>
          </table:table-cell>
        </table:table-row>
        <table:table-row>
          <table:table-cell table:style-name="Table4.A4" office:value-type="string">
            <text:p text:style-name="P306">_<text:span text:style-name="T395">CLIENT</text:span></text:p>
          </table:table-cell>
          <table:table-cell table:style-name="Table4.B4" office:value-type="string">
            <text:p text:style-name="P310">The <text:span text:style-name="T395">name of the IRC client, MERK.</text:span></text:p>
          </table:table-cell>
        </table:table-row>
        <table:table-row>
          <table:table-cell table:style-name="Table4.A4" office:value-type="string">
            <text:p text:style-name="P311">_CUPTIME</text:p>
          </table:table-cell>
          <table:table-cell table:style-name="Table4.B4" office:value-type="string">
            <text:p text:style-name="P312">The number of seconds that MERK has been running.</text:p>
          </table:table-cell>
        </table:table-row>
        <table:table-row>
          <table:table-cell table:style-name="Table4.A4" office:value-type="string">
            <text:p text:style-name="P308">_HOST</text:p>
          </table:table-cell>
          <table:table-cell table:style-name="Table4.B6" office:value-type="string">
            <text:p text:style-name="P313">The reported hostname of the server the window is connected to; <text:span text:style-name="T396">if that is not know, then this will be set to the server's address, a colon, and the server's port.</text:span></text:p>
          </table:table-cell>
        </table:table-row>
        <table:table-row>
          <table:table-cell table:style-name="Table4.A4" office:value-type="string">
            <text:p text:style-name="P306">_<text:span text:style-name="T397">DATE</text:span></text:p>
          </table:table-cell>
          <table:table-cell table:style-name="Table4.B7" office:value-type="string">
            <text:p text:style-name="P310">The <text:span text:style-name="T397">current date, in "MM/DD/YYYY" format.</text:span></text:p>
          </table:table-cell>
        </table:table-row>
        <table:table-row>
          <table:table-cell table:style-name="Table4.A4" office:value-type="string">
            <text:p text:style-name="P306">_<text:span text:style-name="T397">EDATE</text:span></text:p>
          </table:table-cell>
          <table:table-cell table:style-name="Table4.B8" office:value-type="string">
            <text:p text:style-name="P310">The <text:span text:style-name="T397">current date, in "DD/MM/YYYY" format.</text:span></text:p>
          </table:table-cell>
        </table:table-row>
        <table:table-row>
          <table:table-cell table:style-name="Table4.A4" office:value-type="string">
            <text:p text:style-name="P314">_<text:span text:style-name="T398">EPOCH</text:span></text:p>
          </table:table-cell>
          <table:table-cell table:style-name="Table4.B9" office:value-type="string">
            <text:p text:style-name="P315">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398">(</text:span><text:a xlink:type="simple" xlink:href="https://en.wikipedia.org/wiki/Unix_time" text:style-name="Internet_20_link" text:visited-style-name="Visited_20_Internet_20_Link"><text:span text:style-name="T398">Wikipedia</text:span></text:a><text:span text:style-name="T398">)</text:span></text:p></text:note-body></text:note> format.</text:p>
          </table:table-cell>
        </table:table-row>
        <table:table-row>
          <table:table-cell table:style-name="Table4.A4" office:value-type="string">
            <text:p text:style-name="P314">_<text:span text:style-name="T399">FILE</text:span></text:p>
          </table:table-cell>
          <table:table-cell table:style-name="Table4.B10" office:value-type="string">
            <text:p text:style-name="P316">The full filename of the currently running script. <text:span text:style-name="T400">If called from an </text:span><text:span text:style-name="T401">/insert</text:span><text:span text:style-name="T400">ed file, this will contain the name of the script being executed, </text:span><text:span text:style-name="T402">not the </text:span><text:span text:style-name="T403">/insert</text:span><text:span text:style-name="T402">ed file. </text:span><text:span text:style-name="T393">If the current script does not have a filename, this will be set to </text:span><text:span text:style-name="T404">script</text:span><text:span text:style-name="T393">.</text:span></text:p>
          </table:table-cell>
        </table:table-row>
        <table:table-row>
          <table:table-cell table:style-name="Table4.A4" office:value-type="string">
            <text:p text:style-name="P314">_MODE</text:p>
          </table:table-cell>
          <table:table-cell table:style-name="Table4.B11" office:value-type="string">
            <text:p text:style-name="P317">Any modes set on the user associated with the window. <text:span text:style-name="T393">If no modes are set, this will be set to </text:span><text:span text:style-name="T404">none</text:span><text:span text:style-name="T405">.</text:span></text:p>
          </table:table-cell>
        </table:table-row>
        <table:table-row>
          <table:table-cell table:style-name="Table4.A4" office:value-type="string">
            <text:p text:style-name="P306">_NICKNAME</text:p>
          </table:table-cell>
          <table:table-cell table:style-name="Table4.B12" office:value-type="string">
            <text:p text:style-name="P310">The user's <text:span text:style-name="T406">current</text:span> nickname.</text:p>
          </table:table-cell>
        </table:table-row>
        <table:table-row>
          <table:table-cell table:style-name="Table4.A4" office:value-type="string">
            <text:p text:style-name="P308">_PORT</text:p>
          </table:table-cell>
          <table:table-cell table:style-name="Table4.B13" office:value-type="string">
            <text:p text:style-name="P313">The port on the server the window is connected to.</text:p>
          </table:table-cell>
        </table:table-row>
        <table:table-row>
          <table:table-cell table:style-name="Table4.A4" office:value-type="string">
            <text:p text:style-name="P314">_PRESENT</text:p>
          </table:table-cell>
          <table:table-cell table:style-name="Table4.B14" office:value-type="string">
            <text:p text:style-name="P317">If the window the alias is being used in is a channel window, this will contain a list of users in that channel, separated by commas. <text:span text:style-name="T393">If there are no users in the channel (which should never happen), this will be set to </text:span><text:span text:style-name="T404">none</text:span><text:span text:style-name="T393">.</text:span></text:p>
          </table:table-cell>
        </table:table-row>
        <table:table-row>
          <table:table-cell table:style-name="Table4.A4" office:value-type="string">
            <text:p text:style-name="P308">_REALNAME</text:p>
          </table:table-cell>
          <table:table-cell table:style-name="Table4.B15" office:value-type="string">
            <text:p text:style-name="P313">The user's realname, <text:span text:style-name="T407">as set in user settings.</text:span></text:p>
          </table:table-cell>
        </table:table-row>
        <table:table-row>
          <table:table-cell table:style-name="Table4.A4" office:value-type="string">
            <text:p text:style-name="P308">_<text:span text:style-name="T408">RELEASE</text:span></text:p>
          </table:table-cell>
          <table:table-cell table:style-name="Table4.B15" office:value-type="string">
            <text:p text:style-name="P318">The URL<text:span text:style-name="T395"><text:note text:id="ftn5" text:note-class="footnote"><text:note-citation>5</text:note-citation><text:note-body><text:p text:style-name="P319">A uniform resource locator (URL), colloquially known as an address on the Web, is a reference to a resource that specifies its location on a computer network and a mechanism for retrieving it. <text:span text:style-name="T395">(</text:span><text:a xlink:type="simple" xlink:href="https://en.wikipedia.org/wiki/URL" text:style-name="Internet_20_link" text:visited-style-name="Visited_20_Internet_20_Link"><text:span text:style-name="T395">Wikipedia</text:span></text:a><text:span text:style-name="T395">)</text:span></text:p></text:note-body></text:note></text:span> for the current latest release of MERK, <text:span text:style-name="T409">as known at the release of the running version.</text:span></text:p>
          </table:table-cell>
        </table:table-row>
        <table:table-row>
          <table:table-cell table:style-name="Table4.A4" office:value-type="string">
            <text:p text:style-name="P308">_R<text:span text:style-name="T410">VERSION</text:span></text:p>
          </table:table-cell>
          <table:table-cell table:style-name="Table4.B15" office:value-type="string">
            <text:p text:style-name="P320">The <text:span text:style-name="T410">current release version of MERK</text:span><text:span text:style-name="T408">, </text:span><text:span text:style-name="T409">as known at the release of the running version.</text:span></text:p>
          </table:table-cell>
        </table:table-row>
        <table:table-row>
          <table:table-cell table:style-name="Table4.A4" office:value-type="string">
            <text:p text:style-name="P308">_S<text:span text:style-name="T399">CRIPT</text:span></text:p>
          </table:table-cell>
          <table:table-cell table:style-name="Table4.B18" office:value-type="string">
            <text:p text:style-name="P321">The name of the file, without the full path, of the currently running script. Only present in scripts that have been executed with the <text:span text:style-name="T15">/script</text:span> command. <text:span text:style-name="T400">If called from an </text:span><text:span text:style-name="T401">/insert</text:span><text:span text:style-name="T400">ed file, this will contain the name of the script being executed, </text:span><text:span text:style-name="T402">not the </text:span><text:span text:style-name="T403">/insert</text:span><text:span text:style-name="T402">ed file. </text:span><text:span text:style-name="T393">If the current script does not have a filename, this will be set to </text:span><text:span text:style-name="T404">script</text:span><text:span text:style-name="T393">.</text:span></text:p>
          </table:table-cell>
        </table:table-row>
        <table:table-row>
          <table:table-cell table:style-name="Table4.A4" office:value-type="string">
            <text:p text:style-name="P308">_SERVER</text:p>
          </table:table-cell>
          <table:table-cell table:style-name="Table4.B19" office:value-type="string">
            <text:p text:style-name="P313">The server the window is connected to; this will be the address used to connect to the server, <text:span text:style-name="T411">not the server's reported hostname.</text:span></text:p>
          </table:table-cell>
        </table:table-row>
        <table:table-row>
          <table:table-cell table:style-name="Table4.A4" office:value-type="string">
            <text:p text:style-name="P306">_<text:span text:style-name="T395">SOURCE</text:span></text:p>
          </table:table-cell>
          <table:table-cell table:style-name="Table4.B20" office:value-type="string">
            <text:p text:style-name="P322">The URL to MERK's source code.</text:p>
          </table:table-cell>
        </table:table-row>
        <table:table-row>
          <table:table-cell table:style-name="Table4.A4" office:value-type="string">
            <text:p text:style-name="P314">_STATUS</text:p>
          </table:table-cell>
          <table:table-cell table:style-name="Table4.B21" office:value-type="string">
            <text:p text:style-name="P323">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14">_<text:span text:style-name="T412">TIME</text:span></text:p>
          </table:table-cell>
          <table:table-cell table:style-name="Table4.B22" office:value-type="string">
            <text:p text:style-name="P315">The current time, <text:span text:style-name="T412">in 24-hour format.</text:span></text:p>
          </table:table-cell>
        </table:table-row>
        <table:table-row>
          <table:table-cell table:style-name="Table4.A4" office:value-type="string">
            <text:p text:style-name="P314">_<text:span text:style-name="T398">TIME</text:span><text:span text:style-name="T412">STAMP</text:span></text:p>
          </table:table-cell>
          <table:table-cell table:style-name="Table4.B23" office:value-type="string">
            <text:p text:style-name="P315">The current time, following the format setting for timestamps.</text:p>
          </table:table-cell>
        </table:table-row>
        <table:table-row>
          <table:table-cell table:style-name="Table4.A4" office:value-type="string">
            <text:p text:style-name="P314">_TOPIC</text:p>
          </table:table-cell>
          <table:table-cell table:style-name="Table4.B24" office:value-type="string">
            <text:p text:style-name="P323">If the window the alias is being used in is a channel window, this will contain the channel's topic, if there is one. <text:span text:style-name="T393">If the channel does not have a topic, this will be set to </text:span><text:span text:style-name="T404">No topic</text:span><text:span text:style-name="T393">.</text:span></text:p>
          </table:table-cell>
        </table:table-row>
        <table:table-row>
          <table:table-cell table:style-name="Table4.A4" office:value-type="string">
            <text:p text:style-name="P308">_UPTIME</text:p>
          </table:table-cell>
          <table:table-cell table:style-name="Table4.B25" office:value-type="string">
            <text:p text:style-name="P313">How long the window the <text:span text:style-name="T406">script</text:span> is <text:span text:style-name="T406">being ran</text:span> in has been connected or has been in use, in seconds.</text:p>
          </table:table-cell>
        </table:table-row>
        <table:table-row>
          <table:table-cell table:style-name="Table4.A4" office:value-type="string">
            <text:p text:style-name="P306">_<text:span text:style-name="T395">VERSION</text:span></text:p>
          </table:table-cell>
          <table:table-cell table:style-name="Table4.B26" office:value-type="string">
            <text:p text:style-name="P322">The current version of MERK in use.</text:p>
          </table:table-cell>
        </table:table-row>
        <table:table-row>
          <table:table-cell table:style-name="Table4.A4" office:value-type="string">
            <text:p text:style-name="P306">_USERNAME</text:p>
          </table:table-cell>
          <table:table-cell table:style-name="Table4.B27" office:value-type="string">
            <text:p text:style-name="P310">The user's username, <text:span text:style-name="T407">as set in user settings.</text:span></text:p>
          </table:table-cell>
        </table:table-row>
        <table:table-row>
          <table:table-cell table:style-name="Table4.A4" office:value-type="string">
            <text:p text:style-name="P308">_WINDOW</text:p>
          </table:table-cell>
          <table:table-cell table:style-name="Table4.B28" office:value-type="string">
            <text:p text:style-name="P313">The name of the window the <text:span text:style-name="T411">script</text:span> is being used in.</text:p>
          </table:table-cell>
        </table:table-row>
        <table:table-row table:style-name="Table4.29">
          <table:table-cell table:style-name="Table4.A4" office:value-type="string">
            <text:p text:style-name="P308">_WINDOW_TYPE</text:p>
          </table:table-cell>
          <table:table-cell table:style-name="Table4.B29" office:value-type="string">
            <text:p text:style-name="P313">The type of window the alias is being used in; either <text:span text:style-name="T413">s</text:span><text:span text:style-name="T15">erver</text:span> for server windows, <text:span text:style-name="T15">channel</text:span> for channel windows, or <text:span text:style-name="T15">private</text:span> for private chat windows.</text:p>
          </table:table-cell>
        </table:table-row>
      </table:table>
      <text:p text:style-name="P324"><text:soft-page-break/><text:span text:style-name="T355">Built-in aliases can be very useful in scripts, where the script may not "know" what </text:span><text:a xlink:type="simple" xlink:href="#8.2.Context|outline" text:style-name="Internet_20_link" text:visited-style-name="Visited_20_Internet_20_Link"><text:span text:style-name="T414">context</text:span></text:a><text:span text:style-name="T355"> it is running in:</text:span></text:p>
      <text:p text:style-name="P325"/>
      <table:table table:name="Table5" table:style-name="Table5">
        <table:table-column table:style-name="Table5.A"/>
        <table:table-row table:style-name="Table5.1">
          <table:table-cell table:style-name="Table5.A1" office:value-type="string">
            <text:p text:style-name="P326">/* <text:span text:style-name="T355">This sends a message to the current channel */</text:span></text:p>
            <text:p text:style-name="P327">/<text:span text:style-name="T355">msg $_WINDOW Hello, everybody! </text:span><text:span text:style-name="T415">My name is $_NICKNAME</text:span></text:p>
            <text:p text:style-name="P327"/>
            <text:p text:style-name="P326">/* <text:span text:style-name="T355">This sets the current channel's topic */</text:span></text:p>
            <text:p text:style-name="P328">/<text:span text:style-name="T355">topic $_WINDOW </text:span><text:span text:style-name="T415">We've been around for $_UPTIME seconds!</text:span></text:p>
          </table:table-cell>
        </table:table-row>
      </table:table>
      <text:p text:style-name="Standard"/>
      <text:p text:style-name="P329">They can also be used to display information about the client:</text:p>
      <text:p text:style-name="P330"/>
      <table:table table:name="Table55" table:style-name="Table55">
        <table:table-column table:style-name="Table55.A"/>
        <table:table-row table:style-name="Table55.1">
          <table:table-cell table:style-name="Table55.A1" office:value-type="string">
            <text:p text:style-name="P331">/* <text:span text:style-name="T416">This sets the default away message */</text:span></text:p>
            <text:p text:style-name="P332">/<text:span text:style-name="T416">config default_away_message $_CLIENT $_VERSION – I'm away right now</text:span></text:p>
          </table:table-cell>
        </table:table-row>
      </table:table>
      <text:p text:style-name="P333"/>
      <text:h text:style-name="Heading_20_3" text:outline-level="3" text:is-list-header="true"><text:bookmark-start text:name="__RefHeading___Toc3116_1913693588"/>Script Arguments<text:bookmark-end text:name="__RefHeading___Toc3116_1913693588"/></text:h>
      <text:p text:style-name="P334">Arguments can be passed to a script with the <text:span text:style-name="T15">/script</text:span> command; <text:span text:style-name="T417">just pass them as arguments to the command following the script file name. </text:span><text:span text:style-name="T418">The </text:span><text:span text:style-name="T15">/script</text:span><text:span text:style-name="T418"> command is the </text:span><text:span text:style-name="T419">only</text:span><text:span text:style-name="T420"> way to pass arguments to a script.</text:span></text:p>
      <text:p text:style-name="P335">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21">most</text:span> commands, arguments are considered to consist of <text:span text:style-name="T422">either </text:span>a single word, with no spaces, <text:span text:style-name="T422">or a number of words separated by spaces. A channel name, for example, or a nickname may be an argument; the </text:span><text:span text:style-name="T423">/msg</text:span><text:span text:style-name="T422"> command looks for a channel or nickname as the first argument, with all other arguments being the message to be sent. </text:span>Arguments to scripts can contain spaces, and the number of <text:span text:style-name="T42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336">/* <text:span text:style-name="T417">This calls a script with a single argument */</text:span></text:p>
            <text:p text:style-name="P337">/<text:span text:style-name="T417">script myscript.merk "Hello, world!"</text:span></text:p>
            <text:p text:style-name="P337"/>
            <text:p text:style-name="P336">/* <text:span text:style-name="T417">Here are multiple arguments, with spaces in each */</text:span></text:p>
            <text:p text:style-name="P337">/<text:span text:style-name="T417">script test.merk "First argument!" "Second argument!" "And third!"</text:span></text:p>
          </table:table-cell>
        </table:table-row>
      </table:table>
      <text:p text:style-name="P338"/>
      <text:p text:style-name="P339">To access these arguments, a built-in alias is created for each one, and another is created for all arguments. Each built-in alias is named with the number of the argument: <text:span text:style-name="T404">$</text:span><text:span text:style-name="T15">_1</text:span> for the first argument, <text:span text:style-name="T404">$</text:span><text:span text:style-name="T15">_2</text:span> for the second, <text:span text:style-name="T404">$</text:span><text:span text:style-name="T15">_3</text:span> for the third, and so on. The built-in alias <text:span text:style-name="T404">$</text:span><text:span text:style-name="T15">_0</text:span> contains all arguments passed to the script, joined by single spaces; <text:span text:style-name="T424">if no arguments have been passed to the script, </text:span><text:span text:style-name="T404">$</text:span><text:span text:style-name="T425">_0</text:span><text:span text:style-name="T424"> will contain the string </text:span><text:span text:style-name="T425">none</text:span><text:span text:style-name="T424">.</text:span></text:p>
      <text:p text:style-name="P339"/>
      <text:p text:style-name="P339">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26">as</text:span> the error message if your script it called with an improper number of arguments.</text:p>
      <text:p text:style-name="P339"/>
      <text:p text:style-name="P339"><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339"/>
      <table:table table:name="Table22" table:style-name="Table22">
        <table:table-column table:style-name="Table22.A"/>
        <table:table-row>
          <table:table-cell table:style-name="Table22.A1" office:value-type="string">
            <text:p text:style-name="P336">/*</text:p>
            <text:p text:style-name="P336"><text:s text:c="5"/><text:span text:style-name="T427">This script requires a single argument.</text:span></text:p>
            <text:p text:style-name="P336"><text:s text:c="5"/><text:span text:style-name="T427">If none or more than one </text:span><text:span text:style-name="T428">argument</text:span><text:span text:style-name="T427"> is passed,</text:span></text:p>
            <text:p text:style-name="P340"><text:s text:c="5"/>display script usage information.</text:p>
            <text:p text:style-name="P341">*/</text:p>
            <text:p text:style-name="P337"><text:span text:style-name="T417">usage 1 Usage: /script </text:span><text:span text:style-name="T399">$_SCRIPT</text:span><text:span text:style-name="T417"> NAME</text:span></text:p>
            <text:p text:style-name="P337"/>
            <text:p text:style-name="P342"><text:span text:style-name="T15">/</text:span><text:span text:style-name="T429">msg $_WINDOW Hello there, $_1! Nice to see you!</text:span></text:p>
          </table:table-cell>
        </table:table-row>
      </table:table>
      <text:p text:style-name="P343"/>
      <text:p text:style-name="P343">Let's execute our script! In the text input widget, type the following and hit enter:</text:p>
      <text:p text:style-name="P343"/>
      <table:table table:name="Table23" table:style-name="Table23">
        <table:table-column table:style-name="Table23.A"/>
        <table:table-row>
          <table:table-cell table:style-name="Table23.A1" office:value-type="string">
            <text:p text:style-name="P342"><text:span text:style-name="T15">/</text:span><text:span text:style-name="T430">script greet other_user</text:span></text:p>
          </table:table-cell>
        </table:table-row>
      </table:table>
      <text:p text:style-name="P338"/>
      <text:p text:style-name="P343">Our greeting is sent to the current chat:</text:p>
      <text:p text:style-name="P343"/>
      <text:p text:style-name="P344"><draw:frame draw:style-name="fr1" draw:name="Image21" text:anchor-type="as-char" svg:width="4.3437in" svg:height="0.2083in" draw:z-index="25"><draw:image xlink:href="Pictures/10000001000001A1000000144BBC521D.png" xlink:type="simple" xlink:show="embed" xlink:actuate="onLoad" draw:mime-type="image/png"/></draw:frame></text:p>
      <text:p text:style-name="P345"/>
      <text:p text:style-name="P345">If we executed our script with no arguments, an error message is displayed:</text:p>
      <text:p text:style-name="P346"><draw:frame draw:style-name="fr1" draw:name="Image22" text:anchor-type="as-char" svg:width="2.5835in" svg:height="0.2291in" draw:z-index="26"><draw:image xlink:href="Pictures/10000001000000F8000000165CBCA79A.png" xlink:type="simple" xlink:show="embed" xlink:actuate="onLoad" draw:mime-type="image/png"/></draw:frame></text:p>
      <text:p text:style-name="P347">Connection scripts are <text:span text:style-name="T28">never</text:span><text:span text:style-name="T29"> called with any arguments. </text:span><text:span text:style-name="T431">Scripts executed by any way other than the </text:span><text:span text:style-name="T432">/script</text:span><text:span text:style-name="T431"> command are </text:span><text:span text:style-name="T433">never</text:span><text:span text:style-name="T431"> called with any arguments.</text:span></text:p>
      <text:p text:style-name="P348">Several built-in aliases are created for scripts. <text:span text:style-name="T404">$</text:span><text:span text:style-name="T15">_FILE</text:span> contains the full filename of the script (including path) being called, <text:span text:style-name="T404">$</text:span><text:span text:style-name="T15">_SCRIPT</text:span> contains the filename of the script without the path, and <text:span text:style-name="T404">$</text:span><text:span text:style-name="T15">_ARGS</text:span> contains the number of arguments the script was called with. The example above has a use of the <text:span text:style-name="T404">$</text:span><text:span text:style-name="T15">_SCRIPT</text:span> built-in alias. <text:span text:style-name="T424">If a script is executed from the editor (and thus doesn't have a filename), both </text:span><text:span text:style-name="T404">$</text:span><text:span text:style-name="T425">_FILE</text:span><text:span text:style-name="T424"> and </text:span><text:span text:style-name="T404">$</text:span><text:span text:style-name="T425">_SCRIPT</text:span><text:span text:style-name="T424"> will be set to </text:span><text:span text:style-name="T425">script</text:span><text:span text:style-name="T424">.</text:span></text:p>
      <text:p text:style-name="P349">Scripts executed with the "Run" menu in the editor <text:span text:style-name="T29">are </text:span><text:span text:style-name="T28">never</text:span><text:span text:style-name="T29"> called with any arguments, and </text:span><text:span text:style-name="T434">will only </text:span><text:span text:style-name="T29">have the </text:span><text:span text:style-name="T435">$</text:span><text:span text:style-name="T436">_SCRIPT</text:span><text:span text:style-name="T437"> </text:span><text:span text:style-name="T438">or</text:span><text:span text:style-name="T437"> </text:span><text:span text:style-name="T435">$</text:span><text:span text:style-name="T436">_FILE</text:span><text:span text:style-name="T29"> built-in aliases </text:span><text:span text:style-name="T434">if the script has been saved to or loaded from a filename</text:span><text:span text:style-name="T29">. </text:span><text:span text:style-name="T439">Scripts executed with the "Run script" button on server window toolbars will have the </text:span><text:span text:style-name="T435">$</text:span><text:span text:style-name="T436">_SCRIPT</text:span><text:span text:style-name="T439"> and </text:span><text:span text:style-name="T435">$</text:span><text:span text:style-name="T436">_FILE</text:span><text:span text:style-name="T439"> built-in aliases, but as they are </text:span><text:span text:style-name="T440">never</text:span><text:span text:style-name="T439"> called with arguments, will have the </text:span><text:span text:style-name="T435">$</text:span><text:span text:style-name="T30">_ARGS</text:span><text:span text:style-name="T439"> built-in alias </text:span><text:span text:style-name="T441">set to </text:span><text:span text:style-name="T435">none</text:span><text:span text:style-name="T441">.</text:span></text:p>
      <text:p text:style-name="P350">Argument built-in aliases can be used with <text:span text:style-name="T15">insert</text:span>ed scripts, but they <text:span text:style-name="T442">will always reference the script that is being executed, not the </text:span><text:span text:style-name="T443">insert</text:span><text:span text:style-name="T442">ed script. For example, if an </text:span><text:span text:style-name="T443">insert</text:span><text:span text:style-name="T442">ed script includes the built-in alias </text:span><text:span text:style-name="T443">$_1</text:span><text:span text:style-name="T442">, that alias will interpolate to the first argument that was passed to the script that is being executed, </text:span><text:span text:style-name="T444">not</text:span><text:span text:style-name="T445"> the </text:span><text:span text:style-name="T446">insert</text:span><text:span text:style-name="T445">ed file.</text:span></text:p>
      <text:h text:style-name="P351" text:outline-level="3" text:is-list-header="true"><text:bookmark-start text:name="__RefHeading___Toc862_362215326"/><text:soft-page-break/><text:span text:style-name="T447">Writing </text:span>Connection Scripts<text:bookmark-end text:name="__RefHeading___Toc862_362215326"/></text:h>
      <text:p text:style-name="P352"><text:span text:style-name="T448">Connection scripts are the scripts that can be entered in the connection dialog, and are executed as soon as the client completes connecting to a server. </text:span><text:span text:style-name="T449">A connection script's context is the server window created when connecting. In fact, calling </text:span><text:span text:style-name="T450">restrict server</text:span><text:span text:style-name="T449"> to restrict the connection script's execution to a server window will pass successfully, while using </text:span><text:span text:style-name="T450">restrict</text:span><text:span text:style-name="T449"> with any other </text:span><text:span text:style-name="T451">context</text:span><text:span text:style-name="T449"> type will cause the connection script to not execute.</text:span></text:p>
      <text:p text:style-name="P353"><draw:frame draw:style-name="fr1" draw:name="Image5" text:anchor-type="as-char" svg:width="3.8543in" svg:height="3.5008in" draw:z-index="27"><draw:image xlink:href="../../graphics/connect_script.png" xlink:type="simple" xlink:show="embed" xlink:actuate="onLoad" draw:mime-type="image/png"/></draw:frame></text:p>
      <text:p text:style-name="P354">To issue commands that will have an effect on another window, use the <text:span text:style-name="T213">context</text:span> command to move the script to that window's context.</text:p>
      <text:p text:style-name="P355">Before <text:span text:style-name="T213">context</text:span>ing to another context, be aware that that <text:span text:style-name="T288">window (and the context)</text:span> may "not exist" yet. The channel <text:span text:style-name="T452">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355">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356">/<text:span text:style-name="T453">alias FAVORITE #merk</text:span></text:p>
            <text:p text:style-name="P356">/<text:span text:style-name="T453">join $FAVORITE</text:span></text:p>
            <text:p text:style-name="P356">/<text:span text:style-name="T453">msg $FAVORITE Hello, everybody!</text:span></text:p>
            <text:p text:style-name="P357">wait 10</text:p>
            <text:p text:style-name="P356"><text:span text:style-name="T454">context</text:span><text:span text:style-name="T453"> $FAVORITE</text:span></text:p>
            <text:p text:style-name="P356">/<text:span text:style-name="T455">print $_WINDOW Maximizing $FAVORITE!</text:span></text:p>
            <text:p text:style-name="P356">/<text:span text:style-name="T453">maximize </text:span><text:span text:style-name="T456">$_WINDOW</text:span></text:p>
          </table:table-cell>
        </table:table-row>
      </table:table>
      <text:p text:style-name="P358"><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35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360">/*</text:p>
            <text:p text:style-name="P360"><text:s text:c="3"/><text:span text:style-name="T457">Wave Script</text:span></text:p>
            <text:p text:style-name="P360"><text:s text:c="3"/><text:span text:style-name="T457">By Dan Hetrick</text:span></text:p>
            <text:p text:style-name="P360">*/</text:p>
            <text:p text:style-name="P361"/>
            <text:p text:style-name="P362">restrict channel private</text:p>
            <text:p text:style-name="P362">/msg $_WINDOW :wave: </text:p>
            <text:p text:style-name="P362">/alias wave /script $_FILE</text:p>
          </table:table-cell>
        </table:table-row>
      </table:table>
      <text:p text:style-name="P363"/>
      <text:p text:style-name="P359">What this script does specifically:</text:p>
      <text:list text:style-name="L20">
        <text:list-item>
          <text:p text:style-name="P364">Restrict the scripts execution to channel and private chat windows.</text:p>
        </text:list-item>
        <text:list-item>
          <text:p text:style-name="P364">Sends the "wave" emoji to the current chat</text:p>
        </text:list-item>
        <text:list-item>
          <text:p text:style-name="P364">Creates an alias named "wave" that will re-execute the script</text:p>
        </text:list-item>
      </text:list>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h text:style-name="Heading_20_3" text:outline-level="3"><text:bookmark-start text:name="__RefHeading___Toc4349_4060769487"/><text:soft-page-break/>Greeting<text:bookmark-end text:name="__RefHeading___Toc4349_4060769487"/></text:h>
      <text:p text:style-name="P366">This script sends a greeting to the as a private message to a user. It takes a single argument, the username of the person the greeting is being sent to.</text:p>
      <text:p text:style-name="P367"/>
      <table:table table:name="Table26" table:style-name="Table26">
        <table:table-column table:style-name="Table26.A"/>
        <table:table-row>
          <table:table-cell table:style-name="Table26.A1" office:value-type="string">
            <text:p text:style-name="P360">/*</text:p>
            <text:p text:style-name="P360"><text:s text:c="3"/><text:span text:style-name="T457">Greeting Script</text:span></text:p>
            <text:p text:style-name="P360"><text:s text:c="3"/><text:span text:style-name="T457">By Dan Hetrick</text:span></text:p>
            <text:p text:style-name="P360">*/</text:p>
            <text:p text:style-name="P361"/>
            <text:p text:style-name="P362">usage 1 Usage: /script $_SCRIPT nickname</text:p>
            <text:p text:style-name="P361">/<text:span text:style-name="T457">msg $_1 Hello! Nice to see you!</text:span></text:p>
          </table:table-cell>
        </table:table-row>
      </table:table>
      <text:p text:style-name="P368"/>
      <text:p text:style-name="P369">What this script does specifically:</text:p>
      <text:p text:style-name="P369"/>
      <text:list text:style-name="L21">
        <text:list-item>
          <text:p text:style-name="P370">Makes sure the script is called with a single argument</text:p>
        </text:list-item>
        <text:list-item>
          <text:p text:style-name="P371">Sends <text:span text:style-name="T458">a greeting as a private message to the user set in the single argument</text:span></text:p>
        </text:list-item>
      </text:list>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h text:style-name="Heading_20_3" text:outline-level="3"><text:bookmark-start text:name="__RefHeading___Toc4600_4060769487"/><text:soft-page-break/>Example Connection Script<text:bookmark-end text:name="__RefHeading___Toc4600_4060769487"/></text:h>
      <text:p text:style-name="P372">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459">maximize the channel's window, </text:span>and send a greeting to the channel</text:p>
      <text:p text:style-name="P367"/>
      <table:table table:name="Table27" table:style-name="Table27">
        <table:table-column table:style-name="Table27.A"/>
        <table:table-row>
          <table:table-cell table:style-name="Table27.A1" office:value-type="string">
            <text:p text:style-name="P360">/*</text:p>
            <text:p text:style-name="P360"><text:s text:c="3"/><text:span text:style-name="T460">Example </text:span><text:span text:style-name="T458">Server Connection Script</text:span></text:p>
            <text:p text:style-name="P360">*/</text:p>
            <text:p text:style-name="P361"/>
            <text:p text:style-name="P373">restrict server</text:p>
            <text:p text:style-name="P361">/<text:span text:style-name="T458">alias USERNAME my_username</text:span></text:p>
            <text:p text:style-name="P361">/<text:span text:style-name="T458">alias PASSWORD my_password</text:span></text:p>
            <text:p text:style-name="P361">/<text:span text:style-name="T458">alias CHANNEL #my_channel</text:span></text:p>
            <text:p text:style-name="P361">/<text:span text:style-name="T458">alias TOPIC Welcome to my channel!</text:span></text:p>
            <text:p text:style-name="P361">/<text:span text:style-name="T458">alias GREETING $_NICKNAME is here, everybody!</text:span></text:p>
            <text:p text:style-name="P361"/>
            <text:p text:style-name="P361">/<text:span text:style-name="T458">msg nickserv IDENTIFY $USERNAME $PASSWORD</text:span></text:p>
            <text:p text:style-name="P373">wait 5</text:p>
            <text:p text:style-name="P361">/<text:span text:style-name="T458">join $CHANNEL</text:span></text:p>
            <text:p text:style-name="P361">/<text:span text:style-name="T458">msg chanserv OP $CHANNEL</text:span></text:p>
            <text:p text:style-name="P361"><text:span text:style-name="T458">wait </text:span><text:span text:style-name="T461">10</text:span></text:p>
            <text:p text:style-name="P374">context $CHANNEL</text:p>
            <text:p text:style-name="P361">/<text:span text:style-name="T458">topic $TOPIC</text:span></text:p>
            <text:p text:style-name="P361">/<text:span text:style-name="T461">maximize</text:span></text:p>
            <text:p text:style-name="P373">wait 1</text:p>
            <text:p text:style-name="P361">/<text:span text:style-name="T458">msg $_</text:span><text:span text:style-name="T461">WINDOW</text:span><text:span text:style-name="T458"> $GREETING</text:span></text:p>
          </table:table-cell>
        </table:table-row>
      </table:table>
      <text:p text:style-name="P368"/>
      <text:p text:style-name="P369">What this script does specifically:</text:p>
      <text:p text:style-name="P375"/>
      <text:list text:style-name="L22">
        <text:list-item>
          <text:p text:style-name="P376">Restrict the script's execution to server windows</text:p>
        </text:list-item>
        <text:list-item>
          <text:p text:style-name="P376">Sets an alias for the user's <text:span text:style-name="T15">NICKSERV</text:span> username</text:p>
        </text:list-item>
        <text:list-item>
          <text:p text:style-name="P376">Sets an alias for the user's <text:span text:style-name="T15">NICKSERV</text:span> password</text:p>
        </text:list-item>
        <text:list-item>
          <text:p text:style-name="P376">Sets an alias for the user's channel</text:p>
        </text:list-item>
        <text:list-item>
          <text:p text:style-name="P376">Sets an alias for the channel's topic</text:p>
        </text:list-item>
        <text:list-item>
          <text:p text:style-name="P376">Sets an alias for the greeting to send once everything else is done</text:p>
        </text:list-item>
        <text:list-item>
          <text:p text:style-name="P376">Logs into <text:span text:style-name="T15">NICKSERV</text:span> with the set username and password</text:p>
        </text:list-item>
        <text:list-item>
          <text:p text:style-name="P376">Waits 5 seconds</text:p>
        </text:list-item>
        <text:list-item>
          <text:p text:style-name="P376">Join the set channel</text:p>
        </text:list-item>
        <text:list-item>
          <text:p text:style-name="P376">Tells <text:span text:style-name="T15">CHANSERV</text:span> to give the user operator status in the set channel</text:p>
        </text:list-item>
        <text:list-item>
          <text:p text:style-name="P376">Waits <text:span text:style-name="T461">10</text:span> seconds</text:p>
        </text:list-item>
        <text:list-item>
          <text:p text:style-name="P377">Switches contexts to the channel window</text:p>
        </text:list-item>
        <text:list-item>
          <text:p text:style-name="P376">Sets the <text:span text:style-name="T461">current channel's topic</text:span></text:p>
        </text:list-item>
        <text:list-item>
          <text:p text:style-name="P377">Maximizes the current channel window</text:p>
        </text:list-item>
        <text:list-item>
          <text:p text:style-name="P376">Waits 1 second</text:p>
        </text:list-item>
        <text:list-item>
          <text:p text:style-name="P376">Sends the greeting to the <text:span text:style-name="T461">current </text:span>channel</text:p>
        </text:list-item>
      </text:list>
      <text:h text:style-name="Heading_20_3" text:outline-level="3"><text:bookmark-start text:name="__RefHeading___Toc4333_3140508971"/><text:soft-page-break/>Inserting Files<text:bookmark-end text:name="__RefHeading___Toc4333_3140508971"/></text:h>
      <text:p text:style-name="P378">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379">login.merk</text:p>
      <table:table table:name="Table13" table:style-name="Table13">
        <table:table-column table:style-name="Table13.A"/>
        <table:table-row>
          <table:table-cell table:style-name="Table13.A1" office:value-type="string">
            <text:p text:style-name="P380">/*</text:p>
            <text:p text:style-name="P380"><text:s text:c="3"/><text:span text:style-name="T400">NICKSERV Login</text:span></text:p>
            <text:p text:style-name="P380">*/</text:p>
            <text:p text:style-name="P381"/>
            <text:p text:style-name="P381">/<text:span text:style-name="T400">alias USERNAME my_username</text:span></text:p>
            <text:p text:style-name="P381">/<text:span text:style-name="T400">alias PASSWORD my_password</text:span></text:p>
            <text:p text:style-name="P381">/<text:span text:style-name="T400">alias LOGIN_TO_NICKSERV /msg NICKSERV IDENTIFY $USERNAME $PASSWORD</text:span></text:p>
          </table:table-cell>
        </table:table-row>
      </table:table>
      <text:p text:style-name="P382"/>
      <text:p text:style-name="P383">Now, to login to <text:span text:style-name="T15">NICKSERV</text:span> from another script, use the <text:span text:style-name="T15">/insert</text:span> command to insert this file into the script, and issue the full command:</text:p>
      <text:p text:style-name="P384"/>
      <table:table table:name="Table30" table:style-name="Table30">
        <table:table-column table:style-name="Table30.A"/>
        <table:table-row>
          <table:table-cell table:style-name="Table30.A1" office:value-type="string">
            <text:p text:style-name="P385">insert login.merk</text:p>
            <text:p text:style-name="P385">$LOGIN_TO_NICKSERV</text:p>
          </table:table-cell>
        </table:table-row>
      </table:table>
      <text:p text:style-name="P382"/>
      <text:p text:style-name="P386">Once all aliases have been interpolated into the script, this will end up being the script that is executed:</text:p>
      <text:p text:style-name="P387"/>
      <table:table table:name="Table34" table:style-name="Table34">
        <table:table-column table:style-name="Table34.A"/>
        <table:table-row>
          <table:table-cell table:style-name="Table34.A1" office:value-type="string">
            <text:p text:style-name="P388">/<text:span text:style-name="T442">msg NICKSERV IDENTIFY my_username my_password</text:span></text:p>
          </table:table-cell>
        </table:table-row>
      </table:table>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h text:style-name="Heading_20_3" text:outline-level="3"><text:bookmark-start text:name="__RefHeading___Toc12166_3140508971"/><text:soft-page-break/>Showing the Local Temperature<text:bookmark-end text:name="__RefHeading___Toc12166_3140508971"/></text:h>
      <text:p text:style-name="P390">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462">We're going to use the </text:span><text:a xlink:type="simple" xlink:href="https://curl.se/" text:style-name="Internet_20_link" text:visited-style-name="Visited_20_Internet_20_Link"><text:span text:style-name="T463">curl</text:span></text:a><text:span text:style-name="T462"> executable to get the temperature from </text:span><text:a xlink:type="simple" xlink:href="https://wttr.in/" text:style-name="Internet_20_link" text:visited-style-name="Visited_20_Internet_20_Link"><text:span text:style-name="T462">https://wttr.in/</text:span></text:a><text:span text:style-name="T462">.</text:span></text:p>
      <text:p text:style-name="P391"/>
      <table:table table:name="Table28" table:style-name="Table28">
        <table:table-column table:style-name="Table28.A"/>
        <table:table-row>
          <table:table-cell table:style-name="Table28.A1" office:value-type="string">
            <text:p text:style-name="P392">restrict channel private</text:p>
            <text:p text:style-name="P393"><text:span text:style-name="T401">/</text:span><text:span text:style-name="T463">shell TEMP </text:span><text:span text:style-name="T464">curl.exe -s "https://wttr.in/Detroit?format=%t"</text:span></text:p>
            <text:p text:style-name="P394">/<text:span text:style-name="T462">msg $_WINDOW It's currently $TEMP here in Detroit</text:span></text:p>
          </table:table-cell>
        </table:table-row>
      </table:table>
      <text:p text:style-name="P390"/>
      <text:p text:style-name="P395">This script:</text:p>
      <text:list text:style-name="L23">
        <text:list-item>
          <text:p text:style-name="P396">Restrict <text:span text:style-name="T465">the script's</text:span> execution to channel or private chat windows only, as it sends a message to the current window.</text:p>
        </text:list-item>
        <text:list-item>
          <text:p text:style-name="P396">Use the <text:span text:style-name="T15">/shell</text:span> command to <text:span text:style-name="T465">call </text:span><text:span text:style-name="T466">curl.exe</text:span><text:span text:style-name="T465"> to fetch the current temperature, and store it in the </text:span><text:span text:style-name="T466">TEMP</text:span><text:span text:style-name="T465"> alias.</text:span></text:p>
        </text:list-item>
        <text:list-item>
          <text:p text:style-name="P397">Send a message to the current window containing the <text:span text:style-name="T15">TEMP</text:span> alias.</text:p>
        </text:list-item>
      </text:list>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h text:style-name="P398" text:outline-level="3"><text:bookmark-start text:name="__RefHeading___Toc12166_3140508971 Copy 1"/><text:soft-page-break/>C<text:span text:style-name="T467">onnecting to Servers</text:span><text:bookmark-end text:name="__RefHeading___Toc12166_3140508971 Copy 1"/></text:h>
      <text:p text:style-name="P399">Scripts can call other scripts, allowing scripts to be "chained"; that is, to execute one after the other. This script is an example of a connection script that connects to multiple servers, and executes multiple scripts.</text:p>
      <text:p text:style-name="P399"/>
      <text:p text:style-name="P399">First, let's create our initial connection script. We're going to use it upon connection to UnderNet. It will login to our X account before connecting to two other servers.</text:p>
      <text:p text:style-name="P400"/>
      <table:table table:name="Table54" table:style-name="Table54">
        <table:table-column table:style-name="Table54.A"/>
        <table:table-row>
          <table:table-cell table:style-name="Table54.A1" office:value-type="string">
            <text:p text:style-name="P401"><text:span text:style-name="T462">restrict </text:span><text:span text:style-name="T468">server</text:span></text:p>
            <text:p text:style-name="P402"><text:span text:style-name="T469">/</text:span><text:span text:style-name="T470">msg X@channels.undernet.org login username password</text:span></text:p>
            <text:p text:style-name="P403">/join #merk</text:p>
            <text:p text:style-name="P403">/xconnect palladium.libera.chat 6667</text:p>
            <text:p text:style-name="P403">/xconnectssl irc.underworld.no 6697</text:p>
          </table:table-cell>
        </table:table-row>
      </table:table>
      <text:p text:style-name="P404"/>
      <text:p text:style-name="P399">This script:</text:p>
      <text:list text:style-name="L24">
        <text:list-item>
          <text:p text:style-name="P405">Restricts the script's execution to server window contexts.</text:p>
        </text:list-item>
        <text:list-item>
          <text:p text:style-name="P405">Sends a private message to UnderNet's user service bot, logging into an account.</text:p>
        </text:list-item>
        <text:list-item>
          <text:p text:style-name="P405">Joins the <text:span text:style-name="T15">#merk</text:span> channel.</text:p>
        </text:list-item>
        <text:list-item>
          <text:p text:style-name="P405">Connects to <text:span text:style-name="T15">palladium.libera.chat</text:span> on port 6667, executing any existing connection script when it connects.</text:p>
        </text:list-item>
        <text:list-item>
          <text:p text:style-name="P406"><text:span text:style-name="T471">Connects to </text:span><text:span text:style-name="T472">irc.underworld.no</text:span><text:span text:style-name="T471"> via SSL/TLS, on port 6697, executing any existing connection script when it connects.</text:span></text:p>
        </text:list-item>
      </text:list>
      <text:p text:style-name="P399"/>
      <text:p text:style-name="P407"><text:span text:style-name="T473">Scripts can also execute other scripts with the </text:span><text:span text:style-name="T474">/script</text:span><text:span text:style-name="T47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8" text:outline-level="3"><text:bookmark-start text:name="__RefHeading___Toc12166_3140508971 Copy 1 Copy 1"/><text:soft-page-break/>Dice Rolling Script<text:bookmark-end text:name="__RefHeading___Toc12166_3140508971 Copy 1 Copy 1"/></text:h>
      <text:p text:style-name="P409">This script uses the <text:span text:style-name="T15">/random</text:span> command to simulate a dice roll and send the result to the current channel.<text:span text:style-name="T468"> </text:span>Pass the number of sides of the dice to roll as the first argument to the script; so, to roll a 20 sided die, pass <text:span text:style-name="T15">20</text:span> as the argument to the script:</text:p>
      <text:p text:style-name="P410"/>
      <table:table table:name="Table61" table:style-name="Table61">
        <table:table-column table:style-name="Table61.A"/>
        <table:table-row>
          <table:table-cell table:style-name="Table61.A1" office:value-type="string">
            <text:p text:style-name="P411"><text:span text:style-name="T462">restrict </text:span><text:span text:style-name="T475">channel private</text:span></text:p>
            <text:p text:style-name="P412">usage 1 Usage: /script $_SCRIPT NUMBER_OF_SIDES</text:p>
            <text:p text:style-name="P412">/random roll 1 $_1</text:p>
            <text:p text:style-name="P412">/msg $_WINDOW Rolling a $_1 sided die: $roll</text:p>
          </table:table-cell>
        </table:table-row>
      </table:table>
      <text:p text:style-name="P413"/>
      <text:p text:style-name="P409">This script:</text:p>
      <text:list text:style-name="L25">
        <text:list-item>
          <text:p text:style-name="P414">Restricts the script's execution to chat window contexts.</text:p>
        </text:list-item>
        <text:list-item>
          <text:p text:style-name="P414">Sets the usage text for the script, and makes sure that the script is called with one argument.</text:p>
        </text:list-item>
        <text:list-item>
          <text:p text:style-name="P414">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14">Sends a message to the current chat showing the random number that was generated.</text:p>
        </text:list-item>
      </text:list>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h text:style-name="Heading_20_1" text:outline-level="1" text:is-list-header="true"><text:bookmark-start text:name="__RefHeading___Toc4367_737576689"/><text:soft-page-break/>Advanced Settings<text:bookmark-end text:name="__RefHeading___Toc4367_737576689"/></text:h>
      <text:p text:style-name="P415"><text:span text:style-name="T8">The last section in the "Settings" dialog shows a number of settings that can be used to fundamentally change how MERK works. </text:span><text:span text:style-name="T302">WARNING</text:span><text:span text:style-name="T218">:</text:span><text:span text:style-name="T8"> Changing these settings may break your installation of MERK, </text:span><text:span text:style-name="T476">break any existing scripts,</text:span><text:span text:style-name="T8"> or fill up your hard drive. </text:span><text:span text:style-name="T477">If this occurs, please see </text:span><text:a xlink:type="simple" xlink:href="#3.1.Resetting MERK to Default Settings|outline" text:style-name="Internet_20_link" text:visited-style-name="Visited_20_Internet_20_Link"><text:span text:style-name="T478">Resetting MERK to Default Settings</text:span></text:a><text:span text:style-name="T477">.</text:span></text:p>
      <text:p text:style-name="P54">Changing these settings is not recommended, but may be desired.</text:p>
      <text:h text:style-name="P416" text:outline-level="2"><text:bookmark-start text:name="__RefHeading___Toc4369_737576689"/>Options<text:bookmark-end text:name="__RefHeading___Toc4369_737576689"/></text:h>
      <text:p text:style-name="P417">To change any of these settings, advanced settings must be enabled <text:span text:style-name="T479">by clicking this checkbox</text:span>:</text:p>
      <text:p text:style-name="P418"><draw:frame draw:style-name="fr1" draw:name="Image18" text:anchor-type="as-char" svg:width="2.3437in" svg:height="0.3126in" draw:z-index="7"><draw:image xlink:href="Pictures/10000001000000E10000001E4405AF02.png" xlink:type="simple" xlink:show="embed" xlink:actuate="onLoad" draw:mime-type="image/png"/></draw:frame></text:p>
      <text:p text:style-name="P419">Unchecking this checkbox will reset all the advanced settings to the value stored in the configuration file, and no settings will be saved. This <text:span text:style-name="T28">must</text:span><text:span text:style-name="T29"> be enabled when clicking the "Apply" or "Apply &amp; Restart" buttons for any changes to be saved. </text:span><text:span text:style-name="T480">When changing any any advanced setting, </text:span><text:span text:style-name="T481">restarting MERK is recommended</text:span><text:span text:style-name="T480">.<text:line-break/></text:span></text:p>
      <text:list text:style-name="L26">
        <text:list-item>
          <text:p text:style-name="P420">Connection heartbeat.<text:span text:style-name="T8"> This sets how often MERK "pings" the IRC server to keep the network connection active. The default is once every 120 seconds.</text:span></text:p>
        </text:list-item>
        <text:list-item>
          <text:p text:style-name="P420">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482">not</text:span><text:span text:style-name="T8"> prevent text styles from being applied, only prevent the editor from editing them. Turned on by default.</text:span></text:p>
        </text:list-item>
        <text:list-item>
          <text:p text:style-name="P421">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421">Save all system messages to log<text:span text:style-name="T8">. Checking this option will save nearly all messages displayed if logging is turned on. This will drastically increase the size of saved logs.</text:span></text:p>
        </text:list-item>
        <text:list-item>
          <text:p text:style-name="P421">Write all network input and output to STDOUT<text:span text:style-name="T8">. This will show all IRC network traffic in STDOUT, which is normally printed to the console MERK is being ran from. This will not display anything if MERK is being </text:span><text:span text:style-name="T483">executed with the PyInstaller executable (without using additional software to view STDOUT).</text:span></text:p>
        </text:list-item>
        <text:list-item>
          <text:p text:style-name="P422">Write all network input and output to a file in the user's settings directory<text:span text:style-name="T8">. This will write all network input and output to a file or files in the </text:span><text:span text:style-name="T24">settings</text:span><text:span text:style-name="T8"> directory. Each IRC connection will have its input and output written to a file named </text:span><text:span text:style-name="T24">SERVER-PORT.txt</text:span><text:span text:style-name="T8">. So, <text:s/>a connection to </text:span><text:span text:style-name="T24">irc.libera.chat</text:span><text:span text:style-name="T8"> on port </text:span><text:span text:style-name="T24">6697</text:span><text:span text:style-name="T8"> would have its input and output written to </text:span><text:span text:style-name="T24">irc.libera.chat-6697.txt</text:span><text:span text:style-name="T8">. </text:span><text:span text:style-name="T484">WARNING!</text:span><text:span text:style-name="T8"> This will write a </text:span><text:span text:style-name="T485">lot</text:span><text:span text:style-name="T486"> </text:span><text:span text:style-name="T487">of </text:span><text:span text:style-name="T486">data to your hard drive.</text:span></text:p>
        </text:list-item>
      </text:list>
      <text:p text:style-name="P4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5T20:24:48.544627300</dc:date>
    <meta:editing-duration>P21DT9H47M26S</meta:editing-duration>
    <meta:editing-cycles>475</meta:editing-cycles>
    <meta:generator>LibreOffice/25.2.5.2$Windows_X86_64 LibreOffice_project/03d19516eb2e1dd5d4ccd751a0d6f35f35e08022</meta:generator>
    <meta:print-date>2025-09-15T20:25:09.689988100</meta:print-date>
    <meta:printed-by>PDF files</meta:printed-by>
    <meta:document-statistic meta:table-count="63" meta:image-count="28" meta:object-count="0" meta:page-count="59" meta:paragraph-count="1003" meta:word-count="13732" meta:character-count="81239" meta:non-whitespace-character-count="67954"/>
  </office:meta>
</office:document-meta>
</file>